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FreeSans1" svg:font-family="FreeSans" style:font-pitch="variable"/>
    <style:font-face style:name="Liberation Serif1" svg:font-family="'Liberation Serif'" style:font-pitch="variable"/>
    <style:font-face style:name="Liberation Serif2" svg:font-family="'Liberation Serif', 'Times New Roman'"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entury Schoolbook L" fo:font-size="15pt" fo:font-weight="bold" officeooo:rsid="000b115f" officeooo:paragraph-rsid="000b115f" style:font-size-asian="15pt" style:font-weight-asian="bold" style:font-size-complex="15pt" style:font-weight-complex="bold"/>
    </style:style>
    <style:style style:name="P2" style:family="paragraph" style:parent-style-name="Preformatted_20_Text">
      <style:paragraph-properties fo:line-height="150%" fo:text-align="justify" style:justify-single-word="false"/>
    </style:style>
    <style:style style:name="P3" style:family="paragraph" style:parent-style-name="Preformatted_20_Text">
      <style:paragraph-properties fo:line-height="150%" fo:text-align="justify" style:justify-single-word="false"/>
      <style:text-properties officeooo:paragraph-rsid="003970ec"/>
    </style:style>
    <style:style style:name="P4" style:family="paragraph" style:parent-style-name="Preformatted_20_Text">
      <style:paragraph-properties fo:line-height="150%" fo:text-align="justify" style:justify-single-word="false"/>
      <style:text-properties officeooo:paragraph-rsid="003b0eda"/>
    </style:style>
    <style:style style:name="P5" style:family="paragraph" style:parent-style-name="Preformatted_20_Text">
      <style:paragraph-properties fo:line-height="150%" fo:text-align="justify" style:justify-single-word="false"/>
      <style:text-properties officeooo:paragraph-rsid="003cd934"/>
    </style:style>
    <style:style style:name="P6" style:family="paragraph" style:parent-style-name="Preformatted_20_Text">
      <style:paragraph-properties fo:line-height="150%" fo:text-align="justify" style:justify-single-word="false"/>
      <style:text-properties style:font-name="Liberation Serif1" fo:font-size="12pt" fo:font-weight="normal" officeooo:rsid="000b115f" officeooo:paragraph-rsid="000b115f" style:font-size-asian="12pt" style:font-weight-asian="normal" style:font-size-complex="12pt" style:font-weight-complex="normal"/>
    </style:style>
    <style:style style:name="P7" style:family="paragraph" style:parent-style-name="Preformatted_20_Text">
      <style:paragraph-properties fo:line-height="150%" fo:text-align="justify" style:justify-single-word="false"/>
      <style:text-properties style:font-name="Liberation Serif1" fo:font-size="12pt" fo:font-weight="normal" officeooo:rsid="000cf311" officeooo:paragraph-rsid="000cf311" style:font-size-asian="12pt" style:font-weight-asian="normal" style:font-size-complex="12pt" style:font-weight-complex="normal"/>
    </style:style>
    <style:style style:name="P8" style:family="paragraph" style:parent-style-name="Preformatted_20_Text">
      <style:paragraph-properties fo:line-height="150%" fo:text-align="justify" style:justify-single-word="false"/>
      <style:text-properties style:font-name="Liberation Serif1" fo:font-size="12pt" fo:font-weight="normal" officeooo:rsid="000e6540" officeooo:paragraph-rsid="000e6540" style:font-size-asian="12pt" style:font-weight-asian="normal" style:font-size-complex="12pt" style:font-weight-complex="normal"/>
    </style:style>
    <style:style style:name="P9" style:family="paragraph" style:parent-style-name="Preformatted_20_Text">
      <style:paragraph-properties fo:line-height="150%" fo:text-align="justify" style:justify-single-word="false"/>
      <style:text-properties style:font-name="Liberation Serif1" fo:font-size="12pt" fo:font-weight="normal" officeooo:rsid="0012d3d1" officeooo:paragraph-rsid="0012d3d1" style:font-size-asian="12pt" style:font-weight-asian="normal" style:font-size-complex="12pt" style:font-weight-complex="normal"/>
    </style:style>
    <style:style style:name="P10" style:family="paragraph" style:parent-style-name="Preformatted_20_Text">
      <style:paragraph-properties fo:line-height="150%" fo:text-align="justify" style:justify-single-word="false"/>
      <style:text-properties style:font-name="Liberation Serif1" fo:font-size="12pt" style:text-underline-style="solid" style:text-underline-width="auto" style:text-underline-color="font-color" fo:font-weight="normal" officeooo:rsid="000e6540" officeooo:paragraph-rsid="000e6540" style:font-size-asian="12pt" style:font-weight-asian="normal" style:font-size-complex="12pt" style:font-weight-complex="normal"/>
    </style:style>
    <style:style style:name="P1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6252b" officeooo:paragraph-rsid="0016252b" style:font-name-asian="Nimbus Mono L" style:font-size-asian="12pt" style:font-weight-asian="normal" style:font-name-complex="Liberation Mono" style:font-size-complex="12pt" style:font-weight-complex="normal"/>
    </style:style>
    <style:style style:name="P1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79f68" officeooo:paragraph-rsid="00179f68" style:font-name-asian="Nimbus Mono L" style:font-size-asian="12pt" style:font-weight-asian="normal" style:font-name-complex="Liberation Mono" style:font-size-complex="12pt" style:font-weight-complex="normal"/>
    </style:style>
    <style:style style:name="P1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94d01" officeooo:paragraph-rsid="00194d01" style:font-name-asian="Nimbus Mono L" style:font-size-asian="12pt" style:font-weight-asian="normal" style:font-name-complex="Liberation Mono" style:font-size-complex="12pt" style:font-weight-complex="normal"/>
    </style:style>
    <style:style style:name="P1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94d01" officeooo:paragraph-rsid="0032113a" style:font-name-asian="Nimbus Mono L" style:font-size-asian="12pt" style:font-weight-asian="normal" style:font-name-complex="Liberation Mono" style:font-size-complex="12pt" style:font-weight-complex="normal"/>
    </style:style>
    <style:style style:name="P15"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94d01" officeooo:paragraph-rsid="003539ba" style:font-name-asian="Nimbus Mono L" style:font-size-asian="12pt" style:font-weight-asian="normal" style:font-name-complex="Liberation Mono" style:font-size-complex="12pt" style:font-weight-complex="normal"/>
    </style:style>
    <style:style style:name="P16"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dd4c0" officeooo:paragraph-rsid="001dd4c0" style:font-name-asian="Nimbus Mono L" style:font-size-asian="12pt" style:font-weight-asian="normal" style:font-name-complex="Liberation Mono" style:font-size-complex="12pt" style:font-weight-complex="normal"/>
    </style:style>
    <style:style style:name="P17"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f42fd" officeooo:paragraph-rsid="001f42fd" style:font-name-asian="Nimbus Mono L" style:font-size-asian="12pt" style:font-weight-asian="normal" style:font-name-complex="Liberation Mono" style:font-size-complex="12pt" style:font-weight-complex="normal"/>
    </style:style>
    <style:style style:name="P18"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260e3" officeooo:paragraph-rsid="002260e3" style:font-name-asian="Nimbus Mono L" style:font-size-asian="12pt" style:font-weight-asian="normal" style:font-name-complex="Liberation Mono" style:font-size-complex="12pt" style:font-weight-complex="normal"/>
    </style:style>
    <style:style style:name="P19"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260e3" officeooo:paragraph-rsid="0044acbc" style:font-name-asian="Nimbus Mono L" style:font-size-asian="12pt" style:font-weight-asian="normal" style:font-name-complex="Liberation Mono" style:font-size-complex="12pt" style:font-weight-complex="normal"/>
    </style:style>
    <style:style style:name="P20"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2bb8f" officeooo:paragraph-rsid="0022bb8f" style:font-name-asian="Nimbus Mono L" style:font-size-asian="12pt" style:font-weight-asian="normal" style:font-name-complex="Liberation Mono" style:font-size-complex="12pt" style:font-weight-complex="normal"/>
    </style:style>
    <style:style style:name="P2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4523d" officeooo:paragraph-rsid="0024523d" style:font-name-asian="Nimbus Mono L" style:font-size-asian="12pt" style:font-weight-asian="normal" style:font-name-complex="Liberation Mono" style:font-size-complex="12pt" style:font-weight-complex="normal"/>
    </style:style>
    <style:style style:name="P2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4523d" officeooo:paragraph-rsid="0035eee6" style:font-name-asian="Nimbus Mono L" style:font-size-asian="12pt" style:font-weight-asian="normal" style:font-name-complex="Liberation Mono" style:font-size-complex="12pt" style:font-weight-complex="normal"/>
    </style:style>
    <style:style style:name="P2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55116" officeooo:paragraph-rsid="00255116" style:font-name-asian="Nimbus Mono L" style:font-size-asian="12pt" style:font-weight-asian="normal" style:font-name-complex="Liberation Mono" style:font-size-complex="12pt" style:font-weight-complex="normal"/>
    </style:style>
    <style:style style:name="P2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8b001" officeooo:paragraph-rsid="0028b001" style:font-name-asian="Nimbus Mono L" style:font-size-asian="12pt" style:font-weight-asian="normal" style:font-name-complex="Liberation Mono" style:font-size-complex="12pt" style:font-weight-complex="normal"/>
    </style:style>
    <style:style style:name="P25"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8b001" officeooo:paragraph-rsid="0035eee6" style:font-name-asian="Nimbus Mono L" style:font-size-asian="12pt" style:font-weight-asian="normal" style:font-name-complex="Liberation Mono" style:font-size-complex="12pt" style:font-weight-complex="normal"/>
    </style:style>
    <style:style style:name="P26"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9642d" officeooo:paragraph-rsid="0029642d" style:font-name-asian="Nimbus Mono L" style:font-size-asian="12pt" style:font-weight-asian="normal" style:font-name-complex="Liberation Mono" style:font-size-complex="12pt" style:font-weight-complex="normal"/>
    </style:style>
    <style:style style:name="P27" style:family="paragraph" style:parent-style-name="Preformatted_20_Text">
      <style:paragraph-properties fo:line-height="150%" fo:text-align="center" style:justify-single-word="false"/>
      <style:text-properties style:font-name="Liberation Serif1" fo:font-size="12pt" style:text-underline-style="none" fo:font-weight="normal" officeooo:rsid="0029642d" officeooo:paragraph-rsid="0029642d" style:font-name-asian="Nimbus Mono L" style:font-size-asian="12pt" style:font-weight-asian="normal" style:font-name-complex="Liberation Mono" style:font-size-complex="12pt" style:font-weight-complex="normal"/>
    </style:style>
    <style:style style:name="P28"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b529c" officeooo:paragraph-rsid="002b529c" style:font-name-asian="Nimbus Mono L" style:font-size-asian="12pt" style:font-weight-asian="normal" style:font-name-complex="Liberation Mono" style:font-size-complex="12pt" style:font-weight-complex="normal"/>
    </style:style>
    <style:style style:name="P29"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b529c" officeooo:paragraph-rsid="00372b77" style:font-name-asian="Nimbus Mono L" style:font-size-asian="12pt" style:font-weight-asian="normal" style:font-name-complex="Liberation Mono" style:font-size-complex="12pt" style:font-weight-complex="normal"/>
    </style:style>
    <style:style style:name="P30"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92fd" officeooo:paragraph-rsid="002e92fd" style:font-name-asian="Nimbus Mono L" style:font-size-asian="12pt" style:font-weight-asian="normal" style:font-name-complex="Liberation Mono" style:font-size-complex="12pt" style:font-weight-complex="normal"/>
    </style:style>
    <style:style style:name="P3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92fd" officeooo:paragraph-rsid="002e3097" style:font-name-asian="Nimbus Mono L" style:font-size-asian="12pt" style:font-weight-asian="normal" style:font-name-complex="Liberation Mono" style:font-size-complex="12pt" style:font-weight-complex="normal"/>
    </style:style>
    <style:style style:name="P3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32113a" officeooo:paragraph-rsid="0032113a" style:font-name-asian="Nimbus Mono L" style:font-size-asian="12pt" style:font-weight-asian="normal" style:font-name-complex="Liberation Mono" style:font-size-complex="12pt" style:font-weight-complex="normal"/>
    </style:style>
    <style:style style:name="P3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3097" officeooo:paragraph-rsid="002e3097" style:font-name-asian="Nimbus Mono L" style:font-size-asian="12pt" style:font-weight-asian="normal" style:font-name-complex="Liberation Mono" style:font-size-complex="12pt" style:font-weight-complex="normal"/>
    </style:style>
    <style:style style:name="P34" style:family="paragraph" style:parent-style-name="Preformatted_20_Text">
      <style:paragraph-properties fo:line-height="150%" fo:text-align="justify" style:justify-single-word="false"/>
      <style:text-properties style:font-name="Liberation Serif1" fo:font-size="12pt" style:text-underline-style="none" fo:font-weight="normal" officeooo:rsid="002e92fd" style:font-name-asian="Nimbus Mono L" style:font-size-asian="10.5pt" style:font-weight-asian="normal" style:font-name-complex="Liberation Mono" style:font-size-complex="12pt" style:font-weight-complex="normal"/>
    </style:style>
    <style:style style:name="P35"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5962" officeooo:paragraph-rsid="000f5962" style:font-size-asian="12pt" style:font-weight-asian="normal" style:font-size-complex="12pt" style:font-weight-complex="normal"/>
    </style:style>
    <style:style style:name="P36"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5962" officeooo:paragraph-rsid="00303b1f" style:font-size-asian="12pt" style:font-weight-asian="normal" style:font-size-complex="12pt" style:font-weight-complex="normal"/>
    </style:style>
    <style:style style:name="P37"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bd0c" officeooo:paragraph-rsid="000fbd0c" style:font-size-asian="12pt" style:font-weight-asian="normal" style:font-size-complex="12pt" style:font-weight-complex="normal"/>
    </style:style>
    <style:style style:name="P38" style:family="paragraph" style:parent-style-name="Preformatted_20_Text">
      <style:paragraph-properties fo:line-height="150%" fo:text-align="justify" style:justify-single-word="false"/>
      <style:text-properties style:font-name="Liberation Serif1" fo:font-size="12pt" style:text-underline-style="none" fo:font-weight="normal" officeooo:rsid="000fbd0c" officeooo:paragraph-rsid="00303b1f" style:font-size-asian="12pt" style:font-weight-asian="normal" style:font-size-complex="12pt" style:font-weight-complex="normal"/>
    </style:style>
    <style:style style:name="P39"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05e37" officeooo:paragraph-rsid="00105e37" style:font-size-asian="12pt" style:font-weight-asian="normal" style:font-size-complex="12pt" style:font-weight-complex="normal"/>
    </style:style>
    <style:style style:name="P40"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05e37" officeooo:paragraph-rsid="00303b1f" style:font-size-asian="12pt" style:font-weight-asian="normal" style:font-size-complex="12pt" style:font-weight-complex="normal"/>
    </style:style>
    <style:style style:name="P41"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2bd7e" officeooo:paragraph-rsid="0012bd7e" style:font-size-asian="12pt" style:font-weight-asian="normal" style:font-size-complex="12pt" style:font-weight-complex="normal"/>
    </style:style>
    <style:style style:name="P42"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6252b" officeooo:paragraph-rsid="0016252b" style:font-size-asian="12pt" style:font-weight-asian="normal" style:font-size-complex="12pt" style:font-weight-complex="normal"/>
    </style:style>
    <style:style style:name="P43" style:family="paragraph" style:parent-style-name="Preformatted_20_Text">
      <style:paragraph-properties fo:line-height="150%" fo:text-align="justify" style:justify-single-word="false"/>
      <style:text-properties style:font-name="Liberation Serif1" fo:font-size="12pt" style:text-underline-style="none" fo:font-weight="normal" officeooo:rsid="00179f68" officeooo:paragraph-rsid="00179f68" style:font-size-asian="12pt" style:font-weight-asian="normal" style:font-size-complex="12pt" style:font-weight-complex="normal"/>
    </style:style>
    <style:style style:name="P44" style:family="paragraph" style:parent-style-name="Preformatted_20_Text">
      <style:paragraph-properties fo:line-height="150%" fo:text-align="justify" style:justify-single-word="false"/>
      <style:text-properties style:font-name="Liberation Serif1" fo:font-size="12pt" style:text-underline-style="none" fo:font-weight="bold" officeooo:rsid="0024523d" officeooo:paragraph-rsid="0024523d" style:font-name-asian="Nimbus Mono L" style:font-size-asian="12pt" style:font-weight-asian="bold" style:font-name-complex="Liberation Mono" style:font-size-complex="12pt" style:font-weight-complex="bold"/>
    </style:style>
    <style:style style:name="P45" style:family="paragraph" style:parent-style-name="Preformatted_20_Text">
      <style:paragraph-properties fo:line-height="150%" fo:text-align="justify" style:justify-single-word="false"/>
      <style:text-properties style:font-name="Liberation Serif1" fo:font-size="12pt" style:font-size-asian="12pt" style:font-size-complex="12pt"/>
    </style:style>
    <style:style style:name="P46" style:family="paragraph" style:parent-style-name="Preformatted_20_Text">
      <style:paragraph-properties fo:line-height="150%" fo:text-align="justify" style:justify-single-word="false"/>
      <style:text-properties style:font-name="Liberation Serif1" fo:font-size="12pt" officeooo:paragraph-rsid="0012d3d1" style:font-size-asian="12pt" style:font-size-complex="12pt"/>
    </style:style>
    <style:style style:name="P47" style:family="paragraph" style:parent-style-name="Preformatted_20_Text">
      <style:paragraph-properties fo:line-height="150%" fo:text-align="justify" style:justify-single-word="false"/>
      <style:text-properties style:font-name="Liberation Serif1" fo:font-size="12pt" officeooo:paragraph-rsid="0032113a" style:font-size-asian="12pt" style:font-size-complex="12pt"/>
    </style:style>
    <style:style style:name="P48" style:family="paragraph" style:parent-style-name="Preformatted_20_Text">
      <style:paragraph-properties fo:line-height="150%" fo:text-align="justify" style:justify-single-word="false"/>
      <style:text-properties style:font-name="Liberation Serif1" fo:font-size="12pt" officeooo:paragraph-rsid="00194d01" style:font-size-asian="12pt" style:font-size-complex="12pt"/>
    </style:style>
    <style:style style:name="P49" style:family="paragraph" style:parent-style-name="Preformatted_20_Text">
      <style:paragraph-properties fo:line-height="150%" fo:text-align="justify" style:justify-single-word="false"/>
      <style:text-properties style:font-name="Liberation Serif1" fo:font-size="12pt" fo:language="es" fo:country="ES" officeooo:paragraph-rsid="003ec92e" style:font-size-asian="12pt" style:font-size-complex="12pt"/>
    </style:style>
    <style:style style:name="P50" style:family="paragraph" style:parent-style-name="Preformatted_20_Text">
      <style:paragraph-properties fo:line-height="150%" fo:text-align="center" style:justify-single-word="false"/>
      <style:text-properties style:font-name="Liberation Serif1" fo:font-size="14pt" style:text-underline-style="none" fo:font-weight="bold" officeooo:rsid="00105e37" officeooo:paragraph-rsid="00105e37" style:font-size-asian="14pt" style:font-weight-asian="bold" style:font-size-complex="14pt" style:font-weight-complex="bold"/>
    </style:style>
    <style:style style:name="P51" style:family="paragraph" style:parent-style-name="Preformatted_20_Text">
      <style:paragraph-properties fo:line-height="150%" fo:text-align="center" style:justify-single-word="false"/>
      <style:text-properties style:font-name="Liberation Serif1" fo:font-size="14pt" style:text-underline-style="none" fo:font-weight="bold" officeooo:rsid="00303b1f" officeooo:paragraph-rsid="00179f68" style:font-size-asian="14pt" style:font-weight-asian="bold" style:font-size-complex="14pt" style:font-weight-complex="bold"/>
    </style:style>
    <style:style style:name="P52" style:family="paragraph" style:parent-style-name="Preformatted_20_Text">
      <style:paragraph-properties fo:line-height="150%" fo:text-align="center" style:justify-single-word="false"/>
      <style:text-properties style:font-name="Liberation Serif1" fo:font-size="14pt" style:text-underline-style="none" fo:font-weight="bold" officeooo:rsid="00179f68" officeooo:paragraph-rsid="00179f68" style:font-name-asian="Nimbus Mono L" style:font-size-asian="14pt" style:font-weight-asian="bold" style:font-name-complex="Liberation Mono" style:font-size-complex="14pt" style:font-weight-complex="bold"/>
    </style:style>
    <style:style style:name="P53" style:family="paragraph" style:parent-style-name="Preformatted_20_Text">
      <style:paragraph-properties fo:line-height="150%" fo:text-align="center" style:justify-single-word="false"/>
      <style:text-properties style:font-name="Liberation Serif1" fo:font-size="14pt" style:text-underline-style="none" fo:font-weight="bold" officeooo:rsid="001dd4c0" officeooo:paragraph-rsid="001dd4c0" style:font-name-asian="Nimbus Mono L" style:font-size-asian="14pt" style:font-weight-asian="bold" style:font-name-complex="Liberation Mono" style:font-size-complex="14pt" style:font-weight-complex="bold"/>
    </style:style>
    <style:style style:name="P54" style:family="paragraph" style:parent-style-name="Preformatted_20_Text">
      <style:paragraph-properties fo:line-height="150%" fo:text-align="center" style:justify-single-word="false"/>
      <style:text-properties style:font-name="Liberation Serif1" fo:font-size="14pt" style:text-underline-style="none" fo:font-weight="bold" officeooo:rsid="0022bb8f" officeooo:paragraph-rsid="0022bb8f" style:font-name-asian="Nimbus Mono L" style:font-size-asian="14pt" style:font-weight-asian="bold" style:font-name-complex="Liberation Mono" style:font-size-complex="14pt" style:font-weight-complex="bold"/>
    </style:style>
    <style:style style:name="P55" style:family="paragraph" style:parent-style-name="Preformatted_20_Text">
      <style:paragraph-properties fo:line-height="150%" fo:text-align="center" style:justify-single-word="false"/>
      <style:text-properties style:font-name="Liberation Serif1" fo:font-size="14pt" style:text-underline-style="none" fo:font-weight="bold" officeooo:rsid="0028b001" officeooo:paragraph-rsid="0028b001" style:font-name-asian="Nimbus Mono L" style:font-size-asian="14pt" style:font-weight-asian="bold" style:font-name-complex="Liberation Mono" style:font-size-complex="14pt" style:font-weight-complex="bold"/>
    </style:style>
    <style:style style:name="P56" style:family="paragraph" style:parent-style-name="Preformatted_20_Text">
      <style:paragraph-properties fo:line-height="150%" fo:text-align="center" style:justify-single-word="false"/>
      <style:text-properties style:font-name="Liberation Serif1" fo:font-size="14pt" style:text-underline-style="none" fo:font-weight="bold" officeooo:rsid="002b529c" officeooo:paragraph-rsid="002b529c" style:font-name-asian="Nimbus Mono L" style:font-size-asian="14pt" style:font-weight-asian="bold" style:font-name-complex="Liberation Mono" style:font-size-complex="14pt" style:font-weight-complex="bold"/>
    </style:style>
    <style:style style:name="P57" style:family="paragraph" style:parent-style-name="Preformatted_20_Text">
      <style:paragraph-properties fo:line-height="150%" fo:text-align="center" style:justify-single-word="false"/>
      <style:text-properties style:font-name="Liberation Serif1" fo:font-size="14pt" style:text-underline-style="none" fo:font-weight="bold" officeooo:rsid="0029642d" officeooo:paragraph-rsid="0029642d" style:font-name-asian="Nimbus Mono L" style:font-size-asian="14pt" style:font-weight-asian="bold" style:font-name-complex="Liberation Mono" style:font-size-complex="14pt" style:font-weight-complex="bold"/>
    </style:style>
    <style:style style:name="P58" style:family="paragraph" style:parent-style-name="Preformatted_20_Text">
      <style:paragraph-properties fo:line-height="150%" fo:text-align="justify" style:justify-single-word="false"/>
      <style:text-properties fo:color="#000000" style:font-name="Liberation Serif1" fo:font-size="12pt" officeooo:paragraph-rsid="0012d3d1" style:font-size-asian="12pt" style:font-size-complex="12pt"/>
    </style:style>
    <style:style style:name="P59" style:family="paragraph" style:parent-style-name="Preformatted_20_Text">
      <style:paragraph-properties fo:line-height="150%" fo:text-align="justify" style:justify-single-word="false"/>
      <style:text-properties fo:color="#d4d4d4" style:font-name="Liberation Serif1" fo:font-size="12pt" style:text-underline-style="none" fo:font-weight="normal" officeooo:rsid="00194d01" officeooo:paragraph-rsid="003539ba" fo:background-color="#1e1e1e" style:font-name-asian="Nimbus Mono L" style:font-size-asian="12pt" style:font-weight-asian="normal" style:font-name-complex="Liberation Mono" style:font-size-complex="12pt" style:font-weight-complex="normal"/>
    </style:style>
    <style:style style:name="P60" style:family="paragraph" style:parent-style-name="Text_20_body">
      <style:paragraph-properties fo:line-height="150%" fo:text-align="justify" style:justify-single-word="false"/>
      <style:text-properties style:font-name="Liberation Serif1" fo:font-size="12pt" style:text-underline-style="none" fo:font-weight="normal" officeooo:rsid="002e92fd" officeooo:paragraph-rsid="002e92fd" style:font-name-asian="Nimbus Mono L" style:font-size-asian="10.5pt" style:font-weight-asian="normal" style:font-name-complex="Liberation Mono" style:font-size-complex="12pt" style:font-weight-complex="normal"/>
    </style:style>
    <style:style style:name="P61" style:family="paragraph" style:parent-style-name="Text_20_body">
      <style:paragraph-properties fo:line-height="150%" fo:text-align="justify" style:justify-single-word="false"/>
      <style:text-properties style:font-name="Liberation Serif1" fo:font-size="12pt" style:text-underline-style="none" fo:font-weight="normal" officeooo:rsid="002e92fd" officeooo:paragraph-rsid="003e7ab5" style:font-name-asian="Nimbus Mono L" style:font-size-asian="10.5pt" style:font-weight-asian="normal" style:font-name-complex="Liberation Mono" style:font-size-complex="12pt" style:font-weight-complex="normal"/>
    </style:style>
    <style:style style:name="P62" style:family="paragraph" style:parent-style-name="Text_20_body">
      <style:paragraph-properties fo:line-height="150%" fo:text-align="justify" style:justify-single-word="false"/>
      <style:text-properties style:font-name="Liberation Serif1" fo:font-size="12pt" style:text-underline-style="none" fo:font-weight="normal" officeooo:rsid="002e92fd" officeooo:paragraph-rsid="004146d6" style:font-name-asian="Nimbus Mono L" style:font-size-asian="10.5pt" style:font-weight-asian="normal" style:font-name-complex="Liberation Mono" style:font-size-complex="12pt" style:font-weight-complex="normal"/>
    </style:style>
    <style:style style:name="P63" style:family="paragraph" style:parent-style-name="Text_20_body">
      <style:paragraph-properties fo:line-height="150%" fo:text-align="justify" style:justify-single-word="false"/>
      <style:text-properties style:font-name="Liberation Serif1" fo:font-size="12pt" style:font-size-asian="12pt" style:font-size-complex="12pt"/>
    </style:style>
    <style:style style:name="P64" style:family="paragraph" style:parent-style-name="Text_20_body">
      <style:paragraph-properties fo:line-height="150%" fo:text-align="justify" style:justify-single-word="false"/>
      <style:text-properties style:font-name="Liberation Serif1" fo:font-size="12pt" officeooo:paragraph-rsid="002ec917" style:font-size-asian="12pt" style:font-size-complex="12pt"/>
    </style:style>
    <style:style style:name="P65" style:family="paragraph" style:parent-style-name="Text_20_body">
      <style:paragraph-properties fo:line-height="150%" fo:text-align="justify" style:justify-single-word="false"/>
      <style:text-properties style:font-name="Liberation Serif1" fo:font-size="12pt" officeooo:paragraph-rsid="003b0eda" style:font-size-asian="12pt" style:font-size-complex="12pt"/>
    </style:style>
    <style:style style:name="P66" style:family="paragraph" style:parent-style-name="Text_20_body">
      <style:paragraph-properties fo:line-height="150%" fo:text-align="justify" style:justify-single-word="false"/>
      <style:text-properties style:font-name="Liberation Serif1" fo:font-size="12pt" officeooo:paragraph-rsid="003cd934" style:font-size-asian="12pt" style:font-size-complex="12pt"/>
    </style:style>
    <style:style style:name="P67" style:family="paragraph" style:parent-style-name="Text_20_body">
      <style:paragraph-properties fo:line-height="150%" fo:text-align="justify" style:justify-single-word="false"/>
      <style:text-properties style:font-name="Liberation Serif1" fo:font-size="12pt" officeooo:paragraph-rsid="003e7ab5" style:font-size-asian="12pt" style:font-size-complex="12pt"/>
    </style:style>
    <style:style style:name="P68" style:family="paragraph" style:parent-style-name="Text_20_body">
      <style:paragraph-properties fo:line-height="150%" fo:text-align="justify" style:justify-single-word="false"/>
      <style:text-properties style:font-name="Liberation Serif1" fo:font-size="12pt" officeooo:paragraph-rsid="003ec92e" style:font-size-asian="12pt" style:font-size-complex="12pt"/>
    </style:style>
    <style:style style:name="P69" style:family="paragraph" style:parent-style-name="Text_20_body">
      <style:paragraph-properties fo:line-height="150%" fo:text-align="justify" style:justify-single-word="false"/>
      <style:text-properties style:font-name="Liberation Serif1" fo:font-size="12pt" officeooo:paragraph-rsid="00419f27" style:font-size-asian="12pt" style:font-size-complex="12pt"/>
    </style:style>
    <style:style style:name="P70" style:family="paragraph" style:parent-style-name="Text_20_body">
      <style:paragraph-properties fo:line-height="150%" fo:text-align="justify" style:justify-single-word="false"/>
      <style:text-properties style:font-name="Liberation Serif1" fo:font-size="12pt" officeooo:paragraph-rsid="004365de" style:font-size-asian="12pt" style:font-size-complex="12pt"/>
    </style:style>
    <style:style style:name="P71" style:family="paragraph" style:parent-style-name="Text_20_body">
      <style:paragraph-properties fo:line-height="150%" fo:text-align="justify" style:justify-single-word="false"/>
      <style:text-properties style:font-name="Liberation Serif1" fo:font-size="12pt" officeooo:paragraph-rsid="0043a549" style:font-size-asian="12pt" style:font-size-complex="12pt"/>
    </style:style>
    <style:style style:name="P72" style:family="paragraph" style:parent-style-name="Text_20_body">
      <style:paragraph-properties fo:line-height="150%" fo:text-align="start" style:justify-single-word="false"/>
      <style:text-properties style:font-name="Liberation Serif1" fo:font-size="12pt" officeooo:paragraph-rsid="003b0eda" style:font-size-asian="12pt" style:font-size-complex="12pt"/>
    </style:style>
    <style:style style:name="P73" style:family="paragraph" style:parent-style-name="Text_20_body">
      <style:paragraph-properties fo:line-height="150%" fo:text-align="justify" style:justify-single-word="false"/>
      <style:text-properties style:font-name="Liberation Serif1" fo:font-size="12pt" officeooo:rsid="003b0eda" officeooo:paragraph-rsid="003b0eda" style:font-size-asian="12pt" style:font-size-complex="12pt"/>
    </style:style>
    <style:style style:name="P74" style:family="paragraph" style:parent-style-name="Text_20_body">
      <style:paragraph-properties fo:line-height="150%" fo:text-align="justify" style:justify-single-word="false"/>
      <style:text-properties style:font-name="Liberation Serif1" fo:font-size="12pt" officeooo:rsid="003e7ab5" style:font-size-asian="12pt" style:font-size-complex="12pt"/>
    </style:style>
    <style:style style:name="P75" style:family="paragraph" style:parent-style-name="Text_20_body">
      <style:paragraph-properties fo:line-height="150%" fo:text-align="justify" style:justify-single-word="false"/>
      <style:text-properties style:font-name="Liberation Serif1" fo:font-size="12pt" officeooo:rsid="003ec92e" officeooo:paragraph-rsid="003ec92e" style:font-size-asian="12pt" style:font-size-complex="12pt"/>
    </style:style>
    <style:style style:name="P76" style:family="paragraph" style:parent-style-name="Text_20_body">
      <style:paragraph-properties fo:line-height="150%" fo:text-align="justify" style:justify-single-word="false">
        <style:tab-stops>
          <style:tab-stop style:position="11.245cm"/>
        </style:tab-stops>
      </style:paragraph-properties>
      <style:text-properties style:font-name="Liberation Serif1" fo:font-size="12pt" officeooo:rsid="003ec92e" officeooo:paragraph-rsid="003ec92e" style:font-size-asian="12pt" style:font-size-complex="12pt"/>
    </style:style>
    <style:style style:name="P77" style:family="paragraph" style:parent-style-name="Text_20_body">
      <style:paragraph-properties fo:line-height="150%" fo:text-align="justify" style:justify-single-word="false"/>
      <style:text-properties style:font-name="Liberation Serif1" fo:font-size="12pt" officeooo:rsid="004146d6" style:font-size-asian="12pt" style:font-size-complex="12pt"/>
    </style:style>
    <style:style style:name="P78" style:family="paragraph" style:parent-style-name="Text_20_body">
      <style:paragraph-properties fo:line-height="150%" fo:text-align="justify" style:justify-single-word="false"/>
      <style:text-properties style:font-name="Liberation Serif1" fo:font-size="12pt" officeooo:rsid="004146d6" officeooo:paragraph-rsid="004146d6" style:font-size-asian="12pt" style:font-size-complex="12pt"/>
    </style:style>
    <style:style style:name="P79" style:family="paragraph" style:parent-style-name="Text_20_body">
      <style:paragraph-properties fo:line-height="150%" fo:text-align="justify" style:justify-single-word="false"/>
      <style:text-properties style:font-name="Liberation Serif1" fo:font-size="12pt" officeooo:rsid="00419f27" officeooo:paragraph-rsid="00419f27" style:font-size-asian="12pt" style:font-size-complex="12pt"/>
    </style:style>
    <style:style style:name="P80" style:family="paragraph" style:parent-style-name="Text_20_body">
      <style:paragraph-properties fo:line-height="150%" fo:text-align="justify" style:justify-single-word="false"/>
      <style:text-properties style:font-name="Liberation Serif1" fo:font-size="12pt" fo:font-weight="bold" style:font-size-asian="12pt" style:font-weight-asian="bold" style:font-size-complex="12pt" style:font-weight-complex="bold"/>
    </style:style>
    <style:style style:name="P81" style:family="paragraph" style:parent-style-name="Text_20_body">
      <style:paragraph-properties fo:line-height="150%" fo:text-align="justify" style:justify-single-word="false"/>
      <style:text-properties style:font-name="Liberation Serif1" fo:font-size="12pt" fo:font-weight="bold" officeooo:rsid="003e7ab5" officeooo:paragraph-rsid="003e7ab5" style:font-size-asian="12pt" style:font-weight-asian="bold" style:font-size-complex="12pt" style:font-weight-complex="bold"/>
    </style:style>
    <style:style style:name="P82" style:family="paragraph" style:parent-style-name="Text_20_body">
      <style:paragraph-properties fo:line-height="150%" fo:text-align="justify" style:justify-single-word="false"/>
      <style:text-properties style:font-name="Liberation Serif1" fo:font-size="12pt" fo:font-weight="bold" officeooo:rsid="004146d6" officeooo:paragraph-rsid="004146d6" style:font-size-asian="12pt" style:font-weight-asian="bold" style:font-size-complex="12pt" style:font-weight-complex="bold"/>
    </style:style>
    <style:style style:name="P83" style:family="paragraph" style:parent-style-name="Text_20_body">
      <style:paragraph-properties fo:line-height="150%" fo:text-align="justify" style:justify-single-word="false"/>
      <style:text-properties style:font-name="Liberation Serif1" fo:font-size="12pt" officeooo:paragraph-rsid="004146d6" style:font-size-asian="10.5pt" style:font-size-complex="12pt"/>
    </style:style>
    <style:style style:name="P84" style:family="paragraph" style:parent-style-name="Text_20_body">
      <style:paragraph-properties fo:line-height="150%" fo:text-align="justify" style:justify-single-word="false"/>
    </style:style>
    <style:style style:name="P85" style:family="paragraph" style:parent-style-name="Text_20_body">
      <style:paragraph-properties fo:line-height="150%" fo:text-align="justify" style:justify-single-word="false"/>
      <style:text-properties officeooo:paragraph-rsid="003970ec"/>
    </style:style>
    <style:style style:name="P86" style:family="paragraph" style:parent-style-name="Text_20_body">
      <style:paragraph-properties fo:line-height="150%" fo:text-align="justify" style:justify-single-word="false"/>
      <style:text-properties officeooo:paragraph-rsid="003b0eda"/>
    </style:style>
    <style:style style:name="P87" style:family="paragraph" style:parent-style-name="Text_20_body">
      <style:paragraph-properties fo:line-height="150%" fo:text-align="justify" style:justify-single-word="false"/>
      <style:text-properties officeooo:paragraph-rsid="003e7ab5"/>
    </style:style>
    <style:style style:name="P88" style:family="paragraph" style:parent-style-name="Text_20_body">
      <style:paragraph-properties fo:line-height="150%" fo:text-align="justify" style:justify-single-word="false"/>
      <style:text-properties officeooo:paragraph-rsid="003ec92e"/>
    </style:style>
    <style:style style:name="P89" style:family="paragraph" style:parent-style-name="Text_20_body">
      <style:paragraph-properties fo:line-height="150%" fo:text-align="justify" style:justify-single-word="false"/>
      <style:text-properties officeooo:paragraph-rsid="004146d6"/>
    </style:style>
    <style:style style:name="P90" style:family="paragraph" style:parent-style-name="Text_20_body">
      <style:paragraph-properties fo:line-height="150%" fo:text-align="justify" style:justify-single-word="false"/>
      <style:text-properties officeooo:paragraph-rsid="00419f27"/>
    </style:style>
    <style:style style:name="P91" style:family="paragraph" style:parent-style-name="Text_20_body">
      <style:paragraph-properties fo:line-height="150%" fo:text-align="justify" style:justify-single-word="false"/>
      <style:text-properties officeooo:paragraph-rsid="002e92fd"/>
    </style:style>
    <style:style style:name="P92" style:family="paragraph" style:parent-style-name="Standard">
      <style:paragraph-properties fo:line-height="150%" fo:text-align="start" style:justify-single-word="false"/>
      <style:text-properties style:font-name="Liberation Serif1" fo:font-size="12pt" officeooo:paragraph-rsid="003b0eda" style:font-size-asian="12pt" style:font-size-complex="12pt"/>
    </style:style>
    <style:style style:name="P93" style:family="paragraph" style:parent-style-name="Standard">
      <style:paragraph-properties fo:line-height="150%" fo:text-align="start" style:justify-single-word="false"/>
      <style:text-properties style:font-name="Liberation Serif1" fo:font-size="12pt" officeooo:paragraph-rsid="003cd934" style:font-size-asian="12pt" style:font-size-complex="12pt"/>
    </style:style>
    <style:style style:name="P94" style:family="paragraph" style:parent-style-name="Text_20_body" style:list-style-name="L9">
      <style:paragraph-properties fo:line-height="150%" fo:text-align="justify" style:justify-single-word="false"/>
      <style:text-properties style:font-name="Liberation Serif1" fo:font-size="12pt" style:text-underline-style="none" fo:font-weight="bold" officeooo:rsid="00475a9f" officeooo:paragraph-rsid="00479b43" style:font-name-asian="Nimbus Mono L" style:font-size-asian="12pt" style:font-weight-asian="bold" style:font-name-complex="Liberation Mono" style:font-size-complex="12pt" style:font-weight-complex="bold"/>
    </style:style>
    <style:style style:name="P95" style:family="paragraph" style:parent-style-name="Text_20_body" style:list-style-name="L9">
      <style:paragraph-properties fo:line-height="150%" fo:text-align="justify" style:justify-single-word="false"/>
      <style:text-properties style:font-name="Liberation Serif1" fo:font-size="12pt" style:text-underline-style="none" fo:font-weight="bold" officeooo:rsid="004957c4" officeooo:paragraph-rsid="0049f0ec" style:font-name-asian="Nimbus Mono L" style:font-size-asian="12pt" style:font-weight-asian="bold" style:font-name-complex="Liberation Mono" style:font-size-complex="12pt" style:font-weight-complex="bold"/>
    </style:style>
    <style:style style:name="P96" style:family="paragraph" style:parent-style-name="Preformatted_20_Text" style:list-style-name="L1">
      <style:paragraph-properties fo:line-height="150%" fo:text-align="justify" style:justify-single-word="false"/>
      <style:text-properties style:font-name="Liberation Serif1" fo:font-size="12pt" fo:font-weight="normal" officeooo:rsid="000b115f" officeooo:paragraph-rsid="002f3f00" style:font-size-asian="12pt" style:font-weight-asian="normal" style:font-size-complex="12pt" style:font-weight-complex="normal"/>
    </style:style>
    <style:style style:name="P97" style:family="paragraph" style:parent-style-name="Preformatted_20_Text" style:list-style-name="L8">
      <style:paragraph-properties fo:line-height="150%" fo:text-align="justify" style:justify-single-word="false"/>
      <style:text-properties style:font-name="Liberation Serif1" fo:font-size="12pt" style:text-underline-style="none" fo:font-weight="normal" officeooo:rsid="002b529c" officeooo:paragraph-rsid="00479b43" style:font-name-asian="Nimbus Mono L" style:font-size-asian="12pt" style:font-weight-asian="normal" style:font-name-complex="Liberation Mono" style:font-size-complex="12pt" style:font-weight-complex="normal"/>
    </style:style>
    <style:style style:name="P98" style:family="paragraph" style:parent-style-name="Preformatted_20_Text" style:list-style-name="L1">
      <style:paragraph-properties fo:line-height="150%" fo:text-align="justify" style:justify-single-word="false"/>
      <style:text-properties officeooo:paragraph-rsid="002f3f00"/>
    </style:style>
    <style:style style:name="P99" style:family="paragraph" style:parent-style-name="Preformatted_20_Text" style:list-style-name="L2">
      <style:paragraph-properties fo:line-height="150%" fo:text-align="justify" style:justify-single-word="false"/>
      <style:text-properties officeooo:paragraph-rsid="00303b1f"/>
    </style:style>
    <style:style style:name="P100" style:family="paragraph" style:parent-style-name="Preformatted_20_Text" style:list-style-name="L3">
      <style:paragraph-properties fo:line-height="150%" fo:text-align="justify" style:justify-single-word="false"/>
      <style:text-properties officeooo:paragraph-rsid="00303b1f"/>
    </style:style>
    <style:style style:name="P101" style:family="paragraph" style:parent-style-name="Preformatted_20_Text" style:list-style-name="L4">
      <style:paragraph-properties fo:line-height="150%" fo:text-align="justify" style:justify-single-word="false"/>
      <style:text-properties officeooo:paragraph-rsid="003539ba"/>
    </style:style>
    <style:style style:name="P102" style:family="paragraph" style:parent-style-name="Preformatted_20_Text" style:list-style-name="L5">
      <style:paragraph-properties fo:line-height="150%" fo:text-align="justify" style:justify-single-word="false"/>
      <style:text-properties officeooo:paragraph-rsid="003539ba"/>
    </style:style>
    <style:style style:name="P103" style:family="paragraph" style:parent-style-name="Preformatted_20_Text" style:list-style-name="L6">
      <style:paragraph-properties fo:line-height="150%" fo:text-align="justify" style:justify-single-word="false"/>
      <style:text-properties officeooo:paragraph-rsid="002b529c"/>
    </style:style>
    <style:style style:name="P104" style:family="paragraph" style:parent-style-name="Preformatted_20_Text" style:list-style-name="L7">
      <style:paragraph-properties fo:line-height="150%" fo:text-align="justify" style:justify-single-word="false"/>
      <style:text-properties officeooo:paragraph-rsid="00372b77"/>
    </style:style>
    <style:style style:name="P105" style:family="paragraph" style:parent-style-name="Preformatted_20_Text" style:list-style-name="L9">
      <style:paragraph-properties fo:line-height="150%" fo:text-align="justify" style:justify-single-word="false"/>
      <style:text-properties officeooo:paragraph-rsid="002b529c"/>
    </style:style>
    <style:style style:name="P106" style:family="paragraph" style:parent-style-name="Preformatted_20_Text" style:list-style-name="L9">
      <style:paragraph-properties fo:line-height="150%" fo:text-align="justify" style:justify-single-word="false"/>
      <style:text-properties fo:font-weight="bold" officeooo:rsid="004b415a" officeooo:paragraph-rsid="004b415a" style:font-weight-asian="bold" style:font-weight-complex="bold"/>
    </style:style>
    <style:style style:name="P107" style:family="paragraph" style:parent-style-name="Preformatted_20_Text">
      <style:paragraph-properties fo:line-height="150%" fo:text-align="justify" style:justify-single-word="false"/>
      <style:text-properties fo:font-weight="bold" officeooo:rsid="004b415a" officeooo:paragraph-rsid="004b415a" style:font-weight-asian="bold" style:font-weight-complex="bold"/>
    </style:style>
    <style:style style:name="P108" style:family="paragraph" style:parent-style-name="Preformatted_20_Text">
      <style:paragraph-properties fo:line-height="150%" fo:text-align="justify" style:justify-single-word="false"/>
      <style:text-properties fo:font-weight="bold" officeooo:rsid="004e50b6" officeooo:paragraph-rsid="004e50b6" style:font-weight-asian="bold" style:font-weight-complex="bold"/>
    </style:style>
    <style:style style:name="P109" style:family="paragraph" style:parent-style-name="Preformatted_20_Text">
      <style:paragraph-properties fo:line-height="150%" fo:text-align="center" style:justify-single-word="false"/>
      <style:text-properties fo:font-weight="bold" officeooo:rsid="004e50b6" officeooo:paragraph-rsid="004e50b6" style:font-weight-asian="bold" style:font-weight-complex="bold"/>
    </style:style>
    <style:style style:name="P110" style:family="paragraph" style:parent-style-name="Preformatted_20_Text">
      <style:paragraph-properties fo:line-height="150%" fo:text-align="justify" style:justify-single-word="false"/>
      <style:text-properties fo:font-weight="bold" officeooo:rsid="00508e52" officeooo:paragraph-rsid="00508e52" style:font-weight-asian="bold" style:font-weight-complex="bold"/>
    </style:style>
    <style:style style:name="P111" style:family="paragraph" style:parent-style-name="Preformatted_20_Text">
      <style:paragraph-properties fo:line-height="150%" fo:text-align="justify" style:justify-single-word="false"/>
      <style:text-properties fo:font-weight="bold" officeooo:rsid="0050ef09" officeooo:paragraph-rsid="0050ef09" style:font-weight-asian="bold" style:font-weight-complex="bold"/>
    </style:style>
    <style:style style:name="P112" style:family="paragraph" style:parent-style-name="Preformatted_20_Text">
      <style:paragraph-properties fo:line-height="150%" fo:text-align="justify" style:justify-single-word="false"/>
      <style:text-properties fo:font-weight="normal" officeooo:rsid="004e50b6" officeooo:paragraph-rsid="004e50b6" style:font-weight-asian="normal" style:font-weight-complex="normal"/>
    </style:style>
    <style:style style:name="P113" style:family="paragraph" style:parent-style-name="Preformatted_20_Text">
      <style:paragraph-properties fo:line-height="150%" fo:text-align="justify" style:justify-single-word="false"/>
      <style:text-properties fo:font-weight="normal" officeooo:rsid="004fcf6b" officeooo:paragraph-rsid="004fcf6b" style:font-weight-asian="normal" style:font-weight-complex="normal"/>
    </style:style>
    <style:style style:name="P114" style:family="paragraph" style:parent-style-name="Preformatted_20_Text">
      <style:paragraph-properties fo:line-height="150%" fo:text-align="justify" style:justify-single-word="false"/>
      <style:text-properties fo:font-weight="normal" officeooo:rsid="00503b40" officeooo:paragraph-rsid="00503b40" style:font-weight-asian="normal" style:font-weight-complex="normal"/>
    </style:style>
    <style:style style:name="P115" style:family="paragraph">
      <style:paragraph-properties fo:line-height="150%" fo:text-align="justify"/>
    </style:style>
    <style:style style:name="P116" style:family="paragraph">
      <loext:graphic-properties draw:fill="solid" draw:fill-color="#ddfde3"/>
      <style:paragraph-properties fo:line-height="150%" fo:text-align="justify"/>
      <style:text-properties style:font-name="Liberation Serif2" fo:font-size="12pt" style:font-name-complex="Liberation Serif2"/>
    </style:style>
    <style:style style:name="P117" style:family="paragraph">
      <loext:graphic-properties draw:fill="solid" draw:fill-color="#ddfde3"/>
      <style:paragraph-properties fo:line-height="150%" fo:text-align="justify"/>
      <style:text-properties fo:font-size="12pt" fo:font-weight="bold" style:font-size-asian="12pt" style:font-weight-asian="bold" style:font-name-complex="Liberation Serif2" style:font-weight-complex="bold"/>
    </style:style>
    <style:style style:name="P118" style:family="paragraph">
      <loext:graphic-properties draw:fill="solid" draw:fill-color="#ddfde3"/>
      <style:paragraph-properties fo:line-height="150%" fo:text-align="justify"/>
      <style:text-properties style:font-name="Liberation Serif2" fo:font-size="12pt" fo:font-weight="bold" style:font-size-asian="12pt" style:font-weight-asian="bold" style:font-name-complex="Liberation Serif2" style:font-weight-complex="bold"/>
    </style:style>
    <style:style style:name="P119" style:family="paragraph">
      <loext:graphic-properties draw:fill="solid" draw:fill-color="#ddfde3"/>
      <style:paragraph-properties fo:line-height="150%" fo:text-align="justify"/>
      <style:text-properties fo:color="#000000" style:font-name="Liberation Serif2" fo:font-size="12pt" style:text-underline-style="none" fo:font-weight="bold" style:font-size-asian="12pt" style:font-weight-asian="bold" style:font-name-complex="Liberation Serif2" style:font-weight-complex="bold"/>
    </style:style>
    <style:style style:name="P120" style:family="paragraph">
      <style:paragraph-properties fo:margin-top="0cm" fo:margin-bottom="0.499cm" fo:line-height="150%" fo:text-align="justify"/>
    </style:style>
    <style:style style:name="P121" style:family="paragraph">
      <loext:graphic-properties draw:fill="solid" draw:fill-color="#ddfde3"/>
      <style:paragraph-properties fo:line-height="150%" fo:text-align="justify"/>
      <style:text-properties fo:color="#000000" style:font-name="Liberation Serif2" fo:font-size="11pt" style:text-underline-style="none" fo:font-weight="bold" style:font-size-asian="11pt" style:font-weight-asian="bold" style:font-name-complex="Liberation Serif2" style:font-size-complex="11pt" style:font-weight-complex="bold"/>
    </style:style>
    <style:style style:name="P122" style:family="paragraph">
      <loext:graphic-properties draw:fill="solid" draw:fill-color="#ddfde3"/>
      <style:paragraph-properties fo:line-height="150%" fo:text-align="justify"/>
      <style:text-properties fo:color="#000000" style:font-name="Liberation Serif2" fo:font-size="12pt" fo:font-weight="bold" style:font-size-asian="12pt" style:font-weight-asian="bold" style:font-name-complex="Liberation Serif2" style:font-weight-complex="bold"/>
    </style:style>
    <style:style style:name="P123" style:family="paragraph">
      <loext:graphic-properties draw:fill="solid" draw:fill-color="#ddfde3"/>
      <style:paragraph-properties fo:line-height="150%" fo:text-align="justify"/>
      <style:text-properties fo:color="#000000" style:font-name="Liberation Serif2" fo:font-size="12pt" style:text-underline-style="none" fo:font-weight="bold" style:font-name-asian="Liberation Mono2" style:font-size-asian="12pt" style:font-weight-asian="bold" style:font-name-complex="Liberation Serif2" style:font-weight-complex="bold"/>
    </style:style>
    <style:style style:name="P124" style:family="paragraph">
      <loext:graphic-properties draw:fill="solid" draw:fill-color="#ddfde3"/>
      <style:paragraph-properties fo:line-height="150%" fo:text-align="justify"/>
      <style:text-properties style:font-name="Liberation Serif2" fo:font-size="12pt" fo:font-weight="bold" style:font-name-asian="Liberation Mono2" style:font-size-asian="12pt" style:font-weight-asian="bold" style:font-name-complex="Liberation Serif2" style:font-weight-complex="bold"/>
    </style:style>
    <style:style style:name="T1" style:family="text">
      <style:text-properties officeooo:rsid="000fbd0c"/>
    </style:style>
    <style:style style:name="T2" style:family="text">
      <style:text-properties style:text-underline-style="none"/>
    </style:style>
    <style:style style:name="T3" style:family="text">
      <style:text-properties style:text-underline-style="none" officeooo:rsid="002e92fd" style:font-name-asian="Nimbus Mono L" style:font-name-complex="Liberation Mono"/>
    </style:style>
    <style:style style:name="T4" style:family="text">
      <style:text-properties style:text-underline-style="none" officeooo:rsid="003ec92e"/>
    </style:style>
    <style:style style:name="T5" style:family="text">
      <style:text-properties style:text-underline-style="none" fo:font-weight="normal" officeooo:rsid="004146d6" style:font-name-asian="Nimbus Mono L" style:font-size-asian="12pt" style:font-weight-asian="normal" style:font-name-complex="Liberation Mono" style:font-weight-complex="normal"/>
    </style:style>
    <style:style style:name="T6" style:family="text">
      <style:text-properties officeooo:rsid="002ec917"/>
    </style:style>
    <style:style style:name="T7" style:family="text">
      <style:text-properties style:font-name="Liberation Serif1" style:font-size-asian="12pt"/>
    </style:style>
    <style:style style:name="T8" style:family="text">
      <style:text-properties style:font-name="Liberation Serif1" fo:font-size="12pt" style:font-size-asian="12pt" style:font-size-complex="12pt"/>
    </style:style>
    <style:style style:name="T9" style:family="text">
      <style:text-properties style:font-name="Liberation Serif1" fo:font-size="12pt" officeooo:rsid="003970ec" style:font-size-asian="12pt" style:font-size-complex="12pt"/>
    </style:style>
    <style:style style:name="T10" style:family="text">
      <style:text-properties style:font-name="Liberation Serif1" fo:font-size="12pt" officeooo:rsid="003b0eda" style:font-size-asian="12pt" style:font-size-complex="12pt"/>
    </style:style>
    <style:style style:name="T11" style:family="text">
      <style:text-properties style:font-name="Liberation Serif1" fo:font-size="12pt" officeooo:rsid="003cd934" style:font-size-asian="12pt" style:font-size-complex="12pt"/>
    </style:style>
    <style:style style:name="T12" style:family="text">
      <style:text-properties style:font-name="Liberation Serif1" fo:font-size="12pt" officeooo:rsid="003ec92e" style:font-size-asian="12pt" style:font-size-complex="12pt"/>
    </style:style>
    <style:style style:name="T13" style:family="text">
      <style:text-properties style:font-name="Liberation Serif1" fo:font-size="12pt" officeooo:rsid="004146d6" style:font-size-asian="12pt" style:font-size-complex="12pt"/>
    </style:style>
    <style:style style:name="T14" style:family="text">
      <style:text-properties style:font-name="Liberation Serif1" fo:font-size="12pt" officeooo:rsid="00419f27" style:font-size-asian="12pt" style:font-size-complex="12pt"/>
    </style:style>
    <style:style style:name="T15" style:family="text">
      <style:text-properties style:font-name="Liberation Serif1" fo:font-size="12pt" officeooo:rsid="0043a549" style:font-size-asian="12pt" style:font-size-complex="12pt"/>
    </style:style>
    <style:style style:name="T16" style:family="text">
      <style:text-properties style:font-name="Liberation Serif1" fo:font-size="12pt" fo:font-weight="normal" officeooo:rsid="000b115f" style:font-size-asian="12pt" style:font-weight-asian="normal" style:font-size-complex="12pt" style:font-weight-complex="normal"/>
    </style:style>
    <style:style style:name="T17" style:family="text">
      <style:text-properties style:font-name="Liberation Serif1" fo:font-size="12pt" fo:font-weight="normal" officeooo:rsid="002f3f00" style:font-size-asian="12pt" style:font-weight-asian="normal" style:font-size-complex="12pt" style:font-weight-complex="normal"/>
    </style:style>
    <style:style style:name="T18" style:family="text">
      <style:text-properties style:font-name="Liberation Serif1" fo:font-size="12pt" fo:font-weight="normal" officeooo:rsid="0044acbc" style:font-size-asian="12pt" style:font-weight-asian="normal" style:font-size-complex="12pt" style:font-weight-complex="normal"/>
    </style:style>
    <style:style style:name="T19" style:family="text">
      <style:text-properties style:font-name="Liberation Serif1" fo:font-size="12pt" style:text-underline-style="none" fo:font-weight="normal" officeooo:rsid="00105e37" style:font-size-asian="12pt" style:font-weight-asian="normal" style:font-size-complex="12pt" style:font-weight-complex="normal"/>
    </style:style>
    <style:style style:name="T20" style:family="text">
      <style:text-properties style:font-name="Liberation Serif1" fo:font-size="12pt" style:text-underline-style="none" fo:font-weight="normal" officeooo:rsid="0011a4b4" style:font-size-asian="12pt" style:font-weight-asian="normal" style:font-size-complex="12pt" style:font-weight-complex="normal"/>
    </style:style>
    <style:style style:name="T21" style:family="text">
      <style:text-properties style:font-name="Liberation Serif1" fo:font-size="12pt" style:text-underline-style="none" fo:font-weight="normal" officeooo:rsid="00129d29" style:font-size-asian="12pt" style:font-weight-asian="normal" style:font-size-complex="12pt" style:font-weight-complex="normal"/>
    </style:style>
    <style:style style:name="T22" style:family="text">
      <style:text-properties style:font-name="Liberation Serif1" fo:font-size="12pt" style:text-underline-style="none" fo:font-weight="normal" officeooo:rsid="0011aeb8" style:font-size-asian="12pt" style:font-weight-asian="normal" style:font-size-complex="12pt" style:font-weight-complex="normal"/>
    </style:style>
    <style:style style:name="T23" style:family="text">
      <style:text-properties style:font-name="Liberation Serif1" fo:font-size="12pt" style:text-underline-style="none" fo:font-weight="normal" officeooo:rsid="00303b1f" style:font-size-asian="12pt" style:font-weight-asian="normal" style:font-size-complex="12pt" style:font-weight-complex="normal"/>
    </style:style>
    <style:style style:name="T24" style:family="text">
      <style:text-properties style:font-name="Liberation Serif1" fo:font-size="12pt" style:text-underline-style="none" fo:font-weight="normal" officeooo:rsid="0012bd7e" style:font-size-asian="12pt" style:font-weight-asian="normal" style:font-size-complex="12pt" style:font-weight-complex="normal"/>
    </style:style>
    <style:style style:name="T25" style:family="text">
      <style:text-properties style:font-name="Liberation Serif1" fo:font-size="12pt" style:text-underline-style="none" fo:font-weight="normal" officeooo:rsid="0016252b" style:font-size-asian="12pt" style:font-weight-asian="normal" style:font-size-complex="12pt" style:font-weight-complex="normal"/>
    </style:style>
    <style:style style:name="T26" style:family="text">
      <style:text-properties style:font-name="Liberation Serif1" fo:font-size="12pt" style:text-underline-style="none" fo:font-weight="normal" officeooo:rsid="0044acbc" style:font-size-asian="12pt" style:font-weight-asian="normal" style:font-size-complex="12pt" style:font-weight-complex="normal"/>
    </style:style>
    <style:style style:name="T27" style:family="text">
      <style:text-properties style:font-name="Liberation Serif1" fo:font-size="12pt" style:text-underline-style="none" fo:font-weight="normal" style:font-name-asian="Nimbus Mono L" style:font-size-asian="12pt" style:font-weight-asian="normal" style:font-name-complex="Liberation Mono" style:font-size-complex="12pt" style:font-weight-complex="normal"/>
    </style:style>
    <style:style style:name="T28" style:family="text">
      <style:text-properties style:font-name="Liberation Serif1" fo:font-size="12pt" style:text-underline-style="none" fo:font-weight="normal" officeooo:rsid="0016252b" style:font-name-asian="Nimbus Mono L" style:font-size-asian="12pt" style:font-weight-asian="normal" style:font-name-complex="Liberation Mono" style:font-size-complex="12pt" style:font-weight-complex="normal"/>
    </style:style>
    <style:style style:name="T29" style:family="text">
      <style:text-properties style:font-name="Liberation Serif1" fo:font-size="12pt" style:text-underline-style="none" fo:font-weight="normal" officeooo:rsid="00303b1f" style:font-name-asian="Nimbus Mono L" style:font-size-asian="12pt" style:font-weight-asian="normal" style:font-name-complex="Liberation Mono" style:font-size-complex="12pt" style:font-weight-complex="normal"/>
    </style:style>
    <style:style style:name="T30" style:family="text">
      <style:text-properties style:font-name="Liberation Serif1" fo:font-size="12pt" style:text-underline-style="none" fo:font-weight="normal" officeooo:rsid="001dd4c0" style:font-name-asian="Nimbus Mono L" style:font-size-asian="12pt" style:font-weight-asian="normal" style:font-name-complex="Liberation Mono" style:font-size-complex="12pt" style:font-weight-complex="normal"/>
    </style:style>
    <style:style style:name="T31" style:family="text">
      <style:text-properties style:font-name="Liberation Serif1" fo:font-size="12pt" style:text-underline-style="none" fo:font-weight="normal" officeooo:rsid="001f42fd" style:font-name-asian="Nimbus Mono L" style:font-size-asian="12pt" style:font-weight-asian="normal" style:font-name-complex="Liberation Mono" style:font-size-complex="12pt" style:font-weight-complex="normal"/>
    </style:style>
    <style:style style:name="T32" style:family="text">
      <style:text-properties style:font-name="Liberation Serif1" fo:font-size="12pt" style:text-underline-style="none" fo:font-weight="normal" officeooo:rsid="002b529c" style:font-name-asian="Nimbus Mono L" style:font-size-asian="12pt" style:font-weight-asian="normal" style:font-name-complex="Liberation Mono" style:font-size-complex="12pt" style:font-weight-complex="normal"/>
    </style:style>
    <style:style style:name="T33" style:family="text">
      <style:text-properties style:font-name="Liberation Serif1" fo:font-size="12pt" style:text-underline-style="none" fo:font-weight="normal" officeooo:rsid="0035feea" style:font-name-asian="Nimbus Mono L" style:font-size-asian="12pt" style:font-weight-asian="normal" style:font-name-complex="Liberation Mono" style:font-size-complex="12pt" style:font-weight-complex="normal"/>
    </style:style>
    <style:style style:name="T34" style:family="text">
      <style:text-properties style:font-name="Liberation Serif1" fo:font-size="12pt" style:text-underline-style="none" fo:font-weight="normal" officeooo:rsid="002e3097" style:font-name-asian="Nimbus Mono L" style:font-size-asian="12pt" style:font-weight-asian="normal" style:font-name-complex="Liberation Mono" style:font-size-complex="12pt" style:font-weight-complex="normal"/>
    </style:style>
    <style:style style:name="T35" style:family="text">
      <style:text-properties style:font-name="Liberation Serif1" fo:font-size="12pt" style:text-underline-style="none" fo:font-weight="normal" officeooo:rsid="00372b77" style:font-name-asian="Nimbus Mono L" style:font-size-asian="12pt" style:font-weight-asian="normal" style:font-name-complex="Liberation Mono" style:font-size-complex="12pt" style:font-weight-complex="normal"/>
    </style:style>
    <style:style style:name="T36" style:family="text">
      <style:text-properties style:font-name="Liberation Serif1" fo:font-size="12pt" style:text-underline-style="none" fo:font-weight="normal" officeooo:rsid="005292a5" style:font-name-asian="Nimbus Mono L" style:font-size-asian="12pt" style:font-weight-asian="normal" style:font-name-complex="Liberation Mono" style:font-size-complex="12pt" style:font-weight-complex="normal"/>
    </style:style>
    <style:style style:name="T37" style:family="text">
      <style:text-properties style:font-name="Liberation Serif1" fo:font-size="12pt" style:text-underline-style="none" fo:font-weight="bold" officeooo:rsid="00105e37" style:font-size-asian="12pt" style:font-weight-asian="bold" style:font-size-complex="12pt" style:font-weight-complex="bold"/>
    </style:style>
    <style:style style:name="T38" style:family="text">
      <style:text-properties style:font-name="Liberation Serif1" fo:font-size="12pt" style:text-underline-style="none" fo:font-weight="bold" officeooo:rsid="0011a4b4" style:font-size-asian="12pt" style:font-weight-asian="bold" style:font-size-complex="12pt" style:font-weight-complex="bold"/>
    </style:style>
    <style:style style:name="T39" style:family="text">
      <style:text-properties style:font-name="Liberation Serif1" fo:font-size="12pt" style:text-underline-style="none" fo:font-weight="bold" officeooo:rsid="00129d29" style:font-size-asian="12pt" style:font-weight-asian="bold" style:font-size-complex="12pt" style:font-weight-complex="bold"/>
    </style:style>
    <style:style style:name="T40" style:family="text">
      <style:text-properties style:font-name="Liberation Serif1" fo:font-size="12pt" style:text-underline-style="none" fo:font-weight="bold" officeooo:rsid="0011aeb8" style:font-size-asian="12pt" style:font-weight-asian="bold" style:font-size-complex="12pt" style:font-weight-complex="bold"/>
    </style:style>
    <style:style style:name="T41" style:family="text">
      <style:text-properties style:font-name="Liberation Serif1" fo:font-size="12pt" style:text-underline-style="none" fo:font-weight="bold" officeooo:rsid="00303b1f" style:font-size-asian="12pt" style:font-weight-asian="bold" style:font-size-complex="12pt" style:font-weight-complex="bold"/>
    </style:style>
    <style:style style:name="T42" style:family="text">
      <style:text-properties style:font-name="Liberation Serif1" fo:font-size="12pt" style:text-underline-style="none" fo:font-weight="bold" officeooo:rsid="0012bd7e" style:font-size-asian="12pt" style:font-weight-asian="bold" style:font-size-complex="12pt" style:font-weight-complex="bold"/>
    </style:style>
    <style:style style:name="T43" style:family="text">
      <style:text-properties style:font-name="Liberation Serif1" fo:font-size="12pt" style:text-underline-style="none" fo:font-weight="bold" officeooo:rsid="0016252b" style:font-size-asian="12pt" style:font-weight-asian="bold" style:font-size-complex="12pt" style:font-weight-complex="bold"/>
    </style:style>
    <style:style style:name="T44" style:family="text">
      <style:text-properties style:font-name="Liberation Serif1" fo:font-size="12pt" style:text-underline-style="none" fo:font-weight="bold" officeooo:rsid="0016252b" style:font-name-asian="Nimbus Mono L" style:font-size-asian="12pt" style:font-weight-asian="bold" style:font-name-complex="Liberation Mono" style:font-size-complex="12pt" style:font-weight-complex="bold"/>
    </style:style>
    <style:style style:name="T45" style:family="text">
      <style:text-properties style:font-name="Liberation Serif1" fo:font-size="12pt" style:text-underline-style="none" fo:font-weight="bold" officeooo:rsid="001dd4c0" style:font-name-asian="Nimbus Mono L" style:font-size-asian="12pt" style:font-weight-asian="bold" style:font-name-complex="Liberation Mono" style:font-size-complex="12pt" style:font-weight-complex="bold"/>
    </style:style>
    <style:style style:name="T46" style:family="text">
      <style:text-properties style:font-name="Liberation Serif1" fo:font-size="12pt" style:text-underline-style="none" fo:font-weight="bold" officeooo:rsid="001f42fd" style:font-name-asian="Nimbus Mono L" style:font-size-asian="12pt" style:font-weight-asian="bold" style:font-name-complex="Liberation Mono" style:font-size-complex="12pt" style:font-weight-complex="bold"/>
    </style:style>
    <style:style style:name="T47" style:family="text">
      <style:text-properties style:font-name="Liberation Serif1" fo:font-size="12pt" style:text-underline-style="none" fo:font-weight="bold" officeooo:rsid="002b529c" style:font-name-asian="Nimbus Mono L" style:font-size-asian="12pt" style:font-weight-asian="bold" style:font-name-complex="Liberation Mono" style:font-size-complex="12pt" style:font-weight-complex="bold"/>
    </style:style>
    <style:style style:name="T48" style:family="text">
      <style:text-properties style:font-name="Liberation Serif1" fo:font-size="12pt" style:text-underline-style="none" style:font-name-asian="Nimbus Mono L" style:font-size-asian="12pt" style:font-name-complex="Liberation Mono" style:font-size-complex="12pt"/>
    </style:style>
    <style:style style:name="T49" style:family="text">
      <style:text-properties style:font-name="Liberation Serif1" fo:font-size="12pt" style:text-underline-style="none" officeooo:rsid="002e92fd" style:font-name-asian="Nimbus Mono L" style:font-size-asian="12pt" style:font-name-complex="Liberation Mono" style:font-size-complex="12pt"/>
    </style:style>
    <style:style style:name="T50" style:family="text">
      <style:text-properties style:font-name="Liberation Serif1" fo:font-size="12pt" style:text-underline-style="none" officeooo:rsid="002b529c" style:font-name-asian="Nimbus Mono L" style:font-size-asian="12pt" style:font-name-complex="Liberation Mono" style:font-size-complex="12pt"/>
    </style:style>
    <style:style style:name="T51" style:family="text">
      <style:text-properties style:font-name="Liberation Serif1" fo:font-size="12pt" style:text-underline-style="none" officeooo:rsid="004fcf6b" style:font-name-asian="Nimbus Mono L" style:font-size-asian="12pt" style:font-name-complex="Liberation Mono" style:font-size-complex="12pt"/>
    </style:style>
    <style:style style:name="T52" style:family="text">
      <style:text-properties style:font-name="Liberation Serif1" fo:font-size="12pt" style:text-underline-style="none" officeooo:rsid="002e92fd" style:font-size-asian="12pt" style:font-size-complex="12pt"/>
    </style:style>
    <style:style style:name="T53" style:family="text">
      <style:text-properties style:font-name="Liberation Serif1" fo:font-size="12pt" fo:font-weight="bold" officeooo:rsid="003e7ab5" style:font-size-asian="12pt" style:font-weight-asian="bold" style:font-size-complex="12pt" style:font-weight-complex="bold"/>
    </style:style>
    <style:style style:name="T54" style:family="text">
      <style:text-properties style:font-name="Liberation Serif1" fo:font-size="12pt" fo:language="es" fo:country="ES" style:font-size-asian="12pt" style:font-size-complex="12pt"/>
    </style:style>
    <style:style style:name="T55" style:family="text">
      <style:text-properties style:font-name="Liberation Serif1" fo:font-size="12pt" fo:language="es" fo:country="ES" fo:font-weight="normal" style:font-size-asian="12pt" style:font-weight-asian="normal" style:font-size-complex="12pt" style:font-weight-complex="normal"/>
    </style:style>
    <style:style style:name="T56" style:family="text">
      <style:text-properties style:font-name="Liberation Serif1" fo:font-size="12pt" fo:language="es" fo:country="ES" style:text-underline-style="none" fo:font-weight="normal" style:font-name-asian="Nimbus Mono L" style:font-size-asian="12pt" style:font-weight-asian="normal" style:font-name-complex="Liberation Mono" style:font-size-complex="12pt" style:font-weight-complex="normal"/>
    </style:style>
    <style:style style:name="T57" style:family="text">
      <style:text-properties style:font-name="Liberation Serif1" fo:font-size="12pt" fo:language="es" fo:country="ES" style:text-underline-style="none" fo:font-weight="normal" officeooo:rsid="005292a5" style:font-name-asian="Nimbus Mono L" style:font-size-asian="12pt" style:font-weight-asian="normal" style:font-name-complex="Liberation Mono" style:font-size-complex="12pt"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012d3d1" style:font-weight-asian="normal" style:font-weight-complex="normal"/>
    </style:style>
    <style:style style:name="T60" style:family="text">
      <style:text-properties fo:font-weight="normal" officeooo:rsid="002f3f00" style:font-weight-asian="normal" style:font-weight-complex="normal"/>
    </style:style>
    <style:style style:name="T61" style:family="text">
      <style:text-properties fo:font-weight="normal" officeooo:rsid="00479b43" style:font-weight-asian="normal" style:font-weight-complex="normal"/>
    </style:style>
    <style:style style:name="T62" style:family="text">
      <style:text-properties fo:font-weight="normal" officeooo:rsid="003e7ab5" style:font-size-asian="12pt" style:font-weight-asian="normal" style:font-weight-complex="normal"/>
    </style:style>
    <style:style style:name="T63" style:family="text">
      <style:text-properties officeooo:rsid="002f3f00"/>
    </style:style>
    <style:style style:name="T64" style:family="text">
      <style:text-properties fo:font-weight="bold" style:font-weight-asian="bold" style:font-weight-complex="bold"/>
    </style:style>
    <style:style style:name="T65" style:family="text">
      <style:text-properties fo:font-weight="bold" officeooo:rsid="0035eee6" style:font-weight-asian="bold" style:font-weight-complex="bold"/>
    </style:style>
    <style:style style:name="T66" style:family="text">
      <style:text-properties fo:font-weight="bold" officeooo:rsid="003ec92e" style:font-weight-asian="bold" style:font-weight-complex="bold"/>
    </style:style>
    <style:style style:name="T67" style:family="text">
      <style:text-properties fo:font-weight="bold" officeooo:rsid="003e7ab5" style:font-size-asian="12pt" style:font-weight-asian="bold" style:font-weight-complex="bold"/>
    </style:style>
    <style:style style:name="T68" style:family="text">
      <style:text-properties officeooo:rsid="00303b1f"/>
    </style:style>
    <style:style style:name="T69" style:family="text">
      <style:text-properties officeooo:rsid="0032113a"/>
    </style:style>
    <style:style style:name="T70" style:family="text">
      <style:text-properties officeooo:rsid="003539ba"/>
    </style:style>
    <style:style style:name="T71" style:family="text">
      <style:text-properties officeooo:rsid="0035eee6"/>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14pt" fo:font-weight="bold" officeooo:rsid="002b529c" style:font-size-asian="14pt" style:font-weight-asian="bold" style:font-size-complex="14pt" style:font-weight-complex="bold"/>
    </style:style>
    <style:style style:name="T74" style:family="text">
      <style:text-properties fo:font-size="14pt" fo:font-weight="bold" officeooo:rsid="0035feea" style:font-size-asian="14pt" style:font-weight-asian="bold" style:font-size-complex="14pt" style:font-weight-complex="bold"/>
    </style:style>
    <style:style style:name="T75" style:family="text">
      <style:text-properties officeooo:rsid="0035feea"/>
    </style:style>
    <style:style style:name="T76" style:family="text">
      <style:text-properties officeooo:rsid="00366ba3"/>
    </style:style>
    <style:style style:name="T77" style:family="text">
      <style:text-properties officeooo:rsid="0037c579"/>
    </style:style>
    <style:style style:name="T78" style:family="text">
      <style:text-properties officeooo:rsid="003970ec"/>
    </style:style>
    <style:style style:name="T79" style:family="text">
      <style:text-properties officeooo:rsid="003b0eda"/>
    </style:style>
    <style:style style:name="T80" style:family="text">
      <style:text-properties fo:language="es" fo:country="ES"/>
    </style:style>
    <style:style style:name="T81" style:family="text">
      <style:text-properties fo:language="es" fo:country="ES" fo:font-weight="normal" style:font-weight-asian="normal" style:font-weight-complex="normal"/>
    </style:style>
    <style:style style:name="T82" style:family="text">
      <style:text-properties fo:language="es" fo:country="ES" fo:font-weight="normal" officeooo:rsid="0049f0ec" style:font-weight-asian="normal" style:font-weight-complex="normal"/>
    </style:style>
    <style:style style:name="T83" style:family="text">
      <style:text-properties fo:language="es" fo:country="ES" fo:font-weight="normal" officeooo:rsid="002ec917" style:font-weight-asian="normal" style:font-weight-complex="normal"/>
    </style:style>
    <style:style style:name="T84" style:family="text">
      <style:text-properties style:font-size-asian="12pt"/>
    </style:style>
    <style:style style:name="T85" style:family="text">
      <style:text-properties officeooo:rsid="003ec92e" style:font-size-asian="12pt"/>
    </style:style>
    <style:style style:name="T86" style:family="text">
      <style:text-properties officeooo:rsid="003e7ab5"/>
    </style:style>
    <style:style style:name="T87" style:family="text">
      <style:text-properties officeooo:rsid="003ec92e"/>
    </style:style>
    <style:style style:name="T88" style:family="text">
      <style:text-properties fo:color="#000000" style:text-underline-style="none" fo:font-weight="normal" officeooo:rsid="0043a549" style:font-weight-asian="normal" style:font-weight-complex="normal"/>
    </style:style>
    <style:style style:name="T89" style:family="text">
      <style:text-properties fo:color="#000000" style:text-underline-style="none" fo:font-weight="bold" style:font-weight-asian="bold" style:font-weight-complex="bold"/>
    </style:style>
    <style:style style:name="T90" style:family="text">
      <style:text-properties officeooo:rsid="004146d6"/>
    </style:style>
    <style:style style:name="T91" style:family="text">
      <style:text-properties officeooo:rsid="00419f27"/>
    </style:style>
    <style:style style:name="T92" style:family="text">
      <style:text-properties officeooo:rsid="004365de"/>
    </style:style>
    <style:style style:name="T93" style:family="text">
      <style:text-properties officeooo:rsid="0043a549"/>
    </style:style>
    <style:style style:name="T94" style:family="text">
      <style:text-properties officeooo:rsid="0044acbc"/>
    </style:style>
    <style:style style:name="T95" style:family="text">
      <style:text-properties style:font-name="Liberation Serif2" fo:font-size="12pt" fo:font-weight="bold" style:font-weight-asian="bold" style:font-name-complex="Liberation Serif2" style:font-weight-complex="bold"/>
    </style:style>
    <style:style style:name="T96" style:family="text">
      <style:text-properties style:font-name="Liberation Serif2" fo:font-size="12pt" fo:font-weight="bold" style:font-size-asian="12pt" style:font-weight-asian="bold" style:font-name-complex="Liberation Serif2" style:font-weight-complex="bold"/>
    </style:style>
    <style:style style:name="T97" style:family="text">
      <style:text-properties style:font-name="Liberation Serif2" fo:font-size="12pt" style:font-name-complex="Liberation Serif2"/>
    </style:style>
    <style:style style:name="T98" style:family="text">
      <style:text-properties fo:color="#000000" style:font-name="Liberation Serif2" fo:font-size="12pt" style:text-underline-style="none" fo:font-weight="bold" style:font-size-asian="12pt" style:font-weight-asian="bold" style:font-name-complex="Liberation Serif2" style:font-weight-complex="bold"/>
    </style:style>
    <style:style style:name="T99" style:family="text">
      <style:text-properties fo:color="#000000" style:font-name="Liberation Serif2" fo:font-size="11pt" style:text-underline-style="none" fo:font-weight="bold" style:font-size-asian="11pt" style:font-weight-asian="bold" style:font-name-complex="Liberation Serif2" style:font-size-complex="11pt" style:font-weight-complex="bold"/>
    </style:style>
    <style:style style:name="T100" style:family="text">
      <style:text-properties fo:color="#000000" style:font-name="Liberation Serif2" fo:font-size="12pt" fo:font-weight="bold" style:font-size-asian="12pt" style:font-weight-asian="bold" style:font-name-complex="Liberation Serif2" style:font-weight-complex="bold"/>
    </style:style>
    <style:style style:name="T101" style:family="text">
      <style:text-properties fo:color="#000000" style:font-name="Liberation Serif2" fo:font-size="12pt" style:text-underline-style="none" fo:font-weight="bold" style:font-name-asian="Liberation Mono2" style:font-size-asian="12pt" style:font-weight-asian="bold" style:font-name-complex="Liberation Serif2" style:font-weight-complex="bold"/>
    </style:style>
    <style:style style:name="T102" style:family="text">
      <style:text-properties style:font-name="Liberation Serif2" fo:font-size="12pt" fo:font-weight="bold" style:font-name-asian="Liberation Mono2" style:font-size-asian="12pt" style:font-weight-asian="bold" style:font-name-complex="Liberation Serif2"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3333ff" draw:fill="solid" draw:fill-color="#ddfde3" fo:min-height="2.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3333ff" draw:fill="solid" draw:fill-color="#ddfde3"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333ff" draw:fill="solid" draw:fill-color="#ddfde3"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3333ff" draw:fill="solid" draw:fill-color="#ddfde3"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3333ff" draw:fill="solid" draw:fill-color="#ddfde3" fo:min-height="0.5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3333ff" draw:fill="solid" draw:fill-color="#ddfde3"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3333ff" draw:fill="solid" draw:fill-color="#ddfde3"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3333ff" draw:fill="solid" draw:fill-color="#ddfde3" fo:min-height="11.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3333ff" draw:fill="solid" draw:fill-color="#ddfde3" fo:min-height="23.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3333ff" draw:fill="solid" draw:fill-color="#ddfde3"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3333ff" draw:fill="solid" draw:fill-color="#ddfde3" fo:min-height="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3333ff" draw:fill="solid" draw:fill-color="#ddfde3" fo:min-height="7.9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3333ff" draw:fill="solid" draw:fill-color="#ddfde3" fo:min-height="11.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3333ff" draw:fill="solid" draw:fill-color="#ddfde3" fo:min-height="6.4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3333ff" draw:fill="solid" draw:fill-color="#ddfde3" fo:min-height="7.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3333ff" draw:fill="solid" draw:fill-color="#ddfde3" fo:min-height="2.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3333ff" draw:fill="solid" draw:fill-color="#ddfde3" fo:min-height="1.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3333ff" draw:fill="solid" draw:fill-color="#ddfde3" fo:min-height="2.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3333ff" draw:fill="solid" draw:fill-color="#ddfde3"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3333ff" draw:fill="solid" draw:fill-color="#ddfde3" fo:min-height="4.8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P RESUMEN</text:p>
      <text:p text:style-name="P1"/>
      <text:p text:style-name="P6">Para utilizar php, se necesita de un servidor web al cual enviarle la salida. En nuestro caso usamos <text:span text:style-name="T6">el servidor</text:span> apache. Php puede usarse en conjunto con html para generar mejores resultados. Todo archivo de php debe comenzar y terminar con una etiqueta <text:s/>“&lt;?php?&gt;”</text:p>
      <text:p text:style-name="P64">Ejemplo : </text:p>
      <text:p text:style-name="P64"><draw:frame text:anchor-type="paragraph" draw:z-index="0" draw:name="Forma2" draw:style-name="gr1" draw:text-style-name="P116" svg:width="4.313cm" svg:height="2.5cm" svg:x="0.884cm" svg:y="-0.192cm"><draw:text-box><text:p text:style-name="P115"><text:span text:style-name="T95">&lt;?php </text:span></text:p><text:p text:style-name="P115"><text:span text:style-name="T96">echo “Hello World”;</text:span></text:p><text:p text:style-name="P115"><text:span text:style-name="T96"><text:s/></text:span><text:span text:style-name="T96">?&gt; </text:span></text:p></draw:text-box></draw:frame><text:tab/></text:p>
      <text:p text:style-name="P64"/>
      <text:p text:style-name="P64"/>
      <text:p text:style-name="P6">Las variables en Php deben seguir ciertas reglas:</text:p>
      <text:list xml:id="list1785451628845715362" text:style-name="L1">
        <text:list-item>
          <text:p text:style-name="P96">Empiezan con signo de dollar: $variable;</text:p>
        </text:list-item>
        <text:list-item>
          <text:p text:style-name="P96">No pueden contener guiones al comienzo, <text:span text:style-name="T94">números</text:span> <text:s/>ni tampoco tener espacios.</text:p>
        </text:list-item>
        <text:list-item>
          <text:p text:style-name="P98"><text:span text:style-name="T16">Php es case sensitive, </text:span><text:span text:style-name="T17">por lo que variables deben respetar </text:span><text:span text:style-name="T18">mayúsculas</text:span><text:span text:style-name="T17"> y </text:span><text:span text:style-name="T18">minúsculas</text:span></text:p>
        </text:list-item>
      </text:list>
      <text:p text:style-name="P6"/>
      <text:p text:style-name="P7">Php es un lenguaje no tipado, por lo que para crear variables simplemente nos valemos del nombre que empieza con el signo $.</text:p>
      <text:p text:style-name="P7"/>
      <text:p text:style-name="P8">Para crear constantes se utiliza la <text:span text:style-name="T63">función</text:span> define. Esta <text:span text:style-name="T94">función</text:span> recibe dos argumentos, el primero es el nombre de la constante y el segundo el valor.</text:p>
      <text:p text:style-name="P8"><draw:frame text:anchor-type="paragraph" draw:z-index="1" draw:name="Forma2" draw:style-name="gr2" draw:text-style-name="P116" svg:width="6.483cm" svg:height="0.489cm" svg:x="1.863cm" svg:y="-0.014cm"><draw:text-box><text:p text:style-name="P115"><text:span text:style-name="T97"><text:tab/></text:span><text:span text:style-name="T96">define(“PI”, 3.14);</text:span></text:p></draw:text-box></draw:frame>Ejemplo : </text:p>
      <text:p text:style-name="P8"/>
      <text:p text:style-name="P8">Note que a diferencia de las variables, las constantes no llevan el signo <text:span text:style-name="T63">$ </text:span>al comienzo.</text:p>
      <text:p text:style-name="P8"/>
      <text:p text:style-name="P9"><text:span text:style-name="T63">También</text:span> puedes definir constantes con la palabra reservada const:</text:p>
      <text:p text:style-name="P46"><text:span text:style-name="T60">E</text:span><text:span text:style-name="T59">jemplo: </text:span></text:p>
      <text:p text:style-name="P58"><draw:frame text:anchor-type="paragraph" draw:z-index="2" draw:name="Forma2" draw:style-name="gr2" draw:text-style-name="P116" svg:width="15.294cm" svg:height="0.489cm" svg:x="1.863cm" svg:y="-0.014cm"><draw:text-box><text:p text:style-name="P115"><text:span text:style-name="T97"><text:tab/></text:span><text:span text:style-name="T98">const LEAVING_MESSAGE = "Thank you for visiting </text:span><text:span text:style-name="T98">W3Schools.com!";</text:span></text:p></draw:text-box></draw:frame></text:p>
      <text:p text:style-name="P10"/>
      <text:p text:style-name="P35">Los strings en Php comienzan y terminan con comillas dobles o comillas simples. <text:span text:style-name="T1">Sin embargo, hay una diferencia en cuanto se usa las comillas dobles o comillas simples. Cuando tenemos variables y la ponemos dentro de comillas dobles, estas tomaran el valor de la variable. Por otra parte, cuando tenemos comillas simples, solo tomara literalmente el nombre de la variable. </text:span></text:p>
      <text:p text:style-name="P37"><text:soft-page-break/>Ejemplo: </text:p>
      <text:p text:style-name="P38"><draw:frame text:anchor-type="paragraph" draw:z-index="3" draw:name="Forma2" draw:style-name="gr3" draw:text-style-name="P117" svg:width="14.473cm" svg:height="0.727cm" svg:x="0.116cm" svg:y="0.171cm"><draw:text-box><text:p><text:span text:style-name="T96">echo "name double quotes: $name”; output: <text:s/>name double quotes: </text:span><text:span text:style-name="T96">valor</text:span></text:p></draw:text-box></draw:frame> </text:p>
      <text:p text:style-name="P38"><draw:frame text:anchor-type="paragraph" draw:z-index="4" draw:name="Forma2" draw:style-name="gr3" draw:text-style-name="P117" svg:width="14.473cm" svg:height="0.727cm" svg:x="0.116cm" svg:y="0.383cm"><draw:text-box><text:p text:style-name="P115"><text:span text:style-name="T96">echo 'name single quotes: $name'; output: name single quotes: $name</text:span></text:p></draw:text-box></draw:frame></text:p>
      <text:p text:style-name="P37"/>
      <text:p text:style-name="P35"/>
      <text:p text:style-name="P35">Para concatenar strings, se utiliza el punto .</text:p>
      <text:p text:style-name="P36">Ejemplo: </text:p>
      <text:p text:style-name="P36"><draw:frame text:anchor-type="paragraph" draw:z-index="5" draw:name="Forma2" draw:style-name="gr4" draw:text-style-name="P118" svg:width="6.324cm" svg:height="1.95cm" svg:x="0.116cm" svg:y="-0.014cm"><draw:text-box><text:p text:style-name="P115"><text:span text:style-name="T96">$string1 = “red”;</text:span></text:p><text:p text:style-name="P115"><text:span text:style-name="T96">$string2 = “car”;</text:span></text:p><text:p text:style-name="P115"><text:span text:style-name="T96">$string3 = $string2. “ “ . $string2; <text:s/></text:span></text:p></draw:text-box></draw:frame></text:p>
      <text:p text:style-name="P36"><text:tab/></text:p>
      <text:p text:style-name="P35"/>
      <text:p text:style-name="P39"/>
      <text:p text:style-name="P39">es buena practica encerrar las variables dentro de llaves para no confundir con el texto.</text:p>
      <text:p text:style-name="P40"><draw:frame text:anchor-type="paragraph" draw:z-index="6" draw:name="Forma2" draw:style-name="gr5" draw:text-style-name="P117" svg:width="5.663cm" svg:height="0.59cm" svg:x="1.942cm" svg:y="-0.051cm"><draw:text-box><text:p><text:span text:style-name="T96">echo “The name is: {$name}”; <text:s/></text:span></text:p></draw:text-box></draw:frame>Ejemplo : </text:p>
      <text:p text:style-name="P39"/>
      <text:p text:style-name="P39">El operador . Puede usarse a la hora de concatenar de una manera mas simple como:</text:p>
      <text:p text:style-name="P39"><text:span text:style-name="T68">E</text:span>jemplo:</text:p>
      <text:p text:style-name="P39"><draw:frame text:anchor-type="paragraph" draw:z-index="7" draw:name="Forma2" draw:style-name="gr6" draw:text-style-name="P118" svg:width="13.547cm" svg:height="2.924cm" svg:x="0.011cm" svg:y="0.007cm"><draw:text-box><text:p text:style-name="P115"><text:span text:style-name="T96">$phrase1 = "The students were thinking in ";</text:span></text:p><text:p text:style-name="P115"><text:span text:style-name="T96">$phrase2 = "steal the exam from the director's office";</text:span></text:p><text:p text:style-name="P115"><text:span text:style-name="T96">$phrase = $phrase1;</text:span></text:p><text:p><text:span text:style-name="T96"/></text:p><text:p><text:span text:style-name="T96">$phrase .= $phrase2; </text:span></text:p></draw:text-box></draw:frame><text:tab/></text:p>
      <text:p text:style-name="P39"/>
      <text:p text:style-name="P39"/>
      <text:p text:style-name="P39"/>
      <text:p text:style-name="P43"/>
      <text:p text:style-name="P50"/>
      <text:p text:style-name="P50">Funciones <text:span text:style-name="T68">útiles</text:span> para el manejo de strings</text:p>
      <text:p text:style-name="P50"/>
      <text:list xml:id="list5448747291723480569" text:style-name="L2">
        <text:list-item>
          <text:p text:style-name="P99"><text:span text:style-name="T37">ucfirst(string);</text:span><text:span text:style-name="T19"> //convierte la primera letra a </text:span><text:span text:style-name="T23">mayúscula</text:span></text:p>
        </text:list-item>
        <text:list-item>
          <text:p text:style-name="P99"><text:span text:style-name="T37">ucwords(string);</text:span><text:span text:style-name="T19"> //convierte las primeras letras de todos los strings </text:span></text:p>
        </text:list-item>
        <text:list-item>
          <text:p text:style-name="P99"><text:span text:style-name="T38">strtolower(string);</text:span><text:span text:style-name="T20"> //convierte todo el string a </text:span><text:span text:style-name="T23">minúscula</text:span></text:p>
        </text:list-item>
        <text:list-item>
          <text:p text:style-name="P99"><text:span text:style-name="T38">strtoupper(string);</text:span><text:span text:style-name="T20"> // </text:span><text:span text:style-name="T26">convierte</text:span><text:span text:style-name="T20"> todo el string a </text:span><text:span text:style-name="T23">mayúscula </text:span></text:p>
        </text:list-item>
        <text:list-item>
          <text:p text:style-name="P99"><text:span text:style-name="T39">str_</text:span><text:span text:style-name="T40">repeat(string, count);</text:span><text:span text:style-name="T22"> //repite el string count veces.</text:span></text:p>
        </text:list-item>
        <text:list-item>
          <text:p text:style-name="P99"><text:span text:style-name="T40">substr(string, rangemin, rangemax);</text:span><text:span text:style-name="T22"> //retorna un substr del string original dado un rango especifico</text:span></text:p>
        </text:list-item>
        <text:list-item>
          <text:p text:style-name="P99"><text:span text:style-name="T41">s</text:span><text:span text:style-name="T40">trpos(string, stringToFind);</text:span><text:span text:style-name="T22"> // busca la </text:span><text:span text:style-name="T23">posición</text:span><text:span text:style-name="T22"> de una palabra dentro del string </text:span><text:span text:style-name="T21">y regresa el </text:span><text:soft-page-break/><text:span text:style-name="T21">numero en donde empieza </text:span></text:p>
        </text:list-item>
        <text:list-item>
          <text:p text:style-name="P99"><text:span text:style-name="T40">strchr(string, char);</text:span><text:span text:style-name="T22"> //busca un carácter especifico en el string</text:span></text:p>
        </text:list-item>
        <text:list-item>
          <text:p text:style-name="P99"><text:span text:style-name="T42">strlen(string);</text:span><text:span text:style-name="T24"> //regresa el </text:span><text:span text:style-name="T23">tamaño</text:span><text:span text:style-name="T24"> del string</text:span></text:p>
        </text:list-item>
        <text:list-item>
          <text:p text:style-name="P99"><text:span text:style-name="T42">trim(string); </text:span><text:span text:style-name="T24">// Elimina espacios en blancos antes y </text:span><text:span text:style-name="T23">después</text:span><text:span text:style-name="T24"> del string</text:span></text:p>
        </text:list-item>
        <text:list-item>
          <text:p text:style-name="P99"><text:span text:style-name="T42">strstr(string, word);</text:span><text:span text:style-name="T24"> //regresa un string </text:span><text:span text:style-name="T23">después</text:span><text:span text:style-name="T24"> de encontrar la palabra especificada</text:span></text:p>
        </text:list-item>
        <text:list-item>
          <text:p text:style-name="P99"><text:span text:style-name="T42">str_replace(wordInString, wordToChange, string);</text:span><text:span text:style-name="T24"> // cambia una palabra en el string por otra</text:span></text:p>
        </text:list-item>
      </text:list>
      <text:p text:style-name="P41"/>
      <text:p text:style-name="P51">Números</text:p>
      <text:p text:style-name="P51"/>
      <text:p text:style-name="P42">En php existen valores <text:span text:style-name="T68">numéricos</text:span> tipo reales y enteros. Los reales son aquellos caracterizados por contener puntos decimales. Las funciones usadas para manejar <text:span text:style-name="T68">números</text:span> son: </text:p>
      <text:list xml:id="list4361416584844756248" text:style-name="L3">
        <text:list-item>
          <text:p text:style-name="P100"><text:span text:style-name="T43">ceil(number)</text:span><text:span text:style-name="T25"> : redondea un numero decimal al valor arriba mas cercano</text:span></text:p>
        </text:list-item>
        <text:list-item>
          <text:p text:style-name="P100"><text:span text:style-name="T43">floor(number):</text:span><text:span text:style-name="T25"> redonde</text:span><text:span text:style-name="T23">a</text:span><text:span text:style-name="T25"> un numero decimal al valor de abajo mas cercano</text:span></text:p>
        </text:list-item>
        <text:list-item>
          <text:p text:style-name="P100"><text:span text:style-name="T43">is_integer(number)</text:span><text:span text:style-name="T25">: retorna 1 si el numero es entero 0 si no lo es</text:span></text:p>
        </text:list-item>
        <text:list-item>
          <text:p text:style-name="P100"><text:span text:style-name="T25">i</text:span><text:span text:style-name="T43">s_</text:span><text:span text:style-name="T44">float</text:span><text:span text:style-name="T43">(number</text:span><text:span text:style-name="T25">): retorna 1 si el numero es </text:span><text:span text:style-name="T28">float</text:span><text:span text:style-name="T25"> 0 si no lo es</text:span></text:p>
        </text:list-item>
        <text:list-item>
          <text:p text:style-name="P100"><text:span text:style-name="T43">is_</text:span><text:span text:style-name="T44">double</text:span><text:span text:style-name="T43">(number)</text:span><text:span text:style-name="T25">: retorna 1 si el numero es </text:span><text:span text:style-name="T28">double</text:span><text:span text:style-name="T25"> 0 si no lo es</text:span></text:p>
        </text:list-item>
        <text:list-item>
          <text:p text:style-name="P100"><text:span text:style-name="T43">is_</text:span><text:span text:style-name="T44">numeric</text:span><text:span text:style-name="T43">(number):</text:span><text:span text:style-name="T25"> retorna 1 si es un numero 0 si no lo es</text:span></text:p>
        </text:list-item>
        <text:list-item>
          <text:p text:style-name="P100"><text:span text:style-name="T44">decbin(number):</text:span><text:span text:style-name="T28"> transforma un numero decimal a binario</text:span></text:p>
        </text:list-item>
        <text:list-item>
          <text:p text:style-name="P100"><text:span text:style-name="T44">bindec(number):</text:span><text:span text:style-name="T28"> transforma un numero binario a decimal</text:span></text:p>
        </text:list-item>
        <text:list-item>
          <text:p text:style-name="P100"><text:span text:style-name="T44">sqrt(float number):</text:span><text:span text:style-name="T28"> <text:s/>saca la </text:span><text:span text:style-name="T29">raíz</text:span><text:span text:style-name="T28"> cuadrada de un numero</text:span></text:p>
        </text:list-item>
        <text:list-item>
          <text:p text:style-name="P100"><text:span text:style-name="T44">pow(number, exp):</text:span><text:span text:style-name="T28"> eleva el numero al exp.</text:span></text:p>
        </text:list-item>
        <text:list-item>
          <text:p text:style-name="P100"><text:span text:style-name="T44">abs(number):</text:span><text:span text:style-name="T28"> devuelve el valor absoluto del numero</text:span></text:p>
        </text:list-item>
        <text:list-item>
          <text:p text:style-name="P100"><text:span text:style-name="T44">fmod(float number, float number2):</text:span><text:span text:style-name="T28"> devuelve el residuo de una </text:span><text:span text:style-name="T29">división</text:span><text:span text:style-name="T28"> (modulo)</text:span></text:p>
        </text:list-item>
        <text:list-item>
          <text:p text:style-name="P100"><text:span text:style-name="T44">rand(number min, number max):</text:span><text:span text:style-name="T28"> devuelve un numero aleatorio dentro de un rango especificado</text:span></text:p>
        </text:list-item>
      </text:list>
      <text:p text:style-name="P11"/>
      <text:p text:style-name="P52">Arrays:</text:p>
      <text:p text:style-name="P52"/>
      <text:p text:style-name="P12">Los arrays en php son <text:span text:style-name="T68">dinámicos</text:span>, es decir no poseen un <text:span text:style-name="T68">tamaño</text:span> <text:span text:style-name="T68">estático</text:span>, van creciendo a medida que se requiere. <text:span text:style-name="T68">Además</text:span> de ser <text:span text:style-name="T68">dinámicos</text:span>, al ser php un lenguaje no tipado, esto quiere decir que los arrays <text:soft-page-break/>pueden sostener cualquier tipo. Podemos tener arrays mixtos que sostengan strings con <text:span text:style-name="T69">números</text:span> y a su vez arreglos de cualquier tipo.</text:p>
      <text:p text:style-name="P14"/>
      <text:p text:style-name="P14">Ejemplo:</text:p>
      <text:p text:style-name="P14"><draw:frame text:anchor-type="paragraph" draw:z-index="8" draw:name="Forma2" draw:style-name="gr7" draw:text-style-name="P119" svg:width="17.754cm" svg:height="0.754cm" svg:x="0.116cm" svg:y="-0.067cm"><draw:text-box><text:p text:style-name="P115"><text:span text:style-name="T98">$food_arr = array("Pizza", 10, 15, "Burguer", array("Asian", </text:span><text:span text:style-name="T98">"Italian", "American"), 2.199);</text:span></text:p></draw:text-box></draw:frame></text:p>
      <text:p text:style-name="P14"><text:s/></text:p>
      <text:p text:style-name="P12">Una <text:span text:style-name="T76">función</text:span> realmente <text:span text:style-name="T76">útil</text:span> para ver como esta compuesta la estructura de una array es print_r, esta <text:span text:style-name="T69">función</text:span> realmente imprime la <text:span text:style-name="T69">descripción</text:span> de una variable. </text:p>
      <text:p text:style-name="P32"/>
      <text:p text:style-name="P32">Ejemplo:</text:p>
      <text:p text:style-name="P32"><draw:frame text:anchor-type="paragraph" draw:z-index="9" draw:name="Forma2" draw:style-name="gr8" draw:text-style-name="P119" svg:width="9.552cm" svg:height="11.822cm" svg:x="0.196cm" svg:y="-0.014cm"><draw:text-box><text:p text:style-name="P115"><text:span text:style-name="T98">print_r($array);</text:span></text:p><text:p text:style-name="P115"><text:span text:style-name="T98">Array</text:span></text:p><text:p text:style-name="P115"><text:span text:style-name="T98">(</text:span></text:p><text:p text:style-name="P115"><text:span text:style-name="T98"><text:s text:c="4"/></text:span><text:span text:style-name="T98">[0] =&gt; Pizza</text:span></text:p><text:p text:style-name="P115"><text:span text:style-name="T98"><text:s text:c="4"/></text:span><text:span text:style-name="T98">[1] =&gt; 10</text:span></text:p><text:p text:style-name="P115"><text:span text:style-name="T98"><text:s text:c="4"/></text:span><text:span text:style-name="T98">[2] =&gt; 15</text:span></text:p><text:p text:style-name="P115"><text:span text:style-name="T98"><text:s text:c="4"/></text:span><text:span text:style-name="T98">[3] =&gt; Burguer</text:span></text:p><text:p text:style-name="P115"><text:span text:style-name="T98"><text:s text:c="4"/></text:span><text:span text:style-name="T98">[4] =&gt; Array</text:span></text:p><text:p text:style-name="P115"><text:span text:style-name="T98"><text:s text:c="8"/></text:span><text:span text:style-name="T98">(</text:span></text:p><text:p text:style-name="P115"><text:span text:style-name="T98"><text:s text:c="12"/></text:span><text:span text:style-name="T98">[0] =&gt; Asian</text:span></text:p><text:p text:style-name="P115"><text:span text:style-name="T98"><text:s text:c="12"/></text:span><text:span text:style-name="T98">[1] =&gt; Italian</text:span></text:p><text:p text:style-name="P115"><text:span text:style-name="T98"><text:s text:c="12"/></text:span><text:span text:style-name="T98">[2] =&gt; American</text:span></text:p><text:p text:style-name="P115"><text:span text:style-name="T98"><text:s text:c="8"/></text:span><text:span text:style-name="T98">)</text:span></text:p><text:p text:style-name="P115"><text:span text:style-name="T98"/></text:p><text:p text:style-name="P115"><text:span text:style-name="T98"><text:s text:c="4"/></text:span><text:span text:style-name="T98">[5] =&gt; 2.199</text:span></text:p><text:p text:style-name="P120"><text:span text:style-name="T98">)</text:span></text:p></draw:text-box></draw:frame></text:p>
      <text:p text:style-name="P47"/>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entro de php, <text:span text:style-name="T69">también</text:span> podemos tener arrays asociativos que nos van a permitir tener un key value pair. Es decir, podemos simplemente acceder al elemento de un array utilizando una key. Esto resulta muy <text:span text:style-name="T69">útil</text:span> al manejar arreglos complejos. </text:p>
      <text:p text:style-name="P15">Ejemplo:</text:p>
      <text:p text:style-name="P15"><draw:frame text:anchor-type="paragraph" draw:z-index="11" draw:name="Forma2" draw:style-name="gr10" draw:text-style-name="P122" svg:width="18.019cm" svg:height="1.22cm" svg:x="-0.016cm" svg:y="0.161cm"><draw:text-box><text:p text:style-name="P115"><text:span text:style-name="T100"><text:s/></text:span><text:span text:style-name="T100">$food_asoc = array("Asian" =&gt; array("Sushi", "Ramen"), </text:span><text:span text:style-name="T100">"American" =&gt; array("Burguer", "Hotdogs"), "Italian" =&gt; </text:span><text:span text:style-name="T100">array("Pizza", "Pasta"));</text:span></text:p></draw:text-box></draw:frame></text:p>
      <text:p text:style-name="P59"/>
      <text:p text:style-name="P32"><text:soft-page-break/>Estructura:</text:p>
      <text:p text:style-name="P32"><draw:frame text:anchor-type="paragraph" draw:z-index="10" draw:name="Forma2" draw:style-name="gr9" draw:text-style-name="P121" svg:width="7.965cm" svg:height="23.178cm" svg:x="1.069cm" svg:y="0.173cm"><draw:text-box><text:p text:style-name="P115"><text:span text:style-name="T99">Array</text:span></text:p><text:p text:style-name="P115"><text:span text:style-name="T99">(</text:span></text:p><text:p text:style-name="P115"><text:span text:style-name="T99"><text:s text:c="4"/></text:span><text:span text:style-name="T99">[Asian] =&gt; Array</text:span></text:p><text:p text:style-name="P115"><text:span text:style-name="T99"><text:s text:c="8"/></text:span><text:span text:style-name="T99">(</text:span></text:p><text:p text:style-name="P115"><text:span text:style-name="T99"><text:s text:c="12"/></text:span><text:span text:style-name="T99">[0] =&gt; Sushi</text:span></text:p><text:p text:style-name="P115"><text:span text:style-name="T99"><text:s text:c="12"/></text:span><text:span text:style-name="T99">[1] =&gt; Ramen</text:span></text:p><text:p text:style-name="P115"><text:span text:style-name="T99"><text:s text:c="8"/></text:span><text:span text:style-name="T99">)</text:span></text:p><text:p text:style-name="P115"><text:span text:style-name="T99"><text:s text:c="4"/></text:span><text:span text:style-name="T99">[American] =&gt; Array</text:span></text:p><text:p text:style-name="P115"><text:span text:style-name="T99"><text:s text:c="8"/></text:span><text:span text:style-name="T99">(</text:span></text:p><text:p text:style-name="P115"><text:span text:style-name="T99"><text:s text:c="12"/></text:span><text:span text:style-name="T99">[0] =&gt; Burguer</text:span></text:p><text:p text:style-name="P115"><text:span text:style-name="T99"><text:s text:c="12"/></text:span><text:span text:style-name="T99">[1] =&gt; Hotdogs</text:span></text:p><text:p text:style-name="P115"><text:span text:style-name="T99"><text:s text:c="8"/></text:span><text:span text:style-name="T99">)</text:span></text:p><text:p text:style-name="P115"><text:span text:style-name="T99"><text:s text:c="4"/></text:span><text:span text:style-name="T99">[Italian] =&gt; Array</text:span></text:p><text:p text:style-name="P115"><text:span text:style-name="T99"><text:s text:c="8"/></text:span><text:span text:style-name="T99">(</text:span></text:p><text:p text:style-name="P115"><text:span text:style-name="T99"><text:s text:c="12"/></text:span><text:span text:style-name="T99">[0] =&gt; Pizza</text:span></text:p><text:p text:style-name="P115"><text:span text:style-name="T99"><text:s text:c="12"/></text:span><text:span text:style-name="T99">[1] =&gt; Pasta</text:span></text:p><text:p text:style-name="P115"><text:span text:style-name="T99"><text:s text:c="8"/></text:span><text:span text:style-name="T99">)</text:span></text:p><text:p text:style-name="P115"><text:span text:style-name="T99">)Array</text:span></text:p><text:p text:style-name="P115"><text:span text:style-name="T99">(</text:span></text:p><text:p text:style-name="P115"><text:span text:style-name="T99"><text:s text:c="4"/></text:span><text:span text:style-name="T99">[Asian] =&gt; Array</text:span></text:p><text:p text:style-name="P115"><text:span text:style-name="T99"><text:s text:c="8"/></text:span><text:span text:style-name="T99">(</text:span></text:p><text:p text:style-name="P115"><text:span text:style-name="T99"><text:s text:c="12"/></text:span><text:span text:style-name="T99">[0] =&gt; Sushi</text:span></text:p><text:p text:style-name="P115"><text:span text:style-name="T99"><text:s text:c="12"/></text:span><text:span text:style-name="T99">[1] =&gt; Ramen</text:span></text:p><text:p text:style-name="P115"><text:span text:style-name="T99"><text:s text:c="8"/></text:span><text:span text:style-name="T99">)</text:span></text:p><text:p text:style-name="P115"><text:span text:style-name="T99"><text:s text:c="4"/></text:span><text:span text:style-name="T99">[American] =&gt; Array</text:span></text:p><text:p text:style-name="P115"><text:span text:style-name="T99"><text:s text:c="8"/></text:span><text:span text:style-name="T99">(</text:span></text:p><text:p text:style-name="P115"><text:span text:style-name="T99"><text:s text:c="12"/></text:span><text:span text:style-name="T99">[0] =&gt; Burguer</text:span></text:p><text:p text:style-name="P115"><text:span text:style-name="T99"><text:s text:c="12"/></text:span><text:span text:style-name="T99">[1] =&gt; Hotdogs</text:span></text:p><text:p text:style-name="P115"><text:span text:style-name="T99"><text:s text:c="8"/></text:span><text:span text:style-name="T99">)</text:span></text:p><text:p text:style-name="P115"><text:span text:style-name="T99"><text:s text:c="4"/></text:span><text:span text:style-name="T99">[Italian] =&gt; Array</text:span></text:p><text:p text:style-name="P115"><text:span text:style-name="T99"><text:s text:c="8"/></text:span><text:span text:style-name="T99">(</text:span></text:p><text:p text:style-name="P115"><text:span text:style-name="T99"><text:s text:c="12"/></text:span><text:span text:style-name="T99">[0] =&gt; Pizza</text:span></text:p><text:p text:style-name="P115"><text:span text:style-name="T99"><text:s text:c="12"/></text:span><text:span text:style-name="T99">[1] =&gt; Pasta</text:span></text:p><text:p text:style-name="P115"><text:span text:style-name="T99"><text:s text:c="8"/></text:span><text:span text:style-name="T99">)</text:span></text:p><text:p text:style-name="P120"><text:span text:style-name="T99">)</text:span></text:p></draw:text-box></draw:frame></text:p>
      <text:p text:style-name="P32"/>
      <text:p text:style-name="P32"/>
      <text:p text:style-name="P32"/>
      <text:p text:style-name="P32"/>
      <text:p text:style-name="P32"/>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6"/>
      <text:p text:style-name="P16"/>
      <text:p text:style-name="P16"/>
      <text:p text:style-name="P16"/>
      <text:p text:style-name="P53"><text:soft-page-break/>Funciones para <text:span text:style-name="T70">A</text:span>rrays</text:p>
      <text:p text:style-name="P53"/>
      <text:list xml:id="list1673124927151759770" text:style-name="L4">
        <text:list-item>
          <text:p text:style-name="P101"><text:span text:style-name="T45">array_push(array, element):</text:span><text:span text:style-name="T30"> introduce un elemento al final del arreglo.</text:span></text:p>
        </text:list-item>
        <text:list-item>
          <text:p text:style-name="P101"><text:span text:style-name="T45">array_pop(array, element):</text:span><text:span text:style-name="T30"> saca y destruye el elemento al final del arreglo.</text:span></text:p>
        </text:list-item>
        <text:list-item>
          <text:p text:style-name="P101"><text:span text:style-name="T45">count(array):</text:span><text:span text:style-name="T30"> devuelve el numero de elementos en el arreglo</text:span></text:p>
        </text:list-item>
        <text:list-item>
          <text:p text:style-name="P101"><text:span text:style-name="T45">max(array):</text:span><text:span text:style-name="T30"> devuelve el mayor valor dentro del arreglo</text:span></text:p>
        </text:list-item>
        <text:list-item>
          <text:p text:style-name="P101"><text:span text:style-name="T45">min(array):</text:span><text:span text:style-name="T30"> devuelve el menor valor dentro del arreglo</text:span></text:p>
        </text:list-item>
        <text:list-item>
          <text:p text:style-name="P101"><text:span text:style-name="T30">i</text:span><text:span text:style-name="T45">n_array(element, array):</text:span><text:span text:style-name="T30"> devuelve verdadero o falso si un elemento esta dentro del arreglo.</text:span></text:p>
        </text:list-item>
        <text:list-item>
          <text:p text:style-name="P101"><text:span text:style-name="T45">sort(array):</text:span><text:span text:style-name="T30"> ordena el arreglo de menor a mayor</text:span></text:p>
        </text:list-item>
        <text:list-item>
          <text:p text:style-name="P101"><text:span text:style-name="T45">rsort(array)</text:span><text:span text:style-name="T30">: ordena el arreglo de mayor a menor</text:span></text:p>
        </text:list-item>
        <text:list-item>
          <text:p text:style-name="P101"><text:span text:style-name="T45">implode(delimiter, array):</text:span><text:span text:style-name="T30"> Transforma todos los elementos en un array en un solo string que sera separado por el delimitador especificado.</text:span></text:p>
        </text:list-item>
        <text:list-item>
          <text:p text:style-name="P101"><text:span text:style-name="T45">explode(delimiter, array):</text:span><text:span text:style-name="T30"> hace lo contrario de implode.</text:span></text:p>
        </text:list-item>
      </text:list>
      <text:p text:style-name="P16"/>
      <text:p text:style-name="P17">Los arreglos <text:span text:style-name="T70">también</text:span> pueden ser accedidos por pointers, estos pointers son funciones que devuelven un apuntador elemento actual y podemos ir al siguiente elemento.</text:p>
      <text:list xml:id="list5455263235203905578" text:style-name="L5">
        <text:list-item>
          <text:p text:style-name="P102"><text:span text:style-name="T46">current(array):</text:span><text:span text:style-name="T31"> devuelve un pointer al elemento al cual esta apuntando.</text:span></text:p>
        </text:list-item>
        <text:list-item>
          <text:p text:style-name="P102"><text:span text:style-name="T46">next(array): </text:span><text:span text:style-name="T31">aumenta el apuntador para que ahora apunte al siguiente elemento.</text:span></text:p>
        </text:list-item>
        <text:list-item>
          <text:p text:style-name="P102"><text:span text:style-name="T46">reset(array):</text:span><text:span text:style-name="T31"> resetea el pointer para que vuelva a apuntar al inicio.</text:span></text:p>
        </text:list-item>
        <text:list-item>
          <text:p text:style-name="P102"><text:span text:style-name="T46">end(array):</text:span><text:span text:style-name="T31"> mueve el pointer al final del arreglo. </text:span></text:p>
        </text:list-item>
      </text:list>
      <text:p text:style-name="P17"/>
      <text:p text:style-name="P18">Dentro de php tenemos el famoso foreach. <text:span text:style-name="T70">E</text:span>ste ciclo nos permite ir ejecutando instrucciones sobre cada elemento de un arreglo sin necesitar incrementador, ni <text:span text:style-name="T70">condición.</text:span> La sintaxis <text:span text:style-name="T70">dentro del foreach </text:span>cambia un poco <text:span text:style-name="T70">con respecto al for normal, </text:span><text:s/>se indica dentro del foreach el arreglo seguido de la palabra <text:span text:style-name="T64">as</text:span> y una nueva variable.</text:p>
      <text:p text:style-name="P18"><draw:frame text:anchor-type="paragraph" draw:z-index="12" draw:name="Forma2" draw:style-name="gr2" draw:text-style-name="P119" svg:width="4.922cm" svg:height="0.489cm" svg:x="1.693cm" svg:y="0.055cm"><draw:text-box><text:p text:style-name="P115"><text:span text:style-name="T98">foreach($arr as $element). </text:span></text:p></draw:text-box></draw:frame>Ejemplo: </text:p>
      <text:p text:style-name="P18"/>
      <text:p text:style-name="P18">Esto nos permite trabajar directamente con el elemento. Para arreglos asociativos <text:span text:style-name="T71">también</text:span> es posible utilizar un for each.</text:p>
      <text:p text:style-name="P18"/>
      <text:p text:style-name="P18"/>
      <text:p text:style-name="P18"/>
      <text:p text:style-name="P19"><draw:frame text:anchor-type="paragraph" draw:z-index="13" draw:name="Forma2" draw:style-name="gr11" draw:text-style-name="P119" svg:width="11.918cm" svg:height="5.601cm" svg:x="1.693cm" svg:y="0.991cm"><draw:text-box><text:p text:style-name="P115"><text:span text:style-name="T98">foreach($foot_players as $team=&gt;$players){</text:span></text:p><text:p text:style-name="P115"><text:span text:style-name="T98"><text:tab/></text:span><text:span text:style-name="T98">echo "&lt;h1&gt; Team: $team &lt;h1&gt;"; </text:span><text:span text:style-name="T98"><text:tab/></text:span></text:p><text:p text:style-name="P115"><text:span text:style-name="T98"><text:tab/></text:span><text:span text:style-name="T98">echo "&lt;div&gt; Players: ";</text:span><text:span text:style-name="T98"><text:tab/></text:span><text:span text:style-name="T98"><text:tab/></text:span></text:p><text:p text:style-name="P115"><text:span text:style-name="T98"><text:tab/></text:span><text:span text:style-name="T98">foreach($players as $player){</text:span></text:p><text:p text:style-name="P115"><text:span text:style-name="T98"><text:tab/></text:span><text:span text:style-name="T98"><text:tab/></text:span><text:span text:style-name="T98">echo "&lt;li&gt;$player&lt;/li&gt;";</text:span></text:p><text:p text:style-name="P115"><text:span text:style-name="T98"><text:tab/></text:span><text:span text:style-name="T98">}</text:span></text:p><text:p text:style-name="P115"><text:span text:style-name="T98"><text:tab/></text:span><text:span text:style-name="T98">echo "&lt;/div&gt;";</text:span></text:p><text:p text:style-name="P115"><text:span text:style-name="T98">}</text:span></text:p></draw:text-box></draw:frame><text:soft-page-break/>Ejemplo:</text:p>
      <text:p text:style-name="P19"><text:s/></text:p>
      <text:p text:style-name="P18"/>
      <text:p text:style-name="P18"/>
      <text:p text:style-name="P18"/>
      <text:p text:style-name="P18"/>
      <text:p text:style-name="P20"/>
      <text:p text:style-name="P20"/>
      <text:p text:style-name="P20"/>
      <text:p text:style-name="P20"/>
      <text:p text:style-name="P20"/>
      <text:p text:style-name="P54"><text:span text:style-name="T71">F</text:span>unciones</text:p>
      <text:p text:style-name="P54"/>
      <text:p text:style-name="P20">Las funciones en php se crean con la palabra reservada function, esta pueden ser definidas en cualquier lugar del <text:span text:style-name="T71">código</text:span> y si la llamas funcionara, esto debido a que php es un lenguaje interpretado y no compilado, lo que hace que las definiciones sean buscadas en tiempo real. Esto provee una gran ventaja ya que no necesitas declarar tu <text:span text:style-name="T71">función</text:span> antes de utilizarse.</text:p>
      <text:p text:style-name="P20"/>
      <text:p text:style-name="P20">Ejemplo del <text:span text:style-name="T71">alcance</text:span> de funciones: </text:p>
      <text:p text:style-name="P20"><draw:frame text:anchor-type="paragraph" draw:z-index="14" draw:name="Forma2" draw:style-name="gr12" draw:text-style-name="P119" svg:width="8.081cm" svg:height="7.949cm" svg:x="-0.026cm" svg:y="-0.009cm"><draw:text-box><text:p text:style-name="P115"><text:span text:style-name="T98"><text:tab/></text:span><text:span text:style-name="T98">function scope1(){</text:span></text:p><text:p text:style-name="P115"><text:span text:style-name="T98"><text:tab/></text:span><text:span text:style-name="T98"><text:tab/></text:span><text:span text:style-name="T98">function scope2(){</text:span></text:p><text:p text:style-name="P115"><text:span text:style-name="T98"><text:tab/></text:span><text:span text:style-name="T98"><text:tab/></text:span><text:span text:style-name="T98">// $ok ="Todo ok"; error</text:span></text:p><text:p text:style-name="P115"><text:span text:style-name="T98"><text:tab/></text:span><text:span text:style-name="T98"><text:tab/></text:span><text:span text:style-name="T98">echo "Hello";</text:span></text:p><text:p text:style-name="P115"><text:span text:style-name="T98"><text:tab/></text:span><text:span text:style-name="T98"><text:tab/></text:span><text:span text:style-name="T98">}</text:span></text:p><text:p text:style-name="P115"><text:span text:style-name="T98"><text:tab/></text:span><text:span text:style-name="T98">scope2();</text:span></text:p><text:p text:style-name="P115"><text:span text:style-name="T98"><text:tab/></text:span><text:span text:style-name="T98">}</text:span></text:p><text:p text:style-name="P115"><text:span text:style-name="T98"><text:tab/></text:span><text:span text:style-name="T98">scope1();</text:span></text:p><text:p text:style-name="P115"><text:span text:style-name="T98"><text:tab/></text:span><text:span text:style-name="T98">scope2();</text:span></text:p><text:p text:style-name="P115"><text:span text:style-name="T98"><text:tab/></text:span><text:span text:style-name="T98">// echo $ok; error</text:span></text:p><text:p text:style-name="P115"><text:span text:style-name="T98"><text:tab/></text:span><text:span text:style-name="T98">}</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1"/>
      <text:p text:style-name="P21">Es posible crear tus propias funciones y separarlas en diferentes archivos para poder usarlas cuando y <text:soft-page-break/>como quieras. <text:s/>Esto se hace con la palabra reservada include, donde colocas el nombre del archivo la cual tiene la funcionalidad deseada. Ya una vez incluido este archivo, <text:span text:style-name="T71">podrás</text:span> usar el <text:span text:style-name="T71">código</text:span> de este archivo en cualquier parte del archivo original. </text:p>
      <text:p text:style-name="P21"/>
      <text:p text:style-name="P22">Ejemplo:</text:p>
      <text:p text:style-name="P44">Index.php</text:p>
      <text:p text:style-name="P21"><draw:frame text:anchor-type="paragraph" draw:z-index="15" draw:name="Forma2" draw:style-name="gr13" draw:text-style-name="P119" svg:width="12.764cm" svg:height="11.443cm" svg:x="-0.053cm" svg:y="-0.051cm"><draw:text-box><text:p text:style-name="P115"><text:span text:style-name="T98">&lt;html&gt;</text:span></text:p><text:p text:style-name="P115"><text:span text:style-name="T98"><text:tab/></text:span><text:span text:style-name="T98">&lt;head&gt;</text:span></text:p><text:p text:style-name="P115"><text:span text:style-name="T98"><text:tab/></text:span><text:span text:style-name="T98"><text:tab/></text:span><text:span text:style-name="T98">&lt;title&gt; Reusability &lt;/title&gt;</text:span></text:p><text:p text:style-name="P115"><text:span text:style-name="T98"><text:tab/></text:span><text:span text:style-name="T98">&lt;/head&gt;</text:span></text:p><text:p text:style-name="P115"><text:span text:style-name="T98"><text:tab/></text:span><text:span text:style-name="T98">&lt;body&gt;</text:span></text:p><text:p text:style-name="P115"><text:span text:style-name="T98"><text:tab/></text:span><text:span text:style-name="T98">&lt;h1&gt; Reusability &lt;h1&gt;</text:span></text:p><text:p text:style-name="P115"><text:span text:style-name="T98"/></text:p><text:p text:style-name="P115"><text:span text:style-name="T98"><text:tab/></text:span><text:span text:style-name="T98">&lt;?php</text:span></text:p><text:p text:style-name="P115"><text:span text:style-name="T98"><text:tab/></text:span><text:span text:style-name="T98">include("Function.php");</text:span></text:p><text:p text:style-name="P115"><text:span text:style-name="T98"><text:tab/></text:span><text:span text:style-name="T98">add(5,7);</text:span></text:p><text:p text:style-name="P115"><text:span text:style-name="T98"><text:tab/></text:span><text:span text:style-name="T98">echo "&lt;h1&gt;The division of 4 in 0 is: ". divide(4,0) . "&lt;/h1&gt;";</text:span></text:p><text:p text:style-name="P115"><text:span text:style-name="T98"><text:tab/></text:span><text:span text:style-name="T98">// echo $ok; error</text:span></text:p><text:p text:style-name="P115"><text:span text:style-name="T98"><text:tab/></text:span><text:span text:style-name="T98">?&gt;</text:span></text:p><text:p text:style-name="P115"><text:span text:style-name="T98"><text:tab/></text:span><text:span text:style-name="T98">&lt;/body&gt;</text:span></text:p><text:p text:style-name="P115"><text:span text:style-name="T98">&lt;/html&gt;</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44"/>
      <text:p text:style-name="P44"/>
      <text:p text:style-name="P44"/>
      <text:p text:style-name="P44"/>
      <text:p text:style-name="P44">Function.php</text:p>
      <text:p text:style-name="P44"><draw:frame text:anchor-type="paragraph" draw:z-index="16" draw:name="Forma2" draw:style-name="gr14" draw:text-style-name="P123" svg:width="12.764cm" svg:height="6.488cm" svg:x="0cm" svg:y="0.086cm"><draw:text-box><text:p text:style-name="P115"><text:span text:style-name="T101">&lt;?php</text:span></text:p><text:p text:style-name="P115"><text:span text:style-name="T98"><text:tab/></text:span><text:span text:style-name="T98">function add($num1, $num2){</text:span></text:p><text:p text:style-name="P115"><text:span text:style-name="T98"><text:tab/></text:span><text:span text:style-name="T98"><text:tab/></text:span><text:span text:style-name="T98">echo "&lt;h1&gt;Result is:". ($num1+$num2)."&lt;/h1&gt;";</text:span></text:p><text:p text:style-name="P115"><text:span text:style-name="T98"><text:tab/></text:span><text:span text:style-name="T98">}</text:span></text:p><text:p text:style-name="P115"><text:span text:style-name="T98"><text:tab/></text:span><text:span text:style-name="T98">function divide($num1, $num2){</text:span></text:p><text:p text:style-name="P115"><text:span text:style-name="T98"><text:tab/></text:span><text:span text:style-name="T98"><text:tab/></text:span><text:span text:style-name="T98">if($num2 != 0) return ($num1 / $num2);</text:span></text:p><text:p text:style-name="P115"><text:span text:style-name="T98"><text:tab/></text:span><text:span text:style-name="T98"><text:tab/></text:span><text:span text:style-name="T98">else return "Can not divide 0";</text:span><text:span text:style-name="T98"><text:tab/></text:span></text:p><text:p text:style-name="P115"><text:span text:style-name="T98"><text:tab/></text:span><text:span text:style-name="T98">}</text:span></text:p><text:p text:style-name="P115"><text:span text:style-name="T98">?&gt;</text:span></text:p></draw:text-box></draw:frame></text:p>
      <text:p text:style-name="P21"><text:tab/></text:p>
      <text:p text:style-name="P21"/>
      <text:p text:style-name="P23"/>
      <text:p text:style-name="P23"/>
      <text:p text:style-name="P23"/>
      <text:p text:style-name="P23"/>
      <text:p text:style-name="P23"/>
      <text:p text:style-name="P23"/>
      <text:p text:style-name="P23"/>
      <text:p text:style-name="P23"><text:soft-page-break/><text:span text:style-name="T71">Además</text:span> de la palabra reservada <text:span text:style-name="T64">include</text:span>, se puede usar <text:span text:style-name="T71">también</text:span> la palabra reservada <text:span text:style-name="T64">require</text:span>. Al igual que <text:span text:style-name="T64">include</text:span>, <text:span text:style-name="T65">require traerá</text:span> el <text:span text:style-name="T71">código</text:span> del archivo al cual se intenta acceder a una funcionalidad. Sin embargo, al utilizar <text:span text:style-name="T64">require</text:span> nos aseguramos que si de alguna forma el archivo al cual requerimos no se puede importar, entonces tu lugar principal en donde requeriste a estas funciones no va a funcionar. Solamente funciona si se incluyen con <text:span text:style-name="T71">éxitos</text:span> todo el <text:span text:style-name="T71">código.</text:span></text:p>
      <text:p text:style-name="P23"/>
      <text:p text:style-name="P23"><text:span text:style-name="T64">Include</text:span> y <text:span text:style-name="T64">require</text:span> tienes las variantes <text:span text:style-name="T64">include_once</text:span> y <text:span text:style-name="T64">require_once</text:span>, esto significa que solo se <text:span text:style-name="T71">incluirá</text:span> una vez.</text:p>
      <text:p text:style-name="P23"/>
      <text:p text:style-name="P55">Variables <text:span text:style-name="T71">estáticas</text:span>:</text:p>
      <text:p text:style-name="P24"/>
      <text:p text:style-name="P24">Las variables <text:span text:style-name="T71">estáticas</text:span>, permiten que una variable sea inicializada solo una vez dentro de una <text:span text:style-name="T71">función.</text:span> Es decir, no pierden su valor una vez la <text:span text:style-name="T71">función</text:span> termine. Para declarar una variable <text:span text:style-name="T71">estática</text:span>, simplemente se <text:span text:style-name="T71">añade</text:span> la palabra static antes del nombre de la variable. </text:p>
      <text:p text:style-name="P25"><draw:frame text:anchor-type="paragraph" draw:z-index="17" draw:name="Forma2" draw:style-name="gr2" draw:text-style-name="P117" svg:width="3.176cm" svg:height="0.489cm" svg:x="1.81cm" svg:y="-0.009cm"><draw:text-box><text:p><text:span text:style-name="T96">static $value = 1; </text:span></text:p></draw:text-box></draw:frame>Ejemplo : </text:p>
      <text:p text:style-name="P27"><text:line-break/><text:span text:style-name="T72">Local variables </text:span><text:span text:style-name="T74">y</text:span><text:span text:style-name="T73"> global variables</text:span><text:span text:style-name="T72">.</text:span></text:p>
      <text:p text:style-name="P57"/>
      <text:p text:style-name="P26">En php, las variables locales son aquellas que se declaran dentro de una <text:span text:style-name="T71">función.</text:span> Estas variables solo <text:span text:style-name="T71">podrán</text:span> ser accedida por la <text:span text:style-name="T71">función</text:span> en donde se crean. Si <text:s/>llamo a una variable adentro de una <text:span text:style-name="T71">función</text:span>, esta no <text:span text:style-name="T71">podrá</text:span> acceder a ella y genera un error de variable no definida. Para evitar esto se utiliza <text:span text:style-name="T71">la palabra reservada </text:span><text:span text:style-name="T65">global</text:span> <text:span text:style-name="T71">antes de</text:span> utilizar <text:span text:style-name="T71">la</text:span> variable que este afuera de una <text:span text:style-name="T75">función</text:span> para hacerla accesible dentro de la <text:span text:style-name="T75">función</text:span>, de esta manera no se generara un error y la variable <text:span text:style-name="T75">podrá</text:span> ser utilizada en la <text:span text:style-name="T75">función</text:span> deseada. </text:p>
      <text:p text:style-name="P26"><draw:frame text:anchor-type="paragraph" draw:z-index="18" draw:name="Forma2" draw:style-name="gr15" draw:text-style-name="P124" svg:width="12.886cm" svg:height="7.397cm" svg:x="1.704cm" svg:y="0.012cm"><draw:text-box><text:p text:style-name="P115"><text:span text:style-name="T102">&lt;?php</text:span></text:p><text:p text:style-name="P115"><text:span text:style-name="T96"><text:tab/></text:span><text:span text:style-name="T96">$local_var = 4;</text:span></text:p><text:p text:style-name="P115"><text:span text:style-name="T96"><text:tab/></text:span><text:span text:style-name="T96">function my_func(){</text:span></text:p><text:p text:style-name="P115"><text:span text:style-name="T96"><text:tab/></text:span><text:span text:style-name="T96"><text:tab/></text:span><text:span text:style-name="T96">// echo "&lt;h1&gt; $local_var &lt;h1&gt;";</text:span><text:span text:style-name="T96"><text:tab/></text:span><text:span text:style-name="T96">Error local_scope </text:span></text:p><text:p text:style-name="P115"><text:span text:style-name="T96"><text:tab/></text:span><text:span text:style-name="T96"><text:tab/></text:span><text:span text:style-name="T96">echo $local_var ;</text:span><text:span text:style-name="T96"><text:tab/></text:span></text:p><text:p text:style-name="P115"><text:span text:style-name="T96"><text:tab/></text:span><text:span text:style-name="T96"><text:tab/></text:span><text:span text:style-name="T96">global $local_var;</text:span></text:p><text:p text:style-name="P115"><text:span text:style-name="T96"><text:tab/></text:span><text:span text:style-name="T96"><text:tab/></text:span><text:span text:style-name="T96">echo <text:s text:c="2"/>$local_var;</text:span><text:span text:style-name="T96"><text:tab/></text:span></text:p><text:p text:style-name="P115"><text:span text:style-name="T96"><text:tab/></text:span><text:span text:style-name="T96">}</text:span></text:p><text:p text:style-name="P115"><text:span text:style-name="T96"><text:tab/></text:span><text:span text:style-name="T96">my_func();</text:span></text:p><text:p text:style-name="P115"><text:span text:style-name="T96"><text:tab/></text:span><text:span text:style-name="T96">?&gt;</text:span></text:p></draw:text-box></draw:frame>Ejemplo: </text:p>
      <text:p text:style-name="P26"/>
      <text:p text:style-name="P26"><text:tab/></text:p>
      <text:p text:style-name="P23"/>
      <text:p text:style-name="P28"/>
      <text:p text:style-name="P28"/>
      <text:p text:style-name="P28"/>
      <text:p text:style-name="P28"/>
      <text:p text:style-name="P56"><text:soft-page-break/>Super Global variables</text:p>
      <text:p text:style-name="P56"/>
      <text:p text:style-name="P28">Existen variables que pueden ser accedidas en cualquier lugar del <text:span text:style-name="T75">código</text:span>, <text:span text:style-name="T75">función</text:span> o archivo sin la necesidad de hacer cosas extras para poder usarlas. Estas variables son llamadas <text:span text:style-name="T75">s</text:span>uper globales y existen 9 diferentes tipos de variables super globales.</text:p>
      <text:p text:style-name="P28"/>
      <text:list xml:id="list4339825939899577916" text:style-name="L6">
        <text:list-item>
          <text:p text:style-name="P103"><text:span text:style-name="T47">$GLOBALS</text:span><text:span text:style-name="T32"> : Al usar este tipos de variables super globales, php crea un array con ellas llamado global_index. Este arreglo puede ser accedido desde cualquier </text:span><text:span text:style-name="T33">función</text:span><text:span text:style-name="T32"> y puede usarse para actualizar el valor de las variables globales directamente.</text:span></text:p>
        </text:list-item>
      </text:list>
      <text:p text:style-name="P28">Ejemplo: </text:p>
      <text:p text:style-name="P28"><draw:frame text:anchor-type="paragraph" draw:z-index="19" draw:name="Forma2" draw:style-name="gr14" draw:text-style-name="P124" svg:width="11.854cm" svg:height="6.488cm" svg:x="1.307cm" svg:y="-0.145cm"><draw:text-box><text:p text:style-name="P115"><text:span text:style-name="T102">&lt;?php</text:span></text:p><text:p text:style-name="P115"><text:span text:style-name="T102"><text:tab/></text:span><text:span text:style-name="T102">$x = 5;</text:span></text:p><text:p text:style-name="P115"><text:span text:style-name="T102"><text:tab/></text:span><text:span text:style-name="T102">$y = 10;</text:span></text:p><text:p text:style-name="P115"><text:span text:style-name="T102"><text:tab/></text:span><text:span text:style-name="T102">function myTest(){</text:span></text:p><text:p text:style-name="P115"><text:span text:style-name="T102"><text:tab/></text:span><text:span text:style-name="T102"><text:tab/></text:span><text:span text:style-name="T102">$GLOBALS[‘y’] = $GLOBALS[‘x’] + $GLOBALS[‘y’]</text:span></text:p><text:p text:style-name="P115"><text:span text:style-name="T102"><text:tab/></text:span><text:span text:style-name="T102">}</text:span></text:p><text:p text:style-name="P115"><text:span text:style-name="T102"><text:tab/></text:span><text:span text:style-name="T102">myTest();</text:span></text:p><text:p text:style-name="P115"><text:span text:style-name="T102"><text:tab/></text:span><text:span text:style-name="T102">echo $y; //output 15</text:span></text:p><text:p text:style-name="P115"><text:span text:style-name="T102">?&gt;</text:span></text:p></draw:text-box></draw:frame><text:tab/></text:p>
      <text:p text:style-name="P28"/>
      <text:p text:style-name="P28"/>
      <text:p text:style-name="P28"/>
      <text:p text:style-name="P28"/>
      <text:p text:style-name="P29"><text:tab/></text:p>
      <text:p text:style-name="P29"/>
      <text:p text:style-name="P29"/>
      <text:p text:style-name="P29"/>
      <text:p text:style-name="P29"/>
      <text:list xml:id="list3563400312020118720" text:style-name="L7">
        <text:list-item>
          <text:p text:style-name="P104"><text:span text:style-name="T47">$_SERVERS</text:span><text:span text:style-name="T32">: </text:span><text:span text:style-name="T34">es un arreglo que guarda la </text:span><text:span text:style-name="T35">información</text:span><text:span text:style-name="T34"> de headers, paths, direcciones de scripts, etc. Los servidores webs crean las entradas en el arreglo. No es seguro que cada servidor web provea la misma informacion, algunos servidores excluyen o incluyen informaciones distintas. Las propiedades de estas variables son : </text:span></text:p>
        </text:list-item>
      </text:list>
      <text:p text:style-name="P33"><text:tab/><text:tab/>1. Son seteadas por el servidor web</text:p>
      <text:p text:style-name="P33"><text:tab/><text:tab/>2. Directamente relacionada con el runtime enviroment del el php script actual.</text:p>
      <text:p text:style-name="P31"/>
      <text:p text:style-name="P30">Algunos ejemplos del uso de la variable $_SERVERS son: </text:p>
      <text:p text:style-name="P60"><text:span text:style-name="Strong_20_Emphasis"><text:span text:style-name="T7"/></text:span></text:p>
      <text:p text:style-name="P60"><text:bookmark text:name="self"/><text:span text:style-name="Strong_20_Emphasis"><text:span text:style-name="T7">$_SERVER['PHP_SELF']:</text:span></text:span></text:p>
      <text:p text:style-name="P63"><text:span text:style-name="T77">Puedes encontrar el nombre del script que se esta ejecutando actualmente usando las variables $_SERVER con el indice de ‘PHP_SELF’</text:span>. <text:span text:style-name="T94">El nombre del archivo mostrado es relativo a la raiz o root </text:span><text:soft-page-break/><text:span text:style-name="T94">del documento.</text:span></text:p>
      <text:p text:style-name="P85"><text:span text:style-name="Strong_20_Emphasis"><text:span text:style-name="T9">Code example: </text:span></text:span></text:p>
      <text:p text:style-name="P2"><draw:frame text:anchor-type="paragraph" draw:z-index="20" draw:name="Forma2" draw:style-name="gr16" draw:text-style-name="P124" svg:width="6.562cm" svg:height="2.28cm" svg:x="0.143cm" svg:y="-0.145cm"><draw:text-box><text:p text:style-name="P115"><text:span text:style-name="T102">&lt;?php</text:span></text:p><text:p text:style-name="P115"><text:span text:style-name="T102">echo $_SERVER['PHP_SELF'];</text:span></text:p><text:p text:style-name="P120"><text:span text:style-name="T102">?&gt;</text:span></text:p></draw:text-box></draw:frame><text:span text:style-name="Source_20_Text"><text:span text:style-name="T8"/></text:span></text:p>
      <text:p text:style-name="P84"><text:span text:style-name="Strong_20_Emphasis"><text:span text:style-name="T8"/></text:span></text:p>
      <text:p text:style-name="P84"><text:span text:style-name="Strong_20_Emphasis"><text:span text:style-name="T8"/></text:span></text:p>
      <text:p text:style-name="P84"><text:span text:style-name="Strong_20_Emphasis"><text:span text:style-name="T8"/></text:span></text:p>
      <text:p text:style-name="P84"><text:bookmark text:name="argv"/><text:span text:style-name="Strong_20_Emphasis"><text:span text:style-name="T8">$_SERVER['argv']:</text:span></text:span></text:p>
      <text:p text:style-name="P84"><text:span text:style-name="T9">Cuando se usa, Todos los argumentos pasados desde la linea de comando son guardados en el array</text:span><text:span text:style-name="T8"> $_SERVER['argv']. </text:span><text:span text:style-name="T9">El nombre del archivo por si mismo es el primer elemento en el array. </text:span></text:p>
      <text:p text:style-name="P85"><text:span text:style-name="Strong_20_Emphasis"><text:span text:style-name="T9">Code example: </text:span></text:span></text:p>
      <text:p text:style-name="P3"><draw:frame text:anchor-type="paragraph" draw:z-index="21" draw:name="Forma2" draw:style-name="gr16" draw:text-style-name="P124" svg:width="6.562cm" svg:height="2.28cm" svg:x="0.143cm" svg:y="-0.145cm"><draw:text-box><text:p text:style-name="P115"><text:span text:style-name="T102">&lt;?php</text:span></text:p><text:p text:style-name="P115"><text:span text:style-name="T102">echo $_SERVER['argv'];</text:span></text:p><text:p text:style-name="P120"><text:span text:style-name="T102">?&gt;</text:span></text:p></draw:text-box></draw:frame><text:span text:style-name="Source_20_Text"><text:span text:style-name="T8"/></text:span></text:p>
      <text:p text:style-name="P85"><text:span text:style-name="Strong_20_Emphasis"><text:span text:style-name="T8"/></text:span></text:p>
      <text:p text:style-name="P85"><text:span text:style-name="Source_20_Text"><text:span text:style-name="T8"/></text:span></text:p>
      <text:p text:style-name="P84"><text:span text:style-name="Strong_20_Emphasis"><text:span text:style-name="T8"/></text:span></text:p>
      <text:p text:style-name="P84"><text:span text:style-name="Strong_20_Emphasis"><text:span text:style-name="T8">$_SERVER['GATEWAY_INTERFACE']:</text:span></text:span></text:p>
      <text:p text:style-name="P72"><text:span text:style-name="T78">La variable </text:span>$_SERVER['GATEWAY_INTERFACE'] <text:span text:style-name="T78">regresa la version de la especificacion del </text:span>Common Gateway Interface (CGI) <text:span text:style-name="T78">que el servidor esta usando</text:span>. <text:span text:style-name="T78">Por ejemplo</text:span> CGI/1.1 <text:span text:style-name="T78">es GATEWAY_INTERFACE valido. Si un servidor no tiene un CGI, no mostrara nada.</text:span><text:line-break/><text:line-break/><text:span text:style-name="Strong_20_Emphasis"><text:span text:style-name="T78">Code example: </text:span></text:span></text:p>
      <text:p text:style-name="P4"><draw:frame text:anchor-type="paragraph" draw:z-index="22" draw:name="Forma2" draw:style-name="gr4" draw:text-style-name="P124" svg:width="9.949cm" svg:height="1.95cm" svg:x="0.143cm" svg:y="-0.145cm"><draw:text-box><text:p text:style-name="P115"><text:span text:style-name="T102">&lt;?php</text:span></text:p><text:p text:style-name="P115"><text:span text:style-name="T102">echo $_SERVER['GATEWAY_INTERFACE'];</text:span></text:p><text:p text:style-name="P120"><text:span text:style-name="T102">?&gt;</text:span></text:p></draw:text-box></draw:frame><text:span text:style-name="Source_20_Text"><text:span text:style-name="T8"/></text:span></text:p>
      <text:p text:style-name="P86"><text:span text:style-name="Strong_20_Emphasis"><text:span text:style-name="T8"/></text:span></text:p>
      <text:p text:style-name="P86"><text:span text:style-name="Strong_20_Emphasis"><text:span text:style-name="T8"/></text:span></text:p>
      <text:p text:style-name="P84"><text:span text:style-name="Strong_20_Emphasis"><text:span text:style-name="T8"/></text:span></text:p>
      <text:p text:style-name="P84"><text:span text:style-name="Strong_20_Emphasis"><text:span text:style-name="T8">$_SERVER['SERVER_ADDR']</text:span></text:span></text:p>
      <text:p text:style-name="P63"><text:span text:style-name="T79">El</text:span> $_SERVER['SERVER_ADDR'] <text:span text:style-name="T79">Regresa el ip</text:span> (Internet Protocol address) <text:span text:style-name="T79">del host server</text:span>.</text:p>
      <text:p text:style-name="P63"/>
      <text:p text:style-name="P92"><text:soft-page-break/><text:span text:style-name="Strong_20_Emphasis"><text:span text:style-name="T78">Code example: </text:span></text:span></text:p>
      <text:p text:style-name="P92"><text:span text:style-name="Strong_20_Emphasis"/></text:p>
      <text:p text:style-name="P4"><draw:frame text:anchor-type="paragraph" draw:z-index="23" draw:name="Forma2" draw:style-name="gr4" draw:text-style-name="P124" svg:width="9.949cm" svg:height="1.95cm" svg:x="0.143cm" svg:y="-0.145cm"><draw:text-box><text:p text:style-name="P115"><text:span text:style-name="T102">&lt;?php</text:span></text:p><text:p text:style-name="P115"><text:span text:style-name="T102">echo $_SERVER['SERVER_ADDR'];</text:span></text:p><text:p text:style-name="P120"><text:span text:style-name="T102">?&gt;</text:span></text:p></draw:text-box></draw:frame><text:span text:style-name="Source_20_Text"><text:span text:style-name="T8"/></text:span></text:p>
      <text:p text:style-name="P86"><text:span text:style-name="Strong_20_Emphasis"><text:span text:style-name="T8"/></text:span></text:p>
      <text:p text:style-name="P86"><text:span text:style-name="Source_20_Text"><text:span text:style-name="T8"/></text:span></text:p>
      <text:p text:style-name="P86"><text:span text:style-name="T8">Not</text:span><text:span text:style-name="T10">a</text:span><text:span text:style-name="T8"> : </text:span><text:span text:style-name="T10">Si se corre en local host regresara </text:span><text:span text:style-name="T8">127.0.0.1</text:span></text:p>
      <text:p text:style-name="P65"/>
      <text:p text:style-name="P86"><text:bookmark text:name="name"/><text:span text:style-name="Strong_20_Emphasis"><text:span text:style-name="T8">$_SERVER['SERVER_NAME']:</text:span></text:span></text:p>
      <text:p text:style-name="P73">Muestra el nombre del servidor.</text:p>
      <text:p text:style-name="P92"><text:span text:style-name="Strong_20_Emphasis"><text:span text:style-name="T78">Code example: </text:span></text:span></text:p>
      <text:p text:style-name="P92"><text:span text:style-name="Strong_20_Emphasis"/></text:p>
      <text:p text:style-name="P4"><draw:frame text:anchor-type="paragraph" draw:z-index="24" draw:name="Forma2" draw:style-name="gr4" draw:text-style-name="P124" svg:width="9.949cm" svg:height="1.95cm" svg:x="0.143cm" svg:y="-0.145cm"><draw:text-box><text:p text:style-name="P115"><text:span text:style-name="T102">&lt;?php</text:span></text:p><text:p text:style-name="P115"><text:span text:style-name="T102">echo $_SERVER['SERVER_NAME'];</text:span></text:p><text:p text:style-name="P120"><text:span text:style-name="T102">?&gt;</text:span></text:p></draw:text-box></draw:frame><text:span text:style-name="Source_20_Text"><text:span text:style-name="T8"/></text:span></text:p>
      <text:p text:style-name="P86"><text:span text:style-name="Strong_20_Emphasis"><text:span text:style-name="T8"/></text:span></text:p>
      <text:p text:style-name="P65"/>
      <text:p text:style-name="P63">Not<text:span text:style-name="T79">a</text:span> : <text:span text:style-name="T79">si corres este codigo en el localhost por defecto mostrara el nombre del servidor como localhost. Si el script esta corriendo en un virtual host, el nombre del virtual host sera mostrado como nombre de servidor.</text:span></text:p>
      <text:p text:style-name="P60"><text:span text:style-name="Strong_20_Emphasis"><text:span text:style-name="T7"/></text:span></text:p>
      <text:p text:style-name="P60"><text:bookmark text:name="software"/><text:span text:style-name="Strong_20_Emphasis"><text:span text:style-name="T7">$_SERVER['SERVER_SOFTWARE']:</text:span></text:span></text:p>
      <text:p text:style-name="P65"><text:span text:style-name="T79">La variable </text:span>$_SERVER['SERVER_SOFTWARE'] <text:span text:style-name="T79">trae la cadena de identificación del servidor. La cadena se proporciona en los encabezados al responder a las solicitudes.</text:span></text:p>
      <text:p text:style-name="P92"><text:span text:style-name="Strong_20_Emphasis"><text:span text:style-name="T78">Code example: </text:span></text:span></text:p>
      <text:p text:style-name="P92"><draw:frame text:anchor-type="paragraph" draw:z-index="25" draw:name="Forma2" draw:style-name="gr17" draw:text-style-name="P124" svg:width="9.949cm" svg:height="1.932cm" svg:x="0.143cm" svg:y="0.427cm"><draw:text-box><text:p text:style-name="P115"><text:span text:style-name="T102">&lt;?php</text:span></text:p><text:p><text:span text:style-name="T102">echo $_SERVER[‘SERVER_SOFTWARE’];</text:span></text:p><text:p text:style-name="P120"><text:span text:style-name="T102">?&gt;</text:span></text:p></draw:text-box></draw:frame><text:span text:style-name="Strong_20_Emphasis"/></text:p>
      <text:p text:style-name="P4"><text:span text:style-name="Source_20_Text"><text:span text:style-name="T8"/></text:span></text:p>
      <text:p text:style-name="P86"><text:span text:style-name="Strong_20_Emphasis"><text:span text:style-name="T8"/></text:span></text:p>
      <text:p text:style-name="P63"><text:span text:style-name="Source_20_Text"><text:span text:style-name="T8"/></text:span></text:p>
      <text:p text:style-name="P80">Output: Apache/2.2.3 (CentOS)</text:p>
      <text:p text:style-name="P60"><text:span text:style-name="Strong_20_Emphasis"><text:span text:style-name="T7"/></text:span></text:p>
      <text:p text:style-name="P60"><text:bookmark text:name="protocol"/><text:soft-page-break/><text:span text:style-name="Strong_20_Emphasis"><text:span text:style-name="T7">$_SERVER['SERVER_PROTOCOL']:</text:span></text:span></text:p>
      <text:p text:style-name="P84"><text:span text:style-name="T11">la variable </text:span><text:span text:style-name="T8">$_SERVER['SERVER_PROTOCOL'] </text:span><text:span text:style-name="T11">busca el nombre y la </text:span><text:span text:style-name="T80">revisión del protocolo de información a través del cual se ha solicitado la página.</text:span></text:p>
      <text:p text:style-name="P93"><text:span text:style-name="Strong_20_Emphasis"><text:span text:style-name="T78">Code example: </text:span></text:span></text:p>
      <text:p text:style-name="P93"><draw:frame text:anchor-type="paragraph" draw:z-index="26" draw:name="Forma2" draw:style-name="gr4" draw:text-style-name="P124" svg:width="8.467cm" svg:height="1.95cm" svg:x="0.143cm" svg:y="0.427cm"><draw:text-box><text:p text:style-name="P115"><text:span text:style-name="T102">&lt;?php</text:span></text:p><text:p text:style-name="P115"><text:span text:style-name="T102">echo $_SERVER['SERVER_PROTOCOL'];</text:span></text:p><text:p text:style-name="P120"><text:span text:style-name="T102">?&gt;</text:span></text:p></draw:text-box></draw:frame><text:span text:style-name="Strong_20_Emphasis"/></text:p>
      <text:p text:style-name="P5"><text:span text:style-name="Source_20_Text"><text:span text:style-name="T8"/></text:span></text:p>
      <text:p text:style-name="P66"/>
      <text:p text:style-name="P63"/>
      <text:p text:style-name="P80">Output : HTTP/1.1</text:p>
      <text:p text:style-name="P80"/>
      <text:p text:style-name="P60"><text:span text:style-name="Strong_20_Emphasis"><text:span text:style-name="T84">$_SERVER['REQUEST_METHOD']:</text:span></text:span></text:p>
      <text:p text:style-name="P61"><text:span text:style-name="Strong_20_Emphasis"><text:span text:style-name="T62">Esta variable busca el método requerido usado para acceder a la pagina. Estos métodos son “</text:span></text:span><text:span text:style-name="Strong_20_Emphasis"><text:span text:style-name="T67">GET, HEAD, POST, PUT”</text:span></text:span><text:span text:style-name="Strong_20_Emphasis"><text:span text:style-name="T62">.</text:span></text:span></text:p>
      <text:p text:style-name="P81">Code example:</text:p>
      <text:p text:style-name="P81"><draw:frame text:anchor-type="paragraph" draw:z-index="27" draw:name="Forma2" draw:style-name="gr4" draw:text-style-name="P124" svg:width="8.123cm" svg:height="1.95cm" svg:x="0.143cm" svg:y="0.004cm"><draw:text-box><text:p text:style-name="P115"><text:span text:style-name="T102">&lt;?php</text:span></text:p><text:p text:style-name="P115"><text:span text:style-name="T102">echo $_SERVER['REQUEST_METHOD'];</text:span></text:p><text:p text:style-name="P120"><text:span text:style-name="T102">?&gt;</text:span></text:p></draw:text-box></draw:frame></text:p>
      <text:p text:style-name="P81"/>
      <text:p text:style-name="P67"/>
      <text:p text:style-name="P60"><text:span text:style-name="Strong_20_Emphasis"><text:span text:style-name="T7"/></text:span></text:p>
      <text:p text:style-name="P60"><text:span text:style-name="Strong_20_Emphasis"><text:span text:style-name="T7">$_SERVER['REQUEST_TIME']</text:span></text:span></text:p>
      <text:p text:style-name="P67">$_SERVER['REQUEST_TIME'] <text:s/><text:span text:style-name="T86">busca el tiempo en la cual se empezo la solicitud para acceder a la pagina. </text:span></text:p>
      <text:p text:style-name="P81">Code example:</text:p>
      <text:p text:style-name="P67"><draw:frame text:anchor-type="paragraph" draw:z-index="28" draw:name="Forma2" draw:style-name="gr4" draw:text-style-name="P124" svg:width="7.859cm" svg:height="1.95cm" svg:x="0.143cm" svg:y="0.004cm"><draw:text-box><text:p text:style-name="P115"><text:span text:style-name="T102">&lt;?php</text:span></text:p><text:p text:style-name="P115"><text:span text:style-name="T102">echo $_SERVER['REQUEST_TIME'];</text:span></text:p><text:p text:style-name="P120"><text:span text:style-name="T102">?&gt;</text:span></text:p></draw:text-box></draw:frame> </text:p>
      <text:p text:style-name="P67"/>
      <text:p text:style-name="P84"><text:span text:style-name="Source_20_Text"><text:span text:style-name="T8"/></text:span></text:p>
      <text:p text:style-name="P60"><text:span text:style-name="Strong_20_Emphasis"><text:span text:style-name="T7"/></text:span></text:p>
      <text:p text:style-name="P60"><text:bookmark text:name="string"/><text:soft-page-break/><text:span text:style-name="Strong_20_Emphasis"><text:span text:style-name="T7">$_SERVER['QUERY_STRING']</text:span></text:span></text:p>
      <text:p text:style-name="P74">Si una pagina es accedida via un query string, esta variable busca ese string.</text:p>
      <text:p text:style-name="P87"><text:span text:style-name="Strong_20_Emphasis"><text:span text:style-name="T53">Code example:</text:span></text:span></text:p>
      <text:p text:style-name="P87"><draw:frame text:anchor-type="paragraph" draw:z-index="29" draw:name="Forma2" draw:style-name="gr18" draw:text-style-name="P124" svg:width="12.516cm" svg:height="2.257cm" svg:x="0.143cm" svg:y="0.004cm"><draw:text-box><text:p text:style-name="P115"><text:span text:style-name="T102">&lt;?php</text:span></text:p><text:p text:style-name="P115"><text:span text:style-name="T102">echo "The query string is: ".$_SERVER['QUERY_STRING'];</text:span></text:p><text:p text:style-name="P120"><text:span text:style-name="T102">?&gt;</text:span></text:p></draw:text-box></draw:frame><text:span text:style-name="Strong_20_Emphasis"><text:span text:style-name="T53"/></text:span></text:p>
      <text:p text:style-name="P2"><text:span text:style-name="Source_20_Text"><text:span text:style-name="T8"/></text:span></text:p>
      <text:p text:style-name="P2"><text:span text:style-name="Source_20_Text"><text:span text:style-name="T8"/></text:span></text:p>
      <text:p text:style-name="P45"/>
      <text:p text:style-name="P49"><text:bookmark text:name="tw-target-text"/>Si el código php anterior se guarda co<text:span text:style-name="T87">mo un archivo de</text:span> <text:s/>nombre <text:s text:c="2"/><text:span text:style-name="T4">Q</text:span><text:span text:style-name="T2">UERY_STRING.php</text:span> y s<text:span text:style-name="T87">e</text:span> agrega </text:p>
      <text:p text:style-name="P49"><text:span text:style-name="T64">'?</text:span><text:span text:style-name="T66">t</text:span><text:span text:style-name="T64">utorial=php&amp;section=super-globals</text:span>' (es decir, <text:span text:style-name="T64">QUERY_STRING.php </text:span><text:span text:style-name="T66">t</text:span><text:span text:style-name="T64">utorial=php&amp;section=super-globals</text:span>); imprimirá esta cadena en la página ya que le ha pedido al</text:p>
      <text:p text:style-name="P49">script que imprima $ _SERVER ['QUERY_STRING'].</text:p>
      <text:p text:style-name="P34"><text:span text:style-name="Strong_20_Emphasis"><text:span text:style-name="T7"/></text:span></text:p>
      <text:p text:style-name="P34"><text:span text:style-name="Strong_20_Emphasis"><text:span text:style-name="T7"/></text:span></text:p>
      <text:p text:style-name="P60"><text:bookmark text:name="accept"/><text:span text:style-name="Strong_20_Emphasis"><text:span text:style-name="T7">$_SERVER['HTTP_ACCEPT']</text:span></text:span></text:p>
      <text:p text:style-name="P75">Si existe, el contenido del header Accept <text:s/>de la actual solicitud es buscada por esta variable</text:p>
      <text:p text:style-name="P84"><text:span text:style-name="Strong_20_Emphasis"><text:span text:style-name="T12">Code e</text:span></text:span><text:span text:style-name="Strong_20_Emphasis"><text:span text:style-name="T8">xample:</text:span></text:span></text:p>
      <text:p text:style-name="P84"><draw:frame text:anchor-type="paragraph" draw:z-index="30" draw:name="Forma2" draw:style-name="gr18" draw:text-style-name="P124" svg:width="8.573cm" svg:height="2.257cm" svg:x="0.143cm" svg:y="0.004cm"><draw:text-box><text:p text:style-name="P115"><text:span text:style-name="T102">&lt;?php</text:span></text:p><text:p text:style-name="P115"><text:span text:style-name="T102">echo $_SERVER['HTTP_ACCEPT'];</text:span></text:p><text:p text:style-name="P120"><text:span text:style-name="T102">?&gt;</text:span></text:p></draw:text-box></draw:frame><text:span text:style-name="Strong_20_Emphasis"><text:span text:style-name="T8"/></text:span></text:p>
      <text:p text:style-name="P84"><text:span text:style-name="Strong_20_Emphasis"><text:span text:style-name="T8"/></text:span></text:p>
      <text:p text:style-name="P45"/>
      <text:p text:style-name="P68">Output: <text:span text:style-name="T64">text/html,application/xhtml+xml,application/xml;q=0.9,*/*;q=0.8</text:span></text:p>
      <text:p text:style-name="P68"><text:span text:style-name="Strong_20_Emphasis"><text:span text:style-name="T3"/></text:span></text:p>
      <text:p text:style-name="P68"><text:span text:style-name="Strong_20_Emphasis"><text:span text:style-name="T3">$_SERVER['HTTP_ACCEPT_CHARSET']:</text:span></text:span></text:p>
      <text:p text:style-name="P76">Si existe, el contenido del header Accept-Charset de la solicitud actual se busca con esta variable.</text:p>
      <text:p text:style-name="P88"><text:span text:style-name="Strong_20_Emphasis"><text:span text:style-name="T12">Code </text:span></text:span><text:span text:style-name="Strong_20_Emphasis"><text:span text:style-name="T8">Example:</text:span></text:span></text:p>
      <text:p text:style-name="P88"><draw:frame text:anchor-type="paragraph" draw:z-index="31" draw:name="Forma2" draw:style-name="gr19" draw:text-style-name="P124" svg:width="9.288cm" svg:height="2.303cm" svg:x="0.143cm" svg:y="0.004cm"><draw:text-box><text:p text:style-name="P115"><text:span text:style-name="T102">&lt;?php</text:span></text:p><text:p text:style-name="P115"><text:span text:style-name="T102">echo $_SERVER['HTTP_ACCEPT_CHARSET'];</text:span></text:p><text:p text:style-name="P120"><text:span text:style-name="T102">?&gt;</text:span></text:p></draw:text-box></draw:frame><text:span text:style-name="Strong_20_Emphasis"><text:span text:style-name="T8"/></text:span></text:p>
      <text:p text:style-name="P2"><text:span text:style-name="Source_20_Text"><text:span text:style-name="T8"/></text:span></text:p>
      <text:p text:style-name="P2"><text:span text:style-name="Source_20_Text"><text:span text:style-name="T8"/></text:span></text:p>
      <text:p text:style-name="P45"/>
      <text:p text:style-name="P63"><text:soft-page-break/>Output: <text:span text:style-name="T64">ISO-8859-1,utf-8;q=0.7,*;q=0.7</text:span></text:p>
      <text:p text:style-name="P80"/>
      <text:p text:style-name="P60"><text:bookmark text:name="host"/><text:span text:style-name="Strong_20_Emphasis"><text:span text:style-name="T85">$</text:span></text:span><text:span text:style-name="Strong_20_Emphasis"><text:span text:style-name="T84">SERVER['HTTP_HOST']:</text:span></text:span></text:p>
      <text:p text:style-name="P77">Tiene el nombre del host server si existe alguno.</text:p>
      <text:p text:style-name="P84"><text:span text:style-name="Strong_20_Emphasis"><text:span text:style-name="T13">Code </text:span></text:span><text:span text:style-name="Strong_20_Emphasis"><text:span text:style-name="T8">Example :</text:span></text:span></text:p>
      <text:p text:style-name="P84"><draw:frame text:anchor-type="paragraph" draw:z-index="32" draw:name="Forma2" draw:style-name="gr19" draw:text-style-name="P124" svg:width="9.288cm" svg:height="2.303cm" svg:x="0.143cm" svg:y="0.004cm"><draw:text-box><text:p text:style-name="P115"><text:span text:style-name="T102">&lt;?php</text:span></text:p><text:p text:style-name="P115"><text:span text:style-name="T102">echo $_SERVER['HTTP_HOST'];</text:span></text:p><text:p text:style-name="P120"><text:span text:style-name="T102">?&gt;</text:span></text:p></draw:text-box></draw:frame><text:span text:style-name="Strong_20_Emphasis"><text:span text:style-name="T8"/></text:span></text:p>
      <text:p text:style-name="P2"><text:span text:style-name="Source_20_Text"><text:span text:style-name="T8"/></text:span></text:p>
      <text:p text:style-name="P2"><text:span text:style-name="Source_20_Text"><text:span text:style-name="T8"/></text:span></text:p>
      <text:p text:style-name="P45"/>
      <text:p text:style-name="P63">Output: <text:a xlink:type="simple" xlink:href="http://www.w3resource.com/" text:style-name="Internet_20_link" text:visited-style-name="Visited_20_Internet_20_Link"><text:span text:style-name="T89">www.w3resource.com</text:span></text:a></text:p>
      <text:p text:style-name="P63"/>
      <text:p text:style-name="P60"><text:span text:style-name="Strong_20_Emphasis"><text:span text:style-name="T7">$_SERVER['HTTP_REFERER']</text:span></text:span></text:p>
      <text:p text:style-name="P63">$_SERVER['HTTP_REFERER'] <text:span text:style-name="T90">puede usarse para traer la url completa de la pagina web actual. Debido a que algunos agentes (Browsers) no soportan esta variable, su uso no es muy confiable.</text:span></text:p>
      <text:p text:style-name="P82">Code <text:span text:style-name="Strong_20_Emphasis">Example:</text:span></text:p>
      <text:p text:style-name="P63"><draw:frame text:anchor-type="paragraph" draw:z-index="33" draw:name="Forma2" draw:style-name="gr19" draw:text-style-name="P124" svg:width="9.288cm" svg:height="2.303cm" svg:x="0.143cm" svg:y="0.004cm"><draw:text-box><text:p text:style-name="P115"><text:span text:style-name="T102">&lt;?php</text:span></text:p><text:p text:style-name="P115"><text:span text:style-name="T102">echo $_SERVER['HTTP_REFERER'];</text:span></text:p><text:p text:style-name="P120"><text:span text:style-name="T102">?&gt;</text:span></text:p></draw:text-box></draw:frame></text:p>
      <text:p text:style-name="P63"/>
      <text:p text:style-name="P63"/>
      <text:p text:style-name="P63">Output: <text:span text:style-name="T64">https://www.w3resource.com/php/super-variables/$_SERVER-HTTP_REFERER.php</text:span></text:p>
      <text:p text:style-name="P60"><text:span text:style-name="Strong_20_Emphasis"><text:span text:style-name="T7"/></text:span></text:p>
      <text:p text:style-name="P60"><text:span text:style-name="Strong_20_Emphasis"><text:span text:style-name="T7">$_SERVER['HTTP_USER_AGENT']</text:span></text:span></text:p>
      <text:p text:style-name="P78">Si existe, el contenido del User-Agent header de la solicitud actual es traida.</text:p>
      <text:p text:style-name="P89"><text:span text:style-name="Strong_20_Emphasis"><text:span text:style-name="T13">Code </text:span></text:span><text:span text:style-name="Strong_20_Emphasis"><text:span text:style-name="T8">Example:</text:span></text:span></text:p>
      <text:p text:style-name="P89"><draw:frame text:anchor-type="paragraph" draw:z-index="34" draw:name="Forma2" draw:style-name="gr19" draw:text-style-name="P124" svg:width="9.288cm" svg:height="2.303cm" svg:x="0.143cm" svg:y="0.004cm"><draw:text-box><text:p text:style-name="P115"><text:span text:style-name="T102">&lt;?php</text:span></text:p><text:p text:style-name="P115"><text:span text:style-name="T102">echo $_SERVER['HTTP_USER_AGENT'];</text:span></text:p><text:p text:style-name="P120"><text:span text:style-name="T102">?&gt;</text:span></text:p></draw:text-box></draw:frame><text:span text:style-name="Strong_20_Emphasis"><text:span text:style-name="T8"/></text:span></text:p>
      <text:p text:style-name="P89"><text:span text:style-name="Strong_20_Emphasis"><text:span text:style-name="T8"/></text:span></text:p>
      <text:p text:style-name="P62"><text:span text:style-name="Strong_20_Emphasis"><text:span text:style-name="T7"/></text:span></text:p>
      <text:p text:style-name="P60"><text:soft-page-break/><text:span text:style-name="Strong_20_Emphasis"><text:span text:style-name="T84">$_SERVER['HTTPS']</text:span></text:span></text:p>
      <text:p text:style-name="P83"><text:span text:style-name="Strong_20_Emphasis"><text:span text:style-name="T5">Si el script fue requerido a traves de HTTP secure protocol, $_SERVER['HTTPS'] es seteada a un valor no vacio.</text:span></text:span></text:p>
      <text:p text:style-name="P84"><text:span text:style-name="Strong_20_Emphasis"><text:span text:style-name="T13">Code </text:span></text:span><text:span text:style-name="Strong_20_Emphasis"><text:span text:style-name="T8">Example:</text:span></text:span></text:p>
      <text:p text:style-name="P84"><draw:frame text:anchor-type="paragraph" draw:z-index="35" draw:name="Forma2" draw:style-name="gr19" draw:text-style-name="P124" svg:width="9.288cm" svg:height="2.303cm" svg:x="0.143cm" svg:y="0.004cm"><draw:text-box><text:p text:style-name="P115"><text:span text:style-name="T102">&lt;?php</text:span></text:p><text:p text:style-name="P115"><text:span text:style-name="T102">echo $_SERVER['HTTPS'];</text:span></text:p><text:p text:style-name="P120"><text:span text:style-name="T102">?&gt;</text:span></text:p></draw:text-box></draw:frame><text:span text:style-name="Strong_20_Emphasis"><text:span text:style-name="T8"/></text:span></text:p>
      <text:p text:style-name="P84"><text:span text:style-name="Strong_20_Emphasis"><text:span text:style-name="T8"/></text:span></text:p>
      <text:p text:style-name="P84"><text:span text:style-name="Source_20_Text"><text:span text:style-name="T8"/></text:span></text:p>
      <text:p text:style-name="P84"><text:span text:style-name="Source_20_Text"><text:span text:style-name="T8"/></text:span></text:p>
      <text:p text:style-name="P60"><text:span text:style-name="Strong_20_Emphasis"><text:span text:style-name="T7">$_SERVER['REMOTE_ADDR']</text:span></text:span></text:p>
      <text:p text:style-name="P63">$_SERVER['REMOTE_ADDR'] <text:span text:style-name="T90">busca el ip address desde el cual el usuario esta visualizando la pagina actual.</text:span></text:p>
      <text:p text:style-name="P84"><text:span text:style-name="Strong_20_Emphasis"><text:span text:style-name="T13">Code </text:span></text:span><text:span text:style-name="Strong_20_Emphasis"><text:span text:style-name="T8">Example:</text:span></text:span></text:p>
      <text:p text:style-name="P84"><draw:frame text:anchor-type="paragraph" draw:z-index="36" draw:name="Forma2" draw:style-name="gr19" draw:text-style-name="P124" svg:width="9.288cm" svg:height="2.303cm" svg:x="0.143cm" svg:y="0.004cm"><draw:text-box><text:p text:style-name="P115"><text:span text:style-name="T102">&lt;?php</text:span></text:p><text:p text:style-name="P115"><text:span text:style-name="T102">echo $_SERVER['REMOTE_ADDR'];</text:span></text:p><text:p text:style-name="P120"><text:span text:style-name="T102">?&gt;</text:span></text:p></draw:text-box></draw:frame><text:span text:style-name="Strong_20_Emphasis"><text:span text:style-name="T8"/></text:span></text:p>
      <text:p text:style-name="P84"><text:span text:style-name="Strong_20_Emphasis"><text:span text:style-name="T8"/></text:span></text:p>
      <text:p text:style-name="P84"><text:span text:style-name="Strong_20_Emphasis"><text:span text:style-name="T8"/></text:span></text:p>
      <text:p text:style-name="P2"><text:span text:style-name="Source_20_Text"><text:span text:style-name="T8"/></text:span></text:p>
      <text:p text:style-name="P60"><text:span text:style-name="Strong_20_Emphasis"><text:span text:style-name="T7">$_SERVER['REMOTE_HOST']</text:span></text:span></text:p>
      <text:p text:style-name="P63">$_SERVER['REMOTE_HOST'] <text:span text:style-name="T90">busca el host name desde el cual el usuario esta visualizando la pagina actual. Para que este script funcione, hostname lookups dentro del httpd.conf debe ser configurado.</text:span> </text:p>
      <text:p text:style-name="P84"><text:span text:style-name="Strong_20_Emphasis"><text:span text:style-name="T13">Code </text:span></text:span><text:span text:style-name="Strong_20_Emphasis"><text:span text:style-name="T8">Example:</text:span></text:span></text:p>
      <text:p text:style-name="P84"><draw:frame text:anchor-type="paragraph" draw:z-index="37" draw:name="Forma2" draw:style-name="gr19" draw:text-style-name="P124" svg:width="9.288cm" svg:height="2.303cm" svg:x="0.143cm" svg:y="0.004cm"><draw:text-box><text:p text:style-name="P115"><text:span text:style-name="T102">&lt;?php</text:span></text:p><text:p text:style-name="P115"><text:span text:style-name="T102">echo $_SERVER['REMOTE_HOST'];</text:span></text:p><text:p text:style-name="P120"><text:span text:style-name="T102">?&gt;</text:span></text:p></draw:text-box></draw:frame><text:span text:style-name="Strong_20_Emphasis"><text:span text:style-name="T8"/></text:span></text:p>
      <text:p text:style-name="P84"><text:span text:style-name="Strong_20_Emphasis"><text:span text:style-name="T8"/></text:span></text:p>
      <text:p text:style-name="P84"><text:span text:style-name="Strong_20_Emphasis"><text:span text:style-name="T8"/></text:span></text:p>
      <text:p text:style-name="P91"><text:span text:style-name="Source_20_Text"><text:span text:style-name="T52"/></text:span></text:p>
      <text:p text:style-name="P91"><text:span text:style-name="Strong_20_Emphasis"><text:span text:style-name="T49">$_SERVER['REMOTE_PORT']</text:span></text:span></text:p>
      <text:p text:style-name="P69"><text:span text:style-name="T91">indica el nombre del servidor host y el puerto que se utiliza en la máquina del usuario para comunicarse </text:span><text:soft-page-break/><text:span text:style-name="T91">con el servidor web.</text:span></text:p>
      <text:p text:style-name="P84"><text:span text:style-name="Strong_20_Emphasis"><text:span text:style-name="T14">Code </text:span></text:span><text:span text:style-name="Strong_20_Emphasis"><text:span text:style-name="T8">Example:</text:span></text:span></text:p>
      <text:p text:style-name="P84"><draw:frame text:anchor-type="paragraph" draw:z-index="38" draw:name="Forma2" draw:style-name="gr19" draw:text-style-name="P124" svg:width="9.288cm" svg:height="2.303cm" svg:x="0.143cm" svg:y="0.004cm"><draw:text-box><text:p text:style-name="P115"><text:span text:style-name="T102">&lt;?php</text:span></text:p><text:p text:style-name="P115"><text:span text:style-name="T102">echo $_SERVER['REMOTE_PORT'];</text:span></text:p><text:p text:style-name="P120"><text:span text:style-name="T102">?&gt;</text:span></text:p></draw:text-box></draw:frame><text:span text:style-name="Strong_20_Emphasis"><text:span text:style-name="T8"/></text:span></text:p>
      <text:p text:style-name="P84"><text:span text:style-name="Strong_20_Emphasis"><text:span text:style-name="T8"/></text:span></text:p>
      <text:p text:style-name="P2"><text:span text:style-name="Source_20_Text"><text:span text:style-name="T8"/></text:span></text:p>
      <text:p text:style-name="P2"><text:span text:style-name="Source_20_Text"><text:span text:style-name="T8"/></text:span></text:p>
      <text:p text:style-name="P60"><text:span text:style-name="Strong_20_Emphasis"><text:span text:style-name="T7"/></text:span></text:p>
      <text:p text:style-name="P60"><text:bookmark text:name="filename"/><text:span text:style-name="Strong_20_Emphasis"><text:span text:style-name="T7">$_SERVER['SCRIPT_FILENAME']</text:span></text:span></text:p>
      <text:p text:style-name="P90"><text:span text:style-name="T8">$_SERVER['SCRIPT_FILENAME'] </text:span><text:span text:style-name="T14">Trae el path absoluto del script en ejecucion actual.</text:span></text:p>
      <text:p text:style-name="P90"><text:span text:style-name="Strong_20_Emphasis"><text:span text:style-name="T14">Code </text:span></text:span><text:span text:style-name="Strong_20_Emphasis"><text:span text:style-name="T8">Example:</text:span></text:span></text:p>
      <text:p text:style-name="P90"><draw:frame text:anchor-type="paragraph" draw:z-index="39" draw:name="Forma2" draw:style-name="gr19" draw:text-style-name="P124" svg:width="9.288cm" svg:height="2.303cm" svg:x="0.143cm" svg:y="0.004cm"><draw:text-box><text:p text:style-name="P115"><text:span text:style-name="T102">&lt;?php</text:span></text:p><text:p text:style-name="P115"><text:span text:style-name="T102">echo $_SERVER['SCRIPT_FILENAME'];</text:span></text:p><text:p text:style-name="P120"><text:span text:style-name="T102">?&gt;</text:span></text:p></draw:text-box></draw:frame><text:span text:style-name="Strong_20_Emphasis"><text:span text:style-name="T8"/></text:span></text:p>
      <text:p text:style-name="P90"><text:span text:style-name="Strong_20_Emphasis"><text:span text:style-name="T8"/></text:span></text:p>
      <text:p text:style-name="P2"><text:span text:style-name="Source_20_Text"><text:span text:style-name="T8"/></text:span></text:p>
      <text:p text:style-name="P45"/>
      <text:p text:style-name="P63">Output: <text:span text:style-name="T64">https://www.w3resource.com/php/super-variables/$_SERVER-HTTP_REFERER.php</text:span></text:p>
      <text:p text:style-name="P60"><text:span text:style-name="Strong_20_Emphasis"><text:span text:style-name="T7"/></text:span></text:p>
      <text:p text:style-name="P60"><text:bookmark text:name="admin"/><text:span text:style-name="Strong_20_Emphasis"><text:span text:style-name="T7">$_SERVER['SERVER_ADMIN']</text:span></text:span></text:p>
      <text:p text:style-name="P79">Trae el valor dado a la directiva SERVER_ADMIN (Para apache) en el archivo de configuracion del servidor web. Si el script corre en un host virtual, este valor sera definido por el host virtual </text:p>
      <text:p text:style-name="P90"><text:span text:style-name="Strong_20_Emphasis"><text:span text:style-name="T14">Code </text:span></text:span><text:span text:style-name="Strong_20_Emphasis"><text:span text:style-name="T8">Example:</text:span></text:span></text:p>
      <text:p text:style-name="P90"><draw:frame text:anchor-type="paragraph" draw:z-index="40" draw:name="Forma2" draw:style-name="gr19" draw:text-style-name="P124" svg:width="9.288cm" svg:height="2.303cm" svg:x="0.143cm" svg:y="0.004cm"><draw:text-box><text:p text:style-name="P115"><text:span text:style-name="T102">&lt;?php</text:span></text:p><text:p text:style-name="P115"><text:span text:style-name="T102">echo $_SERVER['SERVER_ADMIN'];</text:span></text:p><text:p text:style-name="P120"><text:span text:style-name="T102">?&gt;</text:span></text:p></draw:text-box></draw:frame><text:span text:style-name="Strong_20_Emphasis"><text:span text:style-name="T8"/></text:span></text:p>
      <text:p text:style-name="P90"><text:span text:style-name="Strong_20_Emphasis"><text:span text:style-name="T8"/></text:span></text:p>
      <text:p text:style-name="P45"/>
      <text:p text:style-name="P63">Output: <text:span text:style-name="T64">abcd@w3resource.com</text:span></text:p>
      <text:p text:style-name="P60"><text:span text:style-name="Strong_20_Emphasis"><text:span text:style-name="T7"/></text:span></text:p>
      <text:p text:style-name="P60"><text:span text:style-name="Strong_20_Emphasis"><text:span text:style-name="T7"/></text:span></text:p>
      <text:p text:style-name="P60"><text:bookmark text:name="sport"/><text:soft-page-break/><text:span text:style-name="Strong_20_Emphasis"><text:span text:style-name="T7">$_SERVER['SERVER_PORT'] </text:span></text:span></text:p>
      <text:p text:style-name="P84"><text:span text:style-name="T14">Indica el nombre del host server y el puerto en el servidor siendo usado por el web server para la comunicación. Por defecto, este puerto sera el 80, usando SSL. </text:span><text:bookmark text:name="tw-target-text2"/><text:span text:style-name="T80">por ejemplo, cambiará esto a cualquiera que sea su puerto HTTP seguro definido.</text:span></text:p>
      <text:p text:style-name="P84"><text:span text:style-name="Strong_20_Emphasis"><text:span text:style-name="T14">Code </text:span></text:span><text:span text:style-name="Strong_20_Emphasis"><text:span text:style-name="T8">Example:</text:span></text:span></text:p>
      <text:p text:style-name="P84"><draw:frame text:anchor-type="paragraph" draw:z-index="41" draw:name="Forma2" draw:style-name="gr19" draw:text-style-name="P124" svg:width="9.288cm" svg:height="2.303cm" svg:x="0.143cm" svg:y="0.004cm"><draw:text-box><text:p text:style-name="P115"><text:span text:style-name="T102">&lt;?php</text:span></text:p><text:p text:style-name="P115"><text:span text:style-name="T102">echo $_SERVER['SERVER_PORT'];</text:span></text:p><text:p text:style-name="P120"><text:span text:style-name="T102">?&gt;</text:span></text:p></draw:text-box></draw:frame></text:p>
      <text:p text:style-name="P84"><text:span text:style-name="Strong_20_Emphasis"><text:span text:style-name="T8"/></text:span></text:p>
      <text:p text:style-name="P84"><text:span text:style-name="Strong_20_Emphasis"><text:span text:style-name="T8"/></text:span></text:p>
      <text:p text:style-name="P2"><text:span text:style-name="Source_20_Text"><text:span text:style-name="T8"/></text:span></text:p>
      <text:p text:style-name="P60"><text:span text:style-name="Strong_20_Emphasis"><text:span text:style-name="T7">$_SERVER['SERVER_SIGNATURE']</text:span></text:span></text:p>
      <text:p text:style-name="P63">$_SERVER['SERVER_SIGNATURE'] <text:span text:style-name="T91">Busca el string que contiene la version del servidor y el virtual hostname el cual fue anadido al server-generated pages si esta encendido.</text:span> </text:p>
      <text:p text:style-name="P84"><text:span text:style-name="Strong_20_Emphasis"><text:span text:style-name="T14">Code </text:span></text:span><text:span text:style-name="Strong_20_Emphasis"><text:span text:style-name="T8">Example:</text:span></text:span></text:p>
      <text:p text:style-name="P84"><draw:frame text:anchor-type="paragraph" draw:z-index="42" draw:name="Forma2" draw:style-name="gr19" draw:text-style-name="P124" svg:width="9.288cm" svg:height="2.303cm" svg:x="0.143cm" svg:y="0.004cm"><draw:text-box><text:p text:style-name="P115"><text:span text:style-name="T102">&lt;?php</text:span></text:p><text:p text:style-name="P115"><text:span text:style-name="T102">echo $_SERVER['SERVER_SIGNATURE'];</text:span></text:p><text:p text:style-name="P120"><text:span text:style-name="T102">?&gt;</text:span></text:p></draw:text-box></draw:frame><text:span text:style-name="Strong_20_Emphasis"><text:span text:style-name="T8"/></text:span></text:p>
      <text:p text:style-name="P84"><text:span text:style-name="Strong_20_Emphasis"><text:span text:style-name="T8"/></text:span></text:p>
      <text:p text:style-name="P84"><text:span text:style-name="Source_20_Text"><text:span text:style-name="T8"/></text:span></text:p>
      <text:p text:style-name="P63">Output: <text:span text:style-name="T64">Apache/2.2.3 (CentOS) Server at www.w3resource.com Port 80</text:span></text:p>
      <text:p text:style-name="P60"><text:span text:style-name="Strong_20_Emphasis"><text:span text:style-name="T7"/></text:span></text:p>
      <text:p text:style-name="P60"><text:span text:style-name="Strong_20_Emphasis"><text:span text:style-name="T7">$_SERVER['PATH_TRANSLATED']</text:span></text:span></text:p>
      <text:p text:style-name="P70"><text:span text:style-name="T92">recupera la ruta basada en el sistema de archivos al script actual. Esto se logra después de que el servidor haya realizado una asignación de virtual a real. Funciona solo cuando PATH_INFO está definido.</text:span> </text:p>
      <text:p text:style-name="P84"><text:span text:style-name="Strong_20_Emphasis"><text:span text:style-name="T14">Code </text:span></text:span><text:span text:style-name="Strong_20_Emphasis"><text:span text:style-name="T8">Example:</text:span></text:span></text:p>
      <text:p text:style-name="P84"><draw:frame text:anchor-type="paragraph" draw:z-index="43" draw:name="Forma2" draw:style-name="gr19" draw:text-style-name="P124" svg:width="9.288cm" svg:height="2.303cm" svg:x="0.143cm" svg:y="0.004cm"><draw:text-box><text:p text:style-name="P115"><text:span text:style-name="T102">&lt;?php</text:span></text:p><text:p text:style-name="P115"><text:span text:style-name="T102">echo $_SERVER['PATH_TRANSLATED'];</text:span></text:p><text:p text:style-name="P120"><text:span text:style-name="T102">?&gt;</text:span></text:p></draw:text-box></draw:frame><text:span text:style-name="Strong_20_Emphasis"><text:span text:style-name="T8"/></text:span></text:p>
      <text:p text:style-name="P84"><text:span text:style-name="Strong_20_Emphasis"><text:span text:style-name="T8"/></text:span></text:p>
      <text:p text:style-name="P63"/>
      <text:p text:style-name="P84"><text:bookmark text:name="sscript"/><text:soft-page-break/><text:span text:style-name="Strong_20_Emphasis"><text:span text:style-name="T8">$_SERVER['SCRIPT_NAME']</text:span></text:span></text:p>
      <text:p text:style-name="P63">$_SERVER['SCRIPT_NAME'] <text:span text:style-name="T93">contiene el path del actual script</text:span></text:p>
      <text:p text:style-name="P84"><text:span text:style-name="Strong_20_Emphasis"><text:span text:style-name="T15">Code </text:span></text:span><text:span text:style-name="Strong_20_Emphasis"><text:span text:style-name="T8">Example:</text:span></text:span></text:p>
      <text:p text:style-name="P84"><draw:frame text:anchor-type="paragraph" draw:z-index="44" draw:name="Forma2" draw:style-name="gr19" draw:text-style-name="P124" svg:width="9.288cm" svg:height="2.303cm" svg:x="0.143cm" svg:y="0.004cm"><draw:text-box><text:p text:style-name="P115"><text:span text:style-name="T102">&lt;?php</text:span></text:p><text:p text:style-name="P115"><text:span text:style-name="T102">echo $_SERVER['SCRIPT_NAME'];</text:span></text:p><text:p text:style-name="P120"><text:span text:style-name="T102">?&gt;</text:span></text:p></draw:text-box></draw:frame><text:span text:style-name="Strong_20_Emphasis"><text:span text:style-name="T8"/></text:span></text:p>
      <text:p text:style-name="P84"><text:span text:style-name="Strong_20_Emphasis"><text:span text:style-name="T8"/></text:span></text:p>
      <text:p text:style-name="P63"/>
      <text:p text:style-name="P63">Output: <text:span text:style-name="T64">/php/super-variables/$_SERVER-SERVER_SCRIPT_NAME-example1.php</text:span></text:p>
      <text:p text:style-name="P84"><text:span text:style-name="Strong_20_Emphasis"><text:span text:style-name="T8"/></text:span></text:p>
      <text:p text:style-name="P84"><text:bookmark text:name="suri"/><text:span text:style-name="Strong_20_Emphasis"><text:span text:style-name="T8">$_SERVER['SCRIPT_URI']</text:span></text:span></text:p>
      <text:p text:style-name="P71">$_SERVER['REQUEST_URI'] <text:span text:style-name="T93">Contiene la URI de la pagina web actual. Si el full path de una pagina es </text:span><text:a xlink:type="simple" xlink:href="https://www.w3resource.com/html/html-tutorials.php" text:style-name="Internet_20_link" text:visited-style-name="Visited_20_Internet_20_Link"><text:span text:style-name="T88">https://www.w3resource.com/html/html-tutorials.php</text:span></text:a><text:span text:style-name="T93">, $_SERVER['REQUEST_URI'] contendrá /html/html-tutorials.php.</text:span></text:p>
      <text:p text:style-name="P84"><text:span text:style-name="Strong_20_Emphasis"><text:span text:style-name="T15">Code </text:span></text:span><text:span text:style-name="Strong_20_Emphasis"><text:span text:style-name="T8">Example:</text:span></text:span></text:p>
      <text:p text:style-name="P84"><draw:frame text:anchor-type="paragraph" draw:z-index="45" draw:name="Forma2" draw:style-name="gr19" draw:text-style-name="P124" svg:width="9.288cm" svg:height="2.303cm" svg:x="0.143cm" svg:y="0.004cm"><draw:text-box><text:p text:style-name="P115"><text:span text:style-name="T102">&lt;?php</text:span></text:p><text:p text:style-name="P115"><text:span text:style-name="T102">echo $_SERVER['REQUEST_URI'];</text:span></text:p><text:p text:style-name="P120"><text:span text:style-name="T102">?&gt;</text:span></text:p></draw:text-box></draw:frame><text:span text:style-name="Strong_20_Emphasis"><text:span text:style-name="T8"/></text:span></text:p>
      <text:p text:style-name="P84"><text:span text:style-name="Strong_20_Emphasis"><text:span text:style-name="T8"/></text:span></text:p>
      <text:p text:style-name="P63"/>
      <text:p text:style-name="P63">Output: <text:span text:style-name="T64">/php/super-variables/PHP-$_SERVER-REQUEST_URI-example.php</text:span></text:p>
      <text:p text:style-name="P30"/>
      <text:list xml:id="list2144673961590362836" text:style-name="L8">
        <text:list-item>
          <text:p text:style-name="P97"><text:span text:style-name="T64">$_REQUEST:</text:span> <text:s/><text:span text:style-name="T6">Esta variable es usada para recolectar data después de completar los formularios de html. (Ejemplo /Php/examples/RequestVariable)</text:span></text:p>
        </text:list-item>
      </text:list>
      <text:list xml:id="list1264590076419164457" text:style-name="L9">
        <text:list-item>
          <text:p text:style-name="P94">$_POST: <text:span text:style-name="T61">es una variable súper global que se usa ampliamente para pasar variables. Esta variable súper global se usa ampliamente para manejar datos de formulario. (Ejemplo /Php/examples/PostVariable)</text:span></text:p>
        </text:list-item>
        <text:list-item>
          <text:p text:style-name="P95">$_GET:<text:span text:style-name="T58"> </text:span><text:span text:style-name="T81">es una variable súper global que se puede utilizar para hacer el mismo trabajo realizado por POST. Pero además, $ _GET puede hacer algunos otros trabajos maravillosos en lo que respecta a pasar datos. </text:span><text:span text:style-name="T83">(Ejemplo /Php/examples/</text:span><text:span text:style-name="T82">Get</text:span><text:span text:style-name="T83">Variable)</text:span></text:p>
        </text:list-item>
        <text:list-item>
          <text:p text:style-name="P105"><text:span text:style-name="T47">$_FILES: </text:span><text:bookmark text:name="tw-target-text4"/><text:span text:style-name="T54">es una variable súper global que se puede usar para cargar archivos.</text:span></text:p>
        </text:list-item>
        <text:list-item>
          <text:p text:style-name="P106"><text:soft-page-break/><text:span text:style-name="T54">$_ENV: </text:span><text:span text:style-name="T55">Es usada para retornar las variables de entornos del servidor web.</text:span></text:p>
        </text:list-item>
        <text:list-item>
          <text:p text:style-name="P106"><text:span text:style-name="T54">$_COOKIES: </text:span><text:span text:style-name="T55">Las cookies son pequeños archivos de texto cargados desde un servidor a una computadora cliente que almacenan cierta información con respecto a la computadora cliente, de modo que cuando el usuario visita la misma página del servidor, la información necesaria se puede recopilar de la cookie misma, disminuyendo la latencia a abre la página</text:span></text:p>
        </text:list-item>
        <text:list-item>
          <text:p text:style-name="P106"><text:span text:style-name="T50">$_SESSION: </text:span><text:span text:style-name="T27">Las sesiones son formas maravillosas de pasar variables. Todo lo que necesita hacer es iniciar una sesión mediante session_start (); luego, todas las variables que almacena dentro de $ _SESSION, puede acceder desde cualquier lugar del servidor.</text:span></text:p>
        </text:list-item>
      </text:list>
      <text:p text:style-name="P107"><text:span text:style-name="T27"/></text:p>
      <text:p text:style-name="P107"><text:span text:style-name="T27"/></text:p>
      <text:p text:style-name="P109"><text:span text:style-name="T48">Regular Expression</text:span></text:p>
      <text:p text:style-name="P109"><text:span text:style-name="T48"/></text:p>
      <text:p text:style-name="P112"><text:span text:style-name="T48">Son un metodo de especificar una busqueda en un string usando caracteres especiales que </text:span><text:span text:style-name="T51">coinciden precisamente con un substring. En php las expresiones regulares son bastantes usadas para validar los datos provenientes de un formulario. Las expresiones regulares van encerradas en literals como /.</text:span></text:p>
      <text:p text:style-name="P112"><text:span text:style-name="T51"/></text:p>
      <text:p text:style-name="P113"><text:span text:style-name="T48">Un ejemplo de una validacion de un correo es: </text:span></text:p>
      <text:p text:style-name="P113"><text:span text:style-name="T48"><text:tab/>/^[A-Za-z0-9._%-]+@[A-Za-z0-9._%-]+/ </text:span></text:p>
      <text:p text:style-name="P113"><text:span text:style-name="T48"/></text:p>
      <text:p text:style-name="P114"><text:span text:style-name="T48">Las expresiones regulares tienen cuantificadores. Estos cuantificadores son wildcards que especifican cuantas veces coincidirá el patrón del string anterior. Los cuantificadores conocidos son :</text:span></text:p>
      <text:p text:style-name="P108"><draw:frame text:anchor-type="paragraph" draw:z-index="46" draw:name="Forma2" draw:style-name="gr20" draw:text-style-name="P124" svg:width="16.629cm" svg:height="7.866cm" svg:x="0.143cm" svg:y="0.004cm"><draw:text-box><text:p text:style-name="P120"><text:span text:style-name="T102"><text:s text:c="3"/></text:span><text:span text:style-name="T102">QUANTIFIERS</text:span><text:span text:style-name="T102"><text:tab/></text:span><text:span text:style-name="T102"><text:tab/></text:span><text:span text:style-name="T102"><text:tab/></text:span><text:span text:style-name="T102"><text:tab/></text:span><text:span text:style-name="T102"><text:tab/></text:span><text:span text:style-name="T102"> <text:s text:c="10"/>NOTATION</text:span></text:p><text:p text:style-name="P120"><text:span text:style-name="T102"><text:s text:c="3"/></text:span><text:span text:style-name="T102">Match zero or more</text:span><text:span text:style-name="T102"><text:tab/></text:span><text:span text:style-name="T102"><text:tab/></text:span><text:span text:style-name="T102"><text:tab/></text:span><text:span text:style-name="T102"> <text:s text:c="9"/></text:span><text:span text:style-name="T102"><text:tab/></text:span><text:span text:style-name="T102"><text:tab/></text:span><text:span text:style-name="T102"> <text:s text:c="8"/>*</text:span></text:p><text:p text:style-name="P120"><text:span text:style-name="T102"><text:s text:c="3"/></text:span><text:span text:style-name="T102">Match one or more </text:span><text:span text:style-name="T102"><text:tab/></text:span><text:span text:style-name="T102"><text:tab/></text:span><text:span text:style-name="T102"><text:tab/></text:span><text:span text:style-name="T102"><text:tab/></text:span><text:span text:style-name="T102"><text:tab/></text:span><text:span text:style-name="T102"> <text:s text:c="8"/>+</text:span></text:p><text:p text:style-name="P120"><text:span text:style-name="T102"><text:s text:c="3"/></text:span><text:span text:style-name="T102">Match one or zero <text:s/></text:span><text:span text:style-name="T102"><text:tab/></text:span><text:span text:style-name="T102"><text:tab/></text:span><text:span text:style-name="T102"><text:tab/></text:span><text:span text:style-name="T102"><text:tab/></text:span><text:span text:style-name="T102"><text:tab/></text:span><text:span text:style-name="T102"> <text:s text:c="8"/>?</text:span></text:p><text:p text:style-name="P120"><text:span text:style-name="T102"><text:s text:c="3"/></text:span><text:span text:style-name="T102">Match exactly numbers times <text:s text:c="44"/>{number}</text:span></text:p><text:p text:style-name="P120"><text:span text:style-name="T102"><text:s text:c="3"/></text:span><text:span text:style-name="T102">Match at least min <text:s text:c="2"/></text:span><text:span text:style-name="T102"><text:tab/></text:span><text:span text:style-name="T102"><text:tab/></text:span><text:span text:style-name="T102"><text:tab/></text:span><text:span text:style-name="T102"> <text:s text:c="9"/></text:span><text:span text:style-name="T102"><text:tab/></text:span><text:span text:style-name="T102"> <text:s/>{numbers, } (at </text:span><text:span text:style-name="T102">least number)</text:span></text:p><text:p text:style-name="P120"><text:span text:style-name="T102"><text:s text:c="2"/></text:span><text:span text:style-name="T102">Match at least min but no more than max </text:span><text:span text:style-name="T102"><text:tab/></text:span><text:span text:style-name="T102"> <text:s text:c="2"/></text:span><text:span text:style-name="T102"><text:tab/></text:span><text:span text:style-name="T102">{min, max}</text:span></text:p></draw:text-box></draw:frame><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08"><text:span text:style-name="T27"/></text:p>
      <text:p text:style-name="P110"><text:soft-page-break/><text:span text:style-name="T36">También</text:span><text:span text:style-name="T27"> existen las anclas(anchors). Estas no</text:span><text:span text:style-name="T56"> coinciden con cualquier </text:span><text:span text:style-name="T57">carácter</text:span><text:span text:style-name="T56"> en absoluto. En cambio, coinciden con una posición antes, después o entre caracteres. Se pueden utilizar para "anclar" la coincidencia de expresiones regulares en una determinada posición.</text:span></text:p>
      <text:p text:style-name="P110"><text:span text:style-name="T56"/></text:p>
      <text:p text:style-name="P110"><draw:frame text:anchor-type="paragraph" draw:z-index="47" draw:name="Forma2" draw:style-name="gr20" draw:text-style-name="P124" svg:width="16.629cm" svg:height="4.837cm" svg:x="0.143cm" svg:y="0.004cm"><draw:text-box><text:p text:style-name="P120"><text:span text:style-name="T102"><text:s text:c="3"/></text:span><text:span text:style-name="T102">ANCHORS</text:span><text:span text:style-name="T102"><text:tab/></text:span><text:span text:style-name="T102"><text:tab/></text:span><text:span text:style-name="T102"><text:tab/></text:span><text:span text:style-name="T102"><text:tab/></text:span><text:span text:style-name="T102"><text:tab/></text:span><text:span text:style-name="T102"><text:tab/></text:span><text:span text:style-name="T102"> <text:s text:c="10"/>NOTATION</text:span></text:p><text:p text:style-name="P120"><text:span text:style-name="T102"><text:s text:c="3"/></text:span><text:span text:style-name="T102">Match start of line <text:s/></text:span><text:span text:style-name="T102"><text:tab/></text:span><text:span text:style-name="T102"><text:tab/></text:span><text:span text:style-name="T102"><text:tab/></text:span><text:span text:style-name="T102"> <text:s text:c="9"/></text:span><text:span text:style-name="T102"><text:tab/></text:span><text:span text:style-name="T102"><text:tab/></text:span><text:span text:style-name="T102"> <text:s text:c="8"/>^</text:span></text:p><text:p text:style-name="P120"><text:span text:style-name="T102"><text:s text:c="3"/></text:span><text:span text:style-name="T102">Match end of line <text:s text:c="3"/></text:span><text:span text:style-name="T102"><text:tab/></text:span><text:span text:style-name="T102"><text:tab/></text:span><text:span text:style-name="T102"><text:tab/></text:span><text:span text:style-name="T102"><text:tab/></text:span><text:span text:style-name="T102"><text:tab/></text:span><text:span text:style-name="T102"> <text:s text:c="8"/>$</text:span></text:p><text:p text:style-name="P120"><text:span text:style-name="T102"><text:s text:c="3"/></text:span><text:span text:style-name="T102">Match any single character</text:span><text:span text:style-name="T102"><text:tab/></text:span><text:span text:style-name="T102"><text:tab/></text:span><text:span text:style-name="T102"><text:tab/></text:span><text:span text:style-name="T102"><text:tab/></text:span><text:span text:style-name="T102"> <text:s text:c="9"/>.</text:span></text:p></draw:text-box></draw:frame><text:span text:style-name="T56"/></text:p>
      <text:p text:style-name="P110"><text:span text:style-name="T56"/></text:p>
      <text:p text:style-name="P110"><text:span text:style-name="T56"/></text:p>
      <text:p text:style-name="P110"><text:span text:style-name="T56"/></text:p>
      <text:p text:style-name="P110"><text:span text:style-name="T56"/></text:p>
      <text:p text:style-name="P110"><text:span text:style-name="T56"/></text:p>
      <text:p text:style-name="P110"><text:span text:style-name="T56"/></text:p>
      <text:p text:style-name="P110"><text:span text:style-name="T56"/></text:p>
      <text:p text:style-name="P110"><text:span text:style-name="T56"/></text:p>
      <text:p text:style-name="P111"><text:span text:style-name="T56">Estos caracteres que hemos vistos usados como cuantificadores y anclas, al usarlos en nuestra </text:span><text:span text:style-name="T57">búsqueda</text:span><text:span text:style-name="T56">, debemos escaparlos con un backslash, para que no confunda las expresiones regulares un cuantificador a un carácter normal (\$, \, , \. , \*). </text:span><text:span text:style-name="T57">Una buena herramienta para probar nuestras expresiones regulares es en el sitio web regex101.com.</text:span></text:p>
      <text:p text:style-name="P111"><text:span text:style-name="T57"/></text:p>
      <text:p text:style-name="P111"><text:span text:style-name="T57"/></text:p>
      <text:p text:style-name="P111"><text:span text:style-name="T56"/></text:p>
      <text:p text:style-name="P111"><text:span text:style-name="T5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Liberation Mono2" svg:font-family="'Liberation Mono', 'Courier New'"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FreeSans1" svg:font-family="FreeSans" style:font-pitch="variable"/>
    <style:font-face style:name="Liberation Serif1" svg:font-family="'Liberation Serif'" style:font-pitch="variable"/>
    <style:font-face style:name="Liberation Serif2" svg:font-family="'Liberation Serif', 'Times New Roman'" style:font-pitch="variable"/>
    <style:font-face style:name="DejaVu Sans1" svg:font-family="'DejaVu Sans'" style:font-family-generic="modern" style:font-pitch="variable"/>
    <style:font-face style:name="Liberation Mono1" svg:font-family="'Liberation Mono', 'Courier New'" style:font-family-generic="moder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Noto Serif" fo:font-family="'Noto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3T18:26:23.573946680</dc:date>
    <meta:editing-duration>PT9H13M13S</meta:editing-duration>
    <meta:editing-cycles>42</meta:editing-cycles>
    <meta:generator>LibreOffice/5.2.7.2$Linux_X86_64 LibreOffice_project/20m0$Build-2</meta:generator>
    <meta:document-statistic meta:table-count="0" meta:image-count="0" meta:object-count="0" meta:page-count="21" meta:paragraph-count="219" meta:word-count="2619" meta:character-count="17463" meta:non-whitespace-character-count="15030"/>
  </office:meta>
</office:document-meta>
</file>